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Input" style:data-style-name="N0">
      <style:table-cell-properties fo:border="thin solid #7F7F7F" fo:background-color="#FFCC99"/>
      <style:text-properties fo:color="#3F3F76"/>
    </style:style>
    <style:style style:name="ce3" style:family="table-cell" style:parent-style-name="Good" style:data-style-name="N0">
      <style:table-cell-properties fo:border="thin solid #B2B2B2" fo:background-color="#C6EFCE"/>
      <style:text-properties fo:color="#006100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Note" style:data-style-name="N0">
      <style:table-cell-properties fo:border="thin solid #B2B2B2" fo:background-color="#FFFFCC"/>
    </style:style>
    <style:style style:name="ce6" style:family="table-cell" style:parent-style-name="Good" style:data-style-name="N0">
      <style:table-cell-properties fo:background-color="#C6EFCE"/>
      <style:text-properties fo:color="#006100"/>
    </style:style>
    <style:style style:name="ce7" style:family="table-cell" style:parent-style-name="_50_0_37__32_-_32_Accent1" style:data-style-name="N0">
      <style:table-cell-properties fo:background-color="#D9E1F2"/>
    </style:style>
    <style:style style:name="ce8" style:family="table-cell" style:parent-style-name="Neutral" style:data-style-name="N0">
      <style:table-cell-properties fo:border="thin solid #7F7F7F" style:vertical-align="automatic" fo:background-color="#FFEB9C" style:repeat-content="false"/>
      <style:paragraph-properties fo:text-align="center"/>
      <style:text-properties fo:color="#9C5700" fo:font-weight="bold" style:font-weight-asian="bold" style:font-weight-complex="bold"/>
    </style:style>
    <style:style style:name="ce9" style:family="table-cell" style:parent-style-name="Good" style:data-style-name="N0">
      <style:table-cell-properties fo:border="thin solid #B2B2B2" style:vertical-align="automatic" fo:background-color="#C6EFCE" style:repeat-content="false"/>
      <style:paragraph-properties fo:text-align="center"/>
      <style:text-properties fo:color="#006100" fo:font-weight="bold" style:font-weight-asian="bold" style:font-weight-complex="bold"/>
    </style:style>
    <style:style style:name="ce10" style:family="table-cell" style:parent-style-name="_50_0_37__32_-_32_Accent1" style:data-style-name="N0">
      <style:table-cell-properties style:vertical-align="automatic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Good" style:data-style-name="N0">
      <style:table-cell-properties fo:border="thin solid #7F7F7F" fo:background-color="#C6EFCE"/>
      <style:text-properties fo:color="#006100"/>
    </style:style>
    <style:style style:name="ce12" style:family="table-cell" style:parent-style-name="Input" style:data-style-name="N0">
      <style:table-cell-properties fo:border="thin solid #7F7F7F" fo:background-color="#FFCC99"/>
      <style:text-properties fo:color="#3F3F76" fo:font-weight="bold" style:font-weight-asian="bold" style:font-weight-complex="bold"/>
    </style:style>
    <style:style style:name="co1" style:family="table-column">
      <style:table-column-properties fo:break-before="auto" style:column-width="3.62479166666667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4.70958333333333cm"/>
    </style:style>
    <style:style style:name="co5" style:family="table-column">
      <style:table-column-properties fo:break-before="auto" style:column-width="8.86354166666667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5.45041666666667cm"/>
    </style:style>
    <style:style style:name="co8" style:family="table-column">
      <style:table-column-properties fo:break-before="auto" style:column-width="4.10104166666667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22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AK_Fon_Analiz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office:value-type="string" table:style-name="ce8">
            <text:p>Tarih</text:p>
          </table:table-cell>
          <table:table-cell office:value-type="string" table:style-name="ce8">
            <text:p>Fiyat</text:p>
          </table:table-cell>
          <table:table-cell office:value-type="string" table:style-name="ce9">
            <text:p>Fon Günlük Getiri</text:p>
          </table:table-cell>
          <table:table-cell office:value-type="string" table:style-name="ce10">
            <text:p>Logaritmik - Günlük Getiri</text:p>
          </table:table-cell>
          <table:table-cell office:value-type="string" table:style-name="ce12">
            <text:p>2 Gün Arası Max Fiyat<text:s/></text:p>
          </table:table-cell>
          <table:table-cell office:value-type="string" table:style-name="ce12">
            <text:p>Önceki Günün Zirvesi ile Bugünkü fiyat Karşılaştırması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23.07.2024</text:p>
          </table:table-cell>
          <table:table-cell office:value-type="float" office:value="23.570876999999999" table:style-name="ce4">
            <text:p>23.570877</text:p>
          </table:table-cell>
          <table:table-cell table:number-columns-repeated="2" table:style-name="ce4"/>
          <table:table-cell office:value-type="float" office:value="23.570876999999999" table:formula="of:=[.B2]" table:style-name="ce1">
            <text:p>23.570877</text:p>
          </table:table-cell>
          <table:table-cell office:value-type="float" office:value="0" table:formula="of:=([.B2]-[.E2])/[.E2]" table:style-name="ce1">
            <text:p>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24.07.2024</text:p>
          </table:table-cell>
          <table:table-cell office:value-type="float" office:value="23.472401999999999" table:style-name="ce4">
            <text:p>23.472402</text:p>
          </table:table-cell>
          <table:table-cell office:value-type="float" office:value="-4.177825033833087E-3" table:formula="of:=([.B3]-[.B2]) / [.B2]" table:style-name="ce4">
            <text:p>-0.004177825</text:p>
          </table:table-cell>
          <table:table-cell office:value-type="float" office:value="-4.1865765281529233E-3" table:formula="of:=LN([.B3]/[.B2])" table:style-name="ce4">
            <text:p>-0.004186577</text:p>
          </table:table-cell>
          <table:table-cell office:value-type="float" office:value="23.570876999999999" table:formula="of:=MAX([.E2];[.B3])" table:style-name="ce1">
            <text:p>23.570877</text:p>
          </table:table-cell>
          <table:table-cell office:value-type="float" office:value="-4.177825033833087E-3" table:formula="of:=([.B3]-[.E3])/[.E3]" table:style-name="ce1">
            <text:p>-0.004177825</text:p>
          </table:table-cell>
          <table:table-cell table:style-name="ce1"/>
          <table:table-cell office:value-type="string" table:style-name="ce3">
            <text:p>Fon Getirisi:</text:p>
          </table:table-cell>
          <table:table-cell office:value-type="float" office:value="0.20679005706915454" table:formula="of:=PRODUCT(1+[.C2:.C252])-1" table:number-matrix-columns-spanned="1" table:number-matrix-rows-spanned="1" table:style-name="ce3">
            <text:p>0.206790057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25.07.2024</text:p>
          </table:table-cell>
          <table:table-cell office:value-type="float" office:value="23.403549000000002" table:style-name="ce4">
            <text:p>23.403549</text:p>
          </table:table-cell>
          <table:table-cell office:value-type="float" office:value="-2.933359781414666E-3" table:formula="of:=([.B4]-[.B3]) / [.B3]" table:style-name="ce4">
            <text:p>-0.00293336</text:p>
          </table:table-cell>
          <table:table-cell office:value-type="float" office:value="-2.9376705132337019E-3" table:formula="of:=LN([.B4]/[.B3])" table:style-name="ce4">
            <text:p>-0.002937671</text:p>
          </table:table-cell>
          <table:table-cell office:value-type="float" office:value="23.570876999999999" table:formula="of:=MAX([.E3];[.B4])" table:style-name="ce1">
            <text:p>23.570877</text:p>
          </table:table-cell>
          <table:table-cell office:value-type="float" office:value="-7.0989297513197195E-3" table:formula="of:=([.B4]-[.E4])/[.E4]" table:style-name="ce1">
            <text:p>-0.00709893</text:p>
          </table:table-cell>
          <table:table-cell table:style-name="ce1"/>
          <table:table-cell office:value-type="string" table:style-name="ce6">
            <text:p>Fon Volatilite:</text:p>
          </table:table-cell>
          <table:table-cell office:value-type="float" office:value="0.10709776498319877" table:formula="of:=STDEV([.C3:.C252])*SQRT(252)" table:style-name="ce6">
            <text:p>0.107097765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26.07.2024</text:p>
          </table:table-cell>
          <table:table-cell office:value-type="float" office:value="23.192229999999999" table:style-name="ce4">
            <text:p>23.19223</text:p>
          </table:table-cell>
          <table:table-cell office:value-type="float" office:value="-9.0293570432417383E-3" table:formula="of:=([.B5]-[.B4]) / [.B4]" table:style-name="ce4">
            <text:p>-0.009029357</text:p>
          </table:table-cell>
          <table:table-cell office:value-type="float" office:value="-9.070368747085257E-3" table:formula="of:=LN([.B5]/[.B4])" table:style-name="ce4">
            <text:p>-0.009070369</text:p>
          </table:table-cell>
          <table:table-cell office:value-type="float" office:value="23.570876999999999" table:formula="of:=MAX([.E4];[.B5])" table:style-name="ce1">
            <text:p>23.570877</text:p>
          </table:table-cell>
          <table:table-cell office:value-type="float" office:value="-1.6064188023211901E-2" table:formula="of:=([.B5]-[.E5])/[.E5]" table:style-name="ce1">
            <text:p>-0.016064188</text:p>
          </table:table-cell>
          <table:table-cell table:style-name="ce1"/>
          <table:table-cell office:value-type="string" table:style-name="ce1">
            <text:p>Fon Volatilite (log.):</text:p>
          </table:table-cell>
          <table:table-cell office:value-type="float" office:value="0.10723263460846272" table:formula="of:=STDEV([.D2:.D252]) * SQRT(252)" table:style-name="ce1">
            <text:p>0.107232635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29.07.2024</text:p>
          </table:table-cell>
          <table:table-cell office:value-type="float" office:value="23.192564000000001" table:style-name="ce4">
            <text:p>23.192564</text:p>
          </table:table-cell>
          <table:table-cell office:value-type="float" office:value="1.4401374943344256E-5" table:formula="of:=([.B6]-[.B5]) / [.B5]" table:style-name="ce4">
            <text:p>1.44014E-05</text:p>
          </table:table-cell>
          <table:table-cell office:value-type="float" office:value="1.4401271244435815E-5" table:formula="of:=LN([.B6]/[.B5])" table:style-name="ce4">
            <text:p>1.44013E-05</text:p>
          </table:table-cell>
          <table:table-cell office:value-type="float" office:value="23.570876999999999" table:formula="of:=MAX([.E5];[.B6])" table:style-name="ce1">
            <text:p>23.570877</text:p>
          </table:table-cell>
          <table:table-cell office:value-type="float" office:value="-1.6050017994663438E-2" table:formula="of:=([.B6]-[.E6])/[.E6]" table:style-name="ce1">
            <text:p>-0.016050018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30.07.2024</text:p>
          </table:table-cell>
          <table:table-cell office:value-type="float" office:value="23.017738999999999" table:style-name="ce4">
            <text:p>23.017739</text:p>
          </table:table-cell>
          <table:table-cell office:value-type="float" office:value="-7.5379763962277737E-3" table:formula="of:=([.B7]-[.B6]) / [.B6]" table:style-name="ce4">
            <text:p>-0.007537976</text:p>
          </table:table-cell>
          <table:table-cell office:value-type="float" office:value="-7.5665305243671783E-3" table:formula="of:=LN([.B7]/[.B6])" table:style-name="ce4">
            <text:p>-0.007566531</text:p>
          </table:table-cell>
          <table:table-cell office:value-type="float" office:value="23.570876999999999" table:formula="of:=MAX([.E6];[.B7])" table:style-name="ce1">
            <text:p>23.570877</text:p>
          </table:table-cell>
          <table:table-cell office:value-type="float" office:value="-2.3467009734088409E-2" table:formula="of:=([.B7]-[.E7])/[.E7]" table:style-name="ce1">
            <text:p>-0.02346701</text:p>
          </table:table-cell>
          <table:table-cell table:style-name="ce1"/>
          <table:table-cell office:value-type="string" table:style-name="ce5">
            <text:p>Ölçüt Getiri</text:p>
          </table:table-cell>
          <table:table-cell office:value-type="float" office:value="0.36549100000000001" table:style-name="ce5">
            <text:p>0.365491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31.07.2024</text:p>
          </table:table-cell>
          <table:table-cell office:value-type="float" office:value="23.004757000000001" table:style-name="ce4">
            <text:p>23.004757</text:p>
          </table:table-cell>
          <table:table-cell office:value-type="float" office:value="-5.6399979163884793E-4" table:formula="of:=([.B8]-[.B7]) / [.B7]" table:style-name="ce4">
            <text:p>-0.000564</text:p>
          </table:table-cell>
          <table:table-cell office:value-type="float" office:value="-5.6415889934867652E-4" table:formula="of:=LN([.B8]/[.B7])" table:style-name="ce4">
            <text:p>-0.000564159</text:p>
          </table:table-cell>
          <table:table-cell office:value-type="float" office:value="23.570876999999999" table:formula="of:=MAX([.E7];[.B8])" table:style-name="ce1">
            <text:p>23.570877</text:p>
          </table:table-cell>
          <table:table-cell office:value-type="float" office:value="-2.4017774137126843E-2" table:formula="of:=([.B8]-[.E8])/[.E8]" table:style-name="ce1">
            <text:p>-0.024017774</text:p>
          </table:table-cell>
          <table:table-cell table:style-name="ce1"/>
          <table:table-cell office:value-type="string" table:style-name="ce5">
            <text:p>Ölçüt Volatilitesi</text:p>
          </table:table-cell>
          <table:table-cell office:value-type="float" office:value="7.0495083680944981E-2" table:formula="of:=STDEV([.D2:.D252])*SQRT(108.90912)" table:style-name="ce5">
            <text:p>0.070495084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01.08.2024</text:p>
          </table:table-cell>
          <table:table-cell office:value-type="float" office:value="23.045650999999999" table:style-name="ce4">
            <text:p>23.045651</text:p>
          </table:table-cell>
          <table:table-cell office:value-type="float" office:value="1.7776323392591361E-3" table:formula="of:=([.B9]-[.B8]) / [.B8]" table:style-name="ce4">
            <text:p>0.001777632</text:p>
          </table:table-cell>
          <table:table-cell office:value-type="float" office:value="1.7760542208250969E-3" table:formula="of:=LN([.B9]/[.B8])" table:style-name="ce4">
            <text:p>0.001776054</text:p>
          </table:table-cell>
          <table:table-cell office:value-type="float" office:value="23.570876999999999" table:formula="of:=MAX([.E8];[.B9])" table:style-name="ce1">
            <text:p>23.570877</text:p>
          </table:table-cell>
          <table:table-cell office:value-type="float" office:value="-2.2282836569890885E-2" table:formula="of:=([.B9]-[.E9])/[.E9]" table:style-name="ce1">
            <text:p>-0.022282837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02.08.2024</text:p>
          </table:table-cell>
          <table:table-cell office:value-type="float" office:value="23.228496" table:style-name="ce4">
            <text:p>23.228496</text:p>
          </table:table-cell>
          <table:table-cell office:value-type="float" office:value="7.9340349291933815E-3" table:formula="of:=([.B10]-[.B9]) / [.B9]" table:style-name="ce4">
            <text:p>0.007934035</text:p>
          </table:table-cell>
          <table:table-cell office:value-type="float" office:value="7.9027259692873806E-3" table:formula="of:=LN([.B10]/[.B9])" table:style-name="ce4">
            <text:p>0.007902726</text:p>
          </table:table-cell>
          <table:table-cell office:value-type="float" office:value="23.570876999999999" table:formula="of:=MAX([.E9];[.B10])" table:style-name="ce1">
            <text:p>23.570877</text:p>
          </table:table-cell>
          <table:table-cell office:value-type="float" office:value="-1.4525594444364527E-2" table:formula="of:=([.B10]-[.E10])/[.E10]" table:style-name="ce1">
            <text:p>-0.014525594</text:p>
          </table:table-cell>
          <table:table-cell table:style-name="ce1"/>
          <table:table-cell office:value-type="string" table:style-name="ce3">
            <text:p>Negatif Getirili Gün Sayısı</text:p>
          </table:table-cell>
          <table:table-cell office:value-type="float" office:value="111" table:formula="of:=COUNTIF([.C3:.C252]; &quot;&lt;0&quot;)" table:style-name="ce3">
            <text:p>111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05.08.2024</text:p>
          </table:table-cell>
          <table:table-cell office:value-type="float" office:value="22.938479999999998" table:style-name="ce4">
            <text:p>22.93848</text:p>
          </table:table-cell>
          <table:table-cell office:value-type="float" office:value="-1.2485354195984165E-2" table:formula="of:=([.B11]-[.B10]) / [.B10]" table:style-name="ce4">
            <text:p>-0.012485354</text:p>
          </table:table-cell>
          <table:table-cell office:value-type="float" office:value="-1.2563951122901113E-2" table:formula="of:=LN([.B11]/[.B10])" table:style-name="ce4">
            <text:p>-0.012563951</text:p>
          </table:table-cell>
          <table:table-cell office:value-type="float" office:value="23.570876999999999" table:formula="of:=MAX([.E10];[.B11])" table:style-name="ce1">
            <text:p>23.570877</text:p>
          </table:table-cell>
          <table:table-cell office:value-type="float" office:value="-2.6829591448803581E-2" table:formula="of:=([.B11]-[.E11])/[.E11]" table:style-name="ce1">
            <text:p>-0.026829591</text:p>
          </table:table-cell>
          <table:table-cell table:style-name="ce1"/>
          <table:table-cell office:value-type="string" table:style-name="ce6">
            <text:p>Negatif Getirili Gün Oranı (%)</text:p>
          </table:table-cell>
          <table:table-cell office:value-type="float" office:value="0.44400000000000001" table:formula="of:= COUNTIF([.C2:.C252]; &quot;&lt;0&quot;)/COUNTA([.C2:.C252])" table:style-name="ce6">
            <text:p>0.444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06.08.2024</text:p>
          </table:table-cell>
          <table:table-cell office:value-type="float" office:value="22.411639999999998" table:style-name="ce4">
            <text:p>22.41164</text:p>
          </table:table-cell>
          <table:table-cell office:value-type="float" office:value="-2.2967520079796046E-2" table:formula="of:=([.B12]-[.B11]) / [.B11]" table:style-name="ce4">
            <text:p>-0.02296752</text:p>
          </table:table-cell>
          <table:table-cell office:value-type="float" office:value="-2.3235382947209164E-2" table:formula="of:=LN([.B12]/[.B11])" table:style-name="ce4">
            <text:p>-0.023235383</text:p>
          </table:table-cell>
          <table:table-cell office:value-type="float" office:value="23.570876999999999" table:formula="of:=MAX([.E11];[.B12])" table:style-name="ce1">
            <text:p>23.570877</text:p>
          </table:table-cell>
          <table:table-cell office:value-type="float" office:value="-4.9180902348266504E-2" table:formula="of:=([.B12]-[.E12])/[.E12]" table:style-name="ce1">
            <text:p>-0.049180902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07.08.2024</text:p>
          </table:table-cell>
          <table:table-cell office:value-type="float" office:value="22.372809" table:style-name="ce4">
            <text:p>22.372809</text:p>
          </table:table-cell>
          <table:table-cell office:value-type="float" office:value="-1.73262643876121E-3" table:formula="of:=([.B13]-[.B12]) / [.B12]" table:style-name="ce4">
            <text:p>-0.001732626</text:p>
          </table:table-cell>
          <table:table-cell office:value-type="float" office:value="-1.7341291719838068E-3" table:formula="of:=LN([.B13]/[.B12])" table:style-name="ce4">
            <text:p>-0.001734129</text:p>
          </table:table-cell>
          <table:table-cell office:value-type="float" office:value="23.570876999999999" table:formula="of:=MAX([.E12];[.B13])" table:style-name="ce1">
            <text:p>23.570877</text:p>
          </table:table-cell>
          <table:table-cell office:value-type="float" office:value="-5.0828316655336978E-2" table:formula="of:=([.B13]-[.E13])/[.E13]" table:style-name="ce1">
            <text:p>-0.050828317</text:p>
          </table:table-cell>
          <table:table-cell table:style-name="ce1"/>
          <table:table-cell office:value-type="string" table:style-name="ce3">
            <text:p>Risksiz Getiri Faiz Oranı</text:p>
          </table:table-cell>
          <table:table-cell office:value-type="float" office:value="1.1528" table:style-name="ce3">
            <text:p>1.1528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08.08.2024</text:p>
          </table:table-cell>
          <table:table-cell office:value-type="float" office:value="22.480968000000001" table:style-name="ce4">
            <text:p>22.480968</text:p>
          </table:table-cell>
          <table:table-cell office:value-type="float" office:value="4.8343951803280745E-3" table:formula="of:=([.B14]-[.B13]) / [.B13]" table:style-name="ce4">
            <text:p>0.004834395</text:p>
          </table:table-cell>
          <table:table-cell office:value-type="float" office:value="4.8227470180759848E-3" table:formula="of:=LN([.B14]/[.B13])" table:style-name="ce4">
            <text:p>0.004822747</text:p>
          </table:table-cell>
          <table:table-cell office:value-type="float" office:value="23.570876999999999" table:formula="of:=MAX([.E13];[.B14])" table:style-name="ce1">
            <text:p>23.570877</text:p>
          </table:table-cell>
          <table:table-cell office:value-type="float" office:value="-4.6239645644071653E-2" table:formula="of:=([.B14]-[.E14])/[.E14]" table:style-name="ce1">
            <text:p>-0.046239646</text:p>
          </table:table-cell>
          <table:table-cell table:style-name="ce1"/>
          <table:table-cell office:value-type="string" table:style-name="ce3">
            <text:p>Risksiz Getiri Faiz Oranı %</text:p>
          </table:table-cell>
          <table:table-cell office:value-type="float" office:value="1.1528E-2" table:style-name="ce3">
            <text:p>0.011528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09.08.2024</text:p>
          </table:table-cell>
          <table:table-cell office:value-type="float" office:value="22.559998" table:style-name="ce4">
            <text:p>22.559998</text:p>
          </table:table-cell>
          <table:table-cell office:value-type="float" office:value="3.5154180193664032E-3" table:formula="of:=([.B15]-[.B14]) / [.B14]" table:style-name="ce4">
            <text:p>0.003515418</text:p>
          </table:table-cell>
          <table:table-cell office:value-type="float" office:value="3.5092533807375868E-3" table:formula="of:=LN([.B15]/[.B14])" table:style-name="ce4">
            <text:p>0.003509253</text:p>
          </table:table-cell>
          <table:table-cell office:value-type="float" office:value="23.570876999999999" table:formula="of:=MAX([.E14];[.B15])" table:style-name="ce1">
            <text:p>23.570877</text:p>
          </table:table-cell>
          <table:table-cell office:value-type="float" office:value="-4.2886779308211539E-2" table:formula="of:=([.B15]-[.E15])/[.E15]" table:style-name="ce1">
            <text:p>-0.042886779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12.08.2024</text:p>
          </table:table-cell>
          <table:table-cell office:value-type="float" office:value="22.516086000000001" table:style-name="ce4">
            <text:p>22.516086</text:p>
          </table:table-cell>
          <table:table-cell office:value-type="float" office:value="-1.9464540732671537E-3" table:formula="of:=([.B16]-[.B15]) / [.B15]" table:style-name="ce4">
            <text:p>-0.001946454</text:p>
          </table:table-cell>
          <table:table-cell office:value-type="float" office:value="-1.9483508767570148E-3" table:formula="of:=LN([.B16]/[.B15])" table:style-name="ce4">
            <text:p>-0.001948351</text:p>
          </table:table-cell>
          <table:table-cell office:value-type="float" office:value="23.570876999999999" table:formula="of:=MAX([.E15];[.B16])" table:style-name="ce1">
            <text:p>23.570877</text:p>
          </table:table-cell>
          <table:table-cell office:value-type="float" office:value="-4.4749756235204913E-2" table:formula="of:=([.B16]-[.E16])/[.E16]" table:style-name="ce1">
            <text:p>-0.044749756</text:p>
          </table:table-cell>
          <table:table-cell table:style-name="ce1"/>
          <table:table-cell office:value-type="string" table:style-name="ce3">
            <text:p>Sharpe</text:p>
          </table:table-cell>
          <table:table-cell office:value-type="float" office:value="1.8232131837651957" table:formula="of:=([.I3]- [.I14] )/ [.I4]" table:style-name="ce3">
            <text:p>1.823213184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13.08.2024</text:p>
          </table:table-cell>
          <table:table-cell office:value-type="float" office:value="22.486820000000002" table:style-name="ce4">
            <text:p>22.48682</text:p>
          </table:table-cell>
          <table:table-cell office:value-type="float" office:value="-1.2997818537378027E-3" table:formula="of:=([.B17]-[.B16]) / [.B16]" table:style-name="ce4">
            <text:p>-0.001299782</text:p>
          </table:table-cell>
          <table:table-cell office:value-type="float" office:value="-1.3006273028504723E-3" table:formula="of:=LN([.B17]/[.B16])" table:style-name="ce4">
            <text:p>-0.001300627</text:p>
          </table:table-cell>
          <table:table-cell office:value-type="float" office:value="23.570876999999999" table:formula="of:=MAX([.E16];[.B17])" table:style-name="ce1">
            <text:p>23.570877</text:p>
          </table:table-cell>
          <table:table-cell office:value-type="float" office:value="-4.5991373167829003E-2" table:formula="of:=([.B17]-[.E17])/[.E17]" table:style-name="ce1">
            <text:p>-0.045991373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14.08.2024</text:p>
          </table:table-cell>
          <table:table-cell office:value-type="float" office:value="22.589623" table:style-name="ce4">
            <text:p>22.589623</text:p>
          </table:table-cell>
          <table:table-cell office:value-type="float" office:value="4.571700222619204E-3" table:formula="of:=([.B18]-[.B17]) / [.B17]" table:style-name="ce4">
            <text:p>0.0045717</text:p>
          </table:table-cell>
          <table:table-cell office:value-type="float" office:value="4.5612817425336443E-3" table:formula="of:=LN([.B18]/[.B17])" table:style-name="ce4">
            <text:p>0.004561282</text:p>
          </table:table-cell>
          <table:table-cell office:value-type="float" office:value="23.570876999999999" table:formula="of:=MAX([.E17];[.B18])" table:style-name="ce1">
            <text:p>23.570877</text:p>
          </table:table-cell>
          <table:table-cell office:value-type="float" office:value="-4.1629931716159731E-2" table:formula="of:=([.B18]-[.E18])/[.E18]" table:style-name="ce1">
            <text:p>-0.041629932</text:p>
          </table:table-cell>
          <table:table-cell table:style-name="ce1"/>
          <table:table-cell office:value-type="string" table:style-name="ce11">
            <text:p>Günlük Negatif Yönlü Sapma</text:p>
          </table:table-cell>
          <table:table-cell office:value-type="float" office:value="5.1233227973898144E-3" table:formula="of:=STDEV(IF([.C2:.C252]&lt;0; [.C2:.C252]))" table:number-matrix-columns-spanned="1" table:number-matrix-rows-spanned="1" table:style-name="ce6">
            <text:p>0.005123323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15.08.2024</text:p>
          </table:table-cell>
          <table:table-cell office:value-type="float" office:value="22.560300000000002" table:style-name="ce4">
            <text:p>22.5603</text:p>
          </table:table-cell>
          <table:table-cell office:value-type="float" office:value="-1.2980738987984877E-3" table:formula="of:=([.B19]-[.B18]) / [.B18]" table:style-name="ce4">
            <text:p>-0.001298074</text:p>
          </table:table-cell>
          <table:table-cell office:value-type="float" office:value="-1.2989171265153897E-3" table:formula="of:=LN([.B19]/[.B18])" table:style-name="ce4">
            <text:p>-0.001298917</text:p>
          </table:table-cell>
          <table:table-cell office:value-type="float" office:value="23.570876999999999" table:formula="of:=MAX([.E18];[.B19])" table:style-name="ce1">
            <text:p>23.570877</text:p>
          </table:table-cell>
          <table:table-cell office:value-type="float" office:value="-4.2873966887188704E-2" table:formula="of:=([.B19]-[.E19])/[.E19]" table:style-name="ce1">
            <text:p>-0.042873967</text:p>
          </table:table-cell>
          <table:table-cell table:style-name="ce1"/>
          <table:table-cell office:value-type="string" table:style-name="ce3">
            <text:p>Yıllık Negatif Yönlü Sapma</text:p>
          </table:table-cell>
          <table:table-cell office:value-type="float" office:value="8.1330228049207254E-2" table:formula="of:= [.I18]* SQRT(252)" table:style-name="ce6">
            <text:p>0.081330228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16.08.2024</text:p>
          </table:table-cell>
          <table:table-cell office:value-type="float" office:value="22.690708999999998" table:style-name="ce4">
            <text:p>22.690709</text:p>
          </table:table-cell>
          <table:table-cell office:value-type="float" office:value="5.7804639122705217E-3" table:formula="of:=([.B20]-[.B19]) / [.B19]" table:style-name="ce4">
            <text:p>0.005780464</text:p>
          </table:table-cell>
          <table:table-cell office:value-type="float" office:value="5.7638211352651183E-3" table:formula="of:=LN([.B20]/[.B19])" table:style-name="ce4">
            <text:p>0.005763821</text:p>
          </table:table-cell>
          <table:table-cell office:value-type="float" office:value="23.570876999999999" table:formula="of:=MAX([.E19];[.B20])" table:style-name="ce1">
            <text:p>23.570877</text:p>
          </table:table-cell>
          <table:table-cell office:value-type="float" office:value="-3.7341334393285457E-2" table:formula="of:=([.B20]-[.E20])/[.E20]" table:style-name="ce1">
            <text:p>-0.037341334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19.08.2024</text:p>
          </table:table-cell>
          <table:table-cell office:value-type="float" office:value="22.632914" table:style-name="ce4">
            <text:p>22.632914</text:p>
          </table:table-cell>
          <table:table-cell office:value-type="float" office:value="-2.5470777488706374E-3" table:formula="of:=([.B21]-[.B20]) / [.B20]" table:style-name="ce4">
            <text:p>-0.002547078</text:p>
          </table:table-cell>
          <table:table-cell office:value-type="float" office:value="-2.5503270700886075E-3" table:formula="of:=LN([.B21]/[.B20])" table:style-name="ce4">
            <text:p>-0.002550327</text:p>
          </table:table-cell>
          <table:table-cell office:value-type="float" office:value="23.570876999999999" table:formula="of:=MAX([.E20];[.B21])" table:style-name="ce1">
            <text:p>23.570877</text:p>
          </table:table-cell>
          <table:table-cell office:value-type="float" office:value="-3.9793300860209824E-2" table:formula="of:=([.B21]-[.E21])/[.E21]" table:style-name="ce1">
            <text:p>-0.039793301</text:p>
          </table:table-cell>
          <table:table-cell table:style-name="ce1"/>
          <table:table-cell office:value-type="string" table:style-name="ce3">
            <text:p>Sortino</text:p>
          </table:table-cell>
          <table:table-cell office:value-type="float" office:value="2.4008546607174774" table:formula="of:=([.I3] -[.I14] )/[.I19]" table:style-name="ce6">
            <text:p>2.400854661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20.08.2024</text:p>
          </table:table-cell>
          <table:table-cell office:value-type="float" office:value="22.846498" table:style-name="ce4">
            <text:p>22.846498</text:p>
          </table:table-cell>
          <table:table-cell office:value-type="float" office:value="9.4368758702481209E-3" table:formula="of:=([.B22]-[.B21]) / [.B21]" table:style-name="ce4">
            <text:p>0.009436876</text:p>
          </table:table-cell>
          <table:table-cell office:value-type="float" office:value="9.3926267218070927E-3" table:formula="of:=LN([.B22]/[.B21])" table:style-name="ce4">
            <text:p>0.009392627</text:p>
          </table:table-cell>
          <table:table-cell office:value-type="float" office:value="23.570876999999999" table:formula="of:=MAX([.E21];[.B22])" table:style-name="ce1">
            <text:p>23.570877</text:p>
          </table:table-cell>
          <table:table-cell office:value-type="float" office:value="-3.073194943064694E-2" table:formula="of:=([.B22]-[.E22])/[.E22]" table:style-name="ce1">
            <text:p>-0.030731949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21.08.2024</text:p>
          </table:table-cell>
          <table:table-cell office:value-type="float" office:value="22.772200000000002" table:style-name="ce4">
            <text:p>22.7722</text:p>
          </table:table-cell>
          <table:table-cell office:value-type="float" office:value="-3.2520520212769091E-3" table:formula="of:=([.B23]-[.B22]) / [.B22]" table:style-name="ce4">
            <text:p>-0.003252052</text:p>
          </table:table-cell>
          <table:table-cell office:value-type="float" office:value="-3.2573514348829716E-3" table:formula="of:=LN([.B23]/[.B22])" table:style-name="ce4">
            <text:p>-0.003257351</text:p>
          </table:table-cell>
          <table:table-cell office:value-type="float" office:value="23.570876999999999" table:formula="of:=MAX([.E22];[.B23])" table:style-name="ce1">
            <text:p>23.570877</text:p>
          </table:table-cell>
          <table:table-cell office:value-type="float" office:value="-3.3884059553660133E-2" table:formula="of:=([.B23]-[.E23])/[.E23]" table:style-name="ce1">
            <text:p>-0.03388406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22.08.2024</text:p>
          </table:table-cell>
          <table:table-cell office:value-type="float" office:value="22.672853" table:style-name="ce4">
            <text:p>22.672853</text:p>
          </table:table-cell>
          <table:table-cell office:value-type="float" office:value="-4.3626439254881664E-3" table:formula="of:=([.B24]-[.B23]) / [.B23]" table:style-name="ce4">
            <text:p>-0.004362644</text:p>
          </table:table-cell>
          <table:table-cell office:value-type="float" office:value="-4.3721880249519883E-3" table:formula="of:=LN([.B24]/[.B23])" table:style-name="ce4">
            <text:p>-0.004372188</text:p>
          </table:table-cell>
          <table:table-cell office:value-type="float" office:value="23.570876999999999" table:formula="of:=MAX([.E23];[.B24])" table:style-name="ce1">
            <text:p>23.570877</text:p>
          </table:table-cell>
          <table:table-cell office:value-type="float" office:value="-3.8098879392565642E-2" table:formula="of:=([.B24]-[.E24])/[.E24]" table:style-name="ce1">
            <text:p>-0.038098879</text:p>
          </table:table-cell>
          <table:table-cell table:style-name="ce1"/>
          <table:table-cell office:value-type="string" table:style-name="ce7">
            <text:p>Değişim Katsayısı</text:p>
          </table:table-cell>
          <table:table-cell office:value-type="float" office:value="0.51425575334122042" table:formula="of:=STDEV([.D2:.D252]) * SQRT(252) / ((1+ AVERAGE([.D2:.D252]))^252-1)" table:style-name="ce7">
            <text:p>0.514255753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23.08.2024</text:p>
          </table:table-cell>
          <table:table-cell office:value-type="float" office:value="22.543109999999999" table:style-name="ce4">
            <text:p>22.54311</text:p>
          </table:table-cell>
          <table:table-cell office:value-type="float" office:value="-5.7223940895308268E-3" table:formula="of:=([.B25]-[.B24]) / [.B24]" table:style-name="ce4">
            <text:p>-0.005722394</text:p>
          </table:table-cell>
          <table:table-cell office:value-type="float" office:value="-5.7388297173398238E-3" table:formula="of:=LN([.B25]/[.B24])" table:style-name="ce4">
            <text:p>-0.00573883</text:p>
          </table:table-cell>
          <table:table-cell office:value-type="float" office:value="23.570876999999999" table:formula="of:=MAX([.E24];[.B25])" table:style-name="ce1">
            <text:p>23.570877</text:p>
          </table:table-cell>
          <table:table-cell office:value-type="float" office:value="-4.3603256679842703E-2" table:formula="of:=([.B25]-[.E25])/[.E25]" table:style-name="ce1">
            <text:p>-0.043603257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26.08.2024</text:p>
          </table:table-cell>
          <table:table-cell office:value-type="float" office:value="22.415600000000001" table:style-name="ce4">
            <text:p>22.4156</text:p>
          </table:table-cell>
          <table:table-cell office:value-type="float" office:value="-5.6562736907195751E-3" table:formula="of:=([.B26]-[.B25]) / [.B25]" table:style-name="ce4">
            <text:p>-0.005656274</text:p>
          </table:table-cell>
          <table:table-cell office:value-type="float" office:value="-5.6723309850127144E-3" table:formula="of:=LN([.B26]/[.B25])" table:style-name="ce4">
            <text:p>-0.005672331</text:p>
          </table:table-cell>
          <table:table-cell office:value-type="float" office:value="23.570876999999999" table:formula="of:=MAX([.E25];[.B26])" table:style-name="ce1">
            <text:p>23.570877</text:p>
          </table:table-cell>
          <table:table-cell office:value-type="float" office:value="-4.9012898416974392E-2" table:formula="of:=([.B26]-[.E26])/[.E26]" table:style-name="ce1">
            <text:p>-0.049012898</text:p>
          </table:table-cell>
          <table:table-cell table:style-name="ce1"/>
          <table:table-cell office:value-type="string" table:style-name="ce2">
            <text:p>Maksimum Kayıp</text:p>
          </table:table-cell>
          <table:table-cell office:value-type="float" office:value="-8.3096572041644931E-2" table:formula="of:=MIN([.F2:.F252])" table:style-name="ce2">
            <text:p>-0.083096572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27.08.2024</text:p>
          </table:table-cell>
          <table:table-cell office:value-type="float" office:value="22.354028" table:style-name="ce4">
            <text:p>22.354028</text:p>
          </table:table-cell>
          <table:table-cell office:value-type="float" office:value="-2.7468370242153561E-3" table:formula="of:=([.B27]-[.B26]) / [.B26]" table:style-name="ce4">
            <text:p>-0.002746837</text:p>
          </table:table-cell>
          <table:table-cell office:value-type="float" office:value="-2.7506165036969049E-3" table:formula="of:=LN([.B27]/[.B26])" table:style-name="ce4">
            <text:p>-0.002750617</text:p>
          </table:table-cell>
          <table:table-cell office:value-type="float" office:value="23.570876999999999" table:formula="of:=MAX([.E26];[.B27])" table:style-name="ce1">
            <text:p>23.570877</text:p>
          </table:table-cell>
          <table:table-cell office:value-type="float" office:value="-5.1625104997153899E-2" table:formula="of:=([.B27]-[.E27])/[.E27]" table:style-name="ce1">
            <text:p>-0.051625105</text:p>
          </table:table-cell>
          <table:table-cell table:style-name="ce1"/>
          <table:table-cell office:value-type="string" table:style-name="ce2">
            <text:p>Maksimum Kayıp (%)</text:p>
          </table:table-cell>
          <table:table-cell office:value-type="float" office:value="8.3096999999999994" table:style-name="ce2">
            <text:p>8.3097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28.08.2024</text:p>
          </table:table-cell>
          <table:table-cell office:value-type="float" office:value="22.536740999999999" table:style-name="ce4">
            <text:p>22.536741</text:p>
          </table:table-cell>
          <table:table-cell office:value-type="float" office:value="8.1736052222892309E-3" table:formula="of:=([.B28]-[.B27]) / [.B27]" table:style-name="ce4">
            <text:p>0.008173605</text:p>
          </table:table-cell>
          <table:table-cell office:value-type="float" office:value="8.1403822228049982E-3" table:formula="of:=LN([.B28]/[.B27])" table:style-name="ce4">
            <text:p>0.008140382</text:p>
          </table:table-cell>
          <table:table-cell office:value-type="float" office:value="23.570876999999999" table:formula="of:=MAX([.E27];[.B28])" table:style-name="ce1">
            <text:p>23.570877</text:p>
          </table:table-cell>
          <table:table-cell office:value-type="float" office:value="-4.3873463002670636E-2" table:formula="of:=([.B28]-[.E28])/[.E28]" table:style-name="ce1">
            <text:p>-0.043873463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29.08.2024</text:p>
          </table:table-cell>
          <table:table-cell office:value-type="float" office:value="22.564876999999999" table:style-name="ce4">
            <text:p>22.564877</text:p>
          </table:table-cell>
          <table:table-cell office:value-type="float" office:value="1.2484502528559893E-3" table:formula="of:=([.B29]-[.B28]) / [.B28]" table:style-name="ce4">
            <text:p>0.00124845</text:p>
          </table:table-cell>
          <table:table-cell office:value-type="float" office:value="1.247671586855561E-3" table:formula="of:=LN([.B29]/[.B28])" table:style-name="ce4">
            <text:p>0.001247672</text:p>
          </table:table-cell>
          <table:table-cell office:value-type="float" office:value="23.570876999999999" table:formula="of:=MAX([.E28];[.B29])" table:style-name="ce1">
            <text:p>23.570877</text:p>
          </table:table-cell>
          <table:table-cell office:value-type="float" office:value="-4.2679786585793994E-2" table:formula="of:=([.B29]-[.E29])/[.E29]" table:style-name="ce1">
            <text:p>-0.042679787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02.09.2024</text:p>
          </table:table-cell>
          <table:table-cell office:value-type="float" office:value="22.668419" table:style-name="ce4">
            <text:p>22.668419</text:p>
          </table:table-cell>
          <table:table-cell office:value-type="float" office:value="4.5886356925411518E-3" table:formula="of:=([.B30]-[.B29]) / [.B29]" table:style-name="ce4">
            <text:p>0.004588636</text:p>
          </table:table-cell>
          <table:table-cell office:value-type="float" office:value="4.5781399988108103E-3" table:formula="of:=LN([.B30]/[.B29])" table:style-name="ce4">
            <text:p>0.00457814</text:p>
          </table:table-cell>
          <table:table-cell office:value-type="float" office:value="23.570876999999999" table:formula="of:=MAX([.E29];[.B30])" table:style-name="ce1">
            <text:p>23.570877</text:p>
          </table:table-cell>
          <table:table-cell office:value-type="float" office:value="-3.8286992885330461E-2" table:formula="of:=([.B30]-[.E30])/[.E30]" table:style-name="ce1">
            <text:p>-0.038286993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03.09.2024</text:p>
          </table:table-cell>
          <table:table-cell office:value-type="float" office:value="22.850586" table:style-name="ce4">
            <text:p>22.850586</text:p>
          </table:table-cell>
          <table:table-cell office:value-type="float" office:value="8.0361581458327433E-3" table:formula="of:=([.B31]-[.B30]) / [.B30]" table:style-name="ce4">
            <text:p>0.008036158</text:p>
          </table:table-cell>
          <table:table-cell office:value-type="float" office:value="8.004040182243044E-3" table:formula="of:=LN([.B31]/[.B30])" table:style-name="ce4">
            <text:p>0.00800404</text:p>
          </table:table-cell>
          <table:table-cell office:value-type="float" office:value="23.570876999999999" table:formula="of:=MAX([.E30];[.B31])" table:style-name="ce1">
            <text:p>23.570877</text:p>
          </table:table-cell>
          <table:table-cell office:value-type="float" office:value="-3.0558515069252602E-2" table:formula="of:=([.B31]-[.E31])/[.E31]" table:style-name="ce1">
            <text:p>-0.030558515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04.09.2024</text:p>
          </table:table-cell>
          <table:table-cell office:value-type="float" office:value="22.722418000000001" table:style-name="ce4">
            <text:p>22.722418</text:p>
          </table:table-cell>
          <table:table-cell office:value-type="float" office:value="-5.6089590000010818E-3" table:formula="of:=([.B32]-[.B31]) / [.B31]" table:style-name="ce4">
            <text:p>-0.005608959</text:p>
          </table:table-cell>
          <table:table-cell office:value-type="float" office:value="-5.6247482791586456E-3" table:formula="of:=LN([.B32]/[.B31])" table:style-name="ce4">
            <text:p>-0.005624748</text:p>
          </table:table-cell>
          <table:table-cell office:value-type="float" office:value="23.570876999999999" table:formula="of:=MAX([.E31];[.B32])" table:style-name="ce1">
            <text:p>23.570877</text:p>
          </table:table-cell>
          <table:table-cell office:value-type="float" office:value="-3.5996072611129332E-2" table:formula="of:=([.B32]-[.E32])/[.E32]" table:style-name="ce1">
            <text:p>-0.035996073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05.09.2024</text:p>
          </table:table-cell>
          <table:table-cell office:value-type="float" office:value="22.761565999999998" table:style-name="ce4">
            <text:p>22.761566</text:p>
          </table:table-cell>
          <table:table-cell office:value-type="float" office:value="1.7228800209553971E-3" table:formula="of:=([.B33]-[.B32]) / [.B32]" table:style-name="ce4">
            <text:p>0.00172288</text:p>
          </table:table-cell>
          <table:table-cell office:value-type="float" office:value="1.7213975656563073E-3" table:formula="of:=LN([.B33]/[.B32])" table:style-name="ce4">
            <text:p>0.001721398</text:p>
          </table:table-cell>
          <table:table-cell office:value-type="float" office:value="23.570876999999999" table:formula="of:=MAX([.E32];[.B33])" table:style-name="ce1">
            <text:p>23.570877</text:p>
          </table:table-cell>
          <table:table-cell office:value-type="float" office:value="-3.433520950450851E-2" table:formula="of:=([.B33]-[.E33])/[.E33]" table:style-name="ce1">
            <text:p>-0.03433521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6.09.2024</text:p>
          </table:table-cell>
          <table:table-cell office:value-type="float" office:value="22.71106" table:style-name="ce4">
            <text:p>22.71106</text:p>
          </table:table-cell>
          <table:table-cell office:value-type="float" office:value="-2.2189158689695874E-3" table:formula="of:=([.B34]-[.B33]) / [.B33]" table:style-name="ce4">
            <text:p>-0.002218916</text:p>
          </table:table-cell>
          <table:table-cell office:value-type="float" office:value="-2.2213813105331731E-3" table:formula="of:=LN([.B34]/[.B33])" table:style-name="ce4">
            <text:p>-0.002221381</text:p>
          </table:table-cell>
          <table:table-cell office:value-type="float" office:value="23.570876999999999" table:formula="of:=MAX([.E33];[.B34])" table:style-name="ce1">
            <text:p>23.570877</text:p>
          </table:table-cell>
          <table:table-cell office:value-type="float" office:value="-3.6477938432244145E-2" table:formula="of:=([.B34]-[.E34])/[.E34]" table:style-name="ce1">
            <text:p>-0.03647793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9.09.2024</text:p>
          </table:table-cell>
          <table:table-cell office:value-type="float" office:value="22.583431000000001" table:style-name="ce4">
            <text:p>22.583431</text:p>
          </table:table-cell>
          <table:table-cell office:value-type="float" office:value="-5.6196848583905321E-3" table:formula="of:=([.B35]-[.B34]) / [.B34]" table:style-name="ce4">
            <text:p>-0.005619685</text:p>
          </table:table-cell>
          <table:table-cell office:value-type="float" office:value="-5.6355346959645084E-3" table:formula="of:=LN([.B35]/[.B34])" table:style-name="ce4">
            <text:p>-0.005635535</text:p>
          </table:table-cell>
          <table:table-cell office:value-type="float" office:value="23.570876999999999" table:formula="of:=MAX([.E34];[.B35])" table:style-name="ce1">
            <text:p>23.570877</text:p>
          </table:table-cell>
          <table:table-cell office:value-type="float" office:value="-4.1892628772361697E-2" table:formula="of:=([.B35]-[.E35])/[.E35]" table:style-name="ce1">
            <text:p>-0.04189262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0.09.2024</text:p>
          </table:table-cell>
          <table:table-cell office:value-type="float" office:value="22.548860999999999" table:style-name="ce4">
            <text:p>22.548861</text:p>
          </table:table-cell>
          <table:table-cell office:value-type="float" office:value="-1.5307682875999758E-3" table:formula="of:=([.B36]-[.B35]) / [.B35]" table:style-name="ce4">
            <text:p>-0.001530768</text:p>
          </table:table-cell>
          <table:table-cell office:value-type="float" office:value="-1.5319411104079538E-3" table:formula="of:=LN([.B36]/[.B35])" table:style-name="ce4">
            <text:p>-0.001531941</text:p>
          </table:table-cell>
          <table:table-cell office:value-type="float" office:value="23.570876999999999" table:formula="of:=MAX([.E35];[.B36])" table:style-name="ce1">
            <text:p>23.570877</text:p>
          </table:table-cell>
          <table:table-cell office:value-type="float" office:value="-4.335926915235274E-2" table:formula="of:=([.B36]-[.E36])/[.E36]" table:style-name="ce1">
            <text:p>-0.04335926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1.09.2024</text:p>
          </table:table-cell>
          <table:table-cell office:value-type="float" office:value="22.57508" table:style-name="ce4">
            <text:p>22.57508</text:p>
          </table:table-cell>
          <table:table-cell office:value-type="float" office:value="1.162763830953639E-3" table:formula="of:=([.B37]-[.B36]) / [.B36]" table:style-name="ce4">
            <text:p>0.001162764</text:p>
          </table:table-cell>
          <table:table-cell office:value-type="float" office:value="1.1620883446603998E-3" table:formula="of:=LN([.B37]/[.B36])" table:style-name="ce4">
            <text:p>0.001162088</text:p>
          </table:table-cell>
          <table:table-cell office:value-type="float" office:value="23.570876999999999" table:formula="of:=MAX([.E36];[.B37])" table:style-name="ce1">
            <text:p>23.570877</text:p>
          </table:table-cell>
          <table:table-cell office:value-type="float" office:value="-4.2246921911306044E-2" table:formula="of:=([.B37]-[.E37])/[.E37]" table:style-name="ce1">
            <text:p>-0.04224692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2.09.2024</text:p>
          </table:table-cell>
          <table:table-cell office:value-type="float" office:value="22.422252" table:style-name="ce4">
            <text:p>22.422252</text:p>
          </table:table-cell>
          <table:table-cell office:value-type="float" office:value="-6.7697655999446969E-3" table:formula="of:=([.B38]-[.B37]) / [.B37]" table:style-name="ce4">
            <text:p>-0.006769766</text:p>
          </table:table-cell>
          <table:table-cell office:value-type="float" office:value="-6.7927844098694731E-3" table:formula="of:=LN([.B38]/[.B37])" table:style-name="ce4">
            <text:p>-0.006792784</text:p>
          </table:table-cell>
          <table:table-cell office:value-type="float" office:value="23.570876999999999" table:formula="of:=MAX([.E37];[.B38])" table:style-name="ce1">
            <text:p>23.570877</text:p>
          </table:table-cell>
          <table:table-cell office:value-type="float" office:value="-4.8730685752592026E-2" table:formula="of:=([.B38]-[.E38])/[.E38]" table:style-name="ce1">
            <text:p>-0.04873068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3.09.2024</text:p>
          </table:table-cell>
          <table:table-cell office:value-type="float" office:value="22.590209000000002" table:style-name="ce4">
            <text:p>22.590209</text:p>
          </table:table-cell>
          <table:table-cell office:value-type="float" office:value="7.4906392096566058E-3" table:formula="of:=([.B39]-[.B38]) / [.B38]" table:style-name="ce4">
            <text:p>0.007490639</text:p>
          </table:table-cell>
          <table:table-cell office:value-type="float" office:value="7.4627236884977329E-3" table:formula="of:=LN([.B39]/[.B38])" table:style-name="ce4">
            <text:p>0.007462724</text:p>
          </table:table-cell>
          <table:table-cell office:value-type="float" office:value="23.570876999999999" table:formula="of:=MAX([.E38];[.B39])" table:style-name="ce1">
            <text:p>23.570877</text:p>
          </table:table-cell>
          <table:table-cell office:value-type="float" office:value="-4.1605070528347242E-2" table:formula="of:=([.B39]-[.E39])/[.E39]" table:style-name="ce1">
            <text:p>-0.041605071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6.09.2024</text:p>
          </table:table-cell>
          <table:table-cell office:value-type="float" office:value="22.759118999999998" table:style-name="ce4">
            <text:p>22.759119</text:p>
          </table:table-cell>
          <table:table-cell office:value-type="float" office:value="7.4771331243547491E-3" table:formula="of:=([.B40]-[.B39]) / [.B39]" table:style-name="ce4">
            <text:p>0.007477133</text:p>
          </table:table-cell>
          <table:table-cell office:value-type="float" office:value="7.4493179303636824E-3" table:formula="of:=LN([.B40]/[.B39])" table:style-name="ce4">
            <text:p>0.007449318</text:p>
          </table:table-cell>
          <table:table-cell office:value-type="float" office:value="23.570876999999999" table:formula="of:=MAX([.E39];[.B40])" table:style-name="ce1">
            <text:p>23.570877</text:p>
          </table:table-cell>
          <table:table-cell office:value-type="float" office:value="-3.4439024054981116E-2" table:formula="of:=([.B40]-[.E40])/[.E40]" table:style-name="ce1">
            <text:p>-0.03443902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7.09.2024</text:p>
          </table:table-cell>
          <table:table-cell office:value-type="float" office:value="22.713638" table:style-name="ce4">
            <text:p>22.713638</text:p>
          </table:table-cell>
          <table:table-cell office:value-type="float" office:value="-1.9983638206733209E-3" table:formula="of:=([.B41]-[.B40]) / [.B40]" table:style-name="ce4">
            <text:p>-0.001998364</text:p>
          </table:table-cell>
          <table:table-cell office:value-type="float" office:value="-2.0003632137738114E-3" table:formula="of:=LN([.B41]/[.B40])" table:style-name="ce4">
            <text:p>-0.002000363</text:p>
          </table:table-cell>
          <table:table-cell office:value-type="float" office:value="23.570876999999999" table:formula="of:=MAX([.E40];[.B41])" table:style-name="ce1">
            <text:p>23.570877</text:p>
          </table:table-cell>
          <table:table-cell office:value-type="float" office:value="-3.6368566175963665E-2" table:formula="of:=([.B41]-[.E41])/[.E41]" table:style-name="ce1">
            <text:p>-0.03636856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8.09.2024</text:p>
          </table:table-cell>
          <table:table-cell office:value-type="float" office:value="22.93317" table:style-name="ce4">
            <text:p>22.93317</text:p>
          </table:table-cell>
          <table:table-cell office:value-type="float" office:value="9.6652064279619566E-3" table:formula="of:=([.B42]-[.B41]) / [.B41]" table:style-name="ce4">
            <text:p>0.009665206</text:p>
          </table:table-cell>
          <table:table-cell office:value-type="float" office:value="9.6187971177359461E-3" table:formula="of:=LN([.B42]/[.B41])" table:style-name="ce4">
            <text:p>0.009618797</text:p>
          </table:table-cell>
          <table:table-cell office:value-type="float" office:value="23.570876999999999" table:formula="of:=MAX([.E41];[.B42])" table:style-name="ce1">
            <text:p>23.570877</text:p>
          </table:table-cell>
          <table:table-cell office:value-type="float" office:value="-2.7054869447581391E-2" table:formula="of:=([.B42]-[.E42])/[.E42]" table:style-name="ce1">
            <text:p>-0.02705486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9.09.2024</text:p>
          </table:table-cell>
          <table:table-cell office:value-type="float" office:value="22.982475000000001" table:style-name="ce4">
            <text:p>22.982475</text:p>
          </table:table-cell>
          <table:table-cell office:value-type="float" office:value="2.1499426376728717E-3" table:formula="of:=([.B43]-[.B42]) / [.B42]" table:style-name="ce4">
            <text:p>0.002149943</text:p>
          </table:table-cell>
          <table:table-cell office:value-type="float" office:value="2.1476348181945024E-3" table:formula="of:=LN([.B43]/[.B42])" table:style-name="ce4">
            <text:p>0.002147635</text:p>
          </table:table-cell>
          <table:table-cell office:value-type="float" office:value="23.570876999999999" table:formula="of:=MAX([.E42];[.B43])" table:style-name="ce1">
            <text:p>23.570877</text:p>
          </table:table-cell>
          <table:table-cell office:value-type="float" office:value="-2.496309322729055E-2" table:formula="of:=([.B43]-[.E43])/[.E43]" table:style-name="ce1">
            <text:p>-0.02496309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0.09.2024</text:p>
          </table:table-cell>
          <table:table-cell office:value-type="float" office:value="23.123483" table:style-name="ce4">
            <text:p>23.123483</text:p>
          </table:table-cell>
          <table:table-cell office:value-type="float" office:value="6.1354575605977752E-3" table:formula="of:=([.B44]-[.B43]) / [.B43]" table:style-name="ce4">
            <text:p>0.006135458</text:p>
          </table:table-cell>
          <table:table-cell office:value-type="float" office:value="6.11671227571744E-3" table:formula="of:=LN([.B44]/[.B43])" table:style-name="ce4">
            <text:p>0.006116712</text:p>
          </table:table-cell>
          <table:table-cell office:value-type="float" office:value="23.570876999999999" table:formula="of:=MAX([.E43];[.B44])" table:style-name="ce1">
            <text:p>23.570877</text:p>
          </table:table-cell>
          <table:table-cell office:value-type="float" office:value="-1.8980795665770059E-2" table:formula="of:=([.B44]-[.E44])/[.E44]" table:style-name="ce1">
            <text:p>-0.01898079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3.09.2024</text:p>
          </table:table-cell>
          <table:table-cell office:value-type="float" office:value="23.093305000000001" table:style-name="ce4">
            <text:p>23.093305</text:p>
          </table:table-cell>
          <table:table-cell office:value-type="float" office:value="-1.3050802078562029E-3" table:formula="of:=([.B45]-[.B44]) / [.B44]" table:style-name="ce4">
            <text:p>-0.00130508</text:p>
          </table:table-cell>
          <table:table-cell office:value-type="float" office:value="-1.3059325667092044E-3" table:formula="of:=LN([.B45]/[.B44])" table:style-name="ce4">
            <text:p>-0.001305933</text:p>
          </table:table-cell>
          <table:table-cell office:value-type="float" office:value="23.570876999999999" table:formula="of:=MAX([.E44];[.B45])" table:style-name="ce1">
            <text:p>23.570877</text:p>
          </table:table-cell>
          <table:table-cell office:value-type="float" office:value="-2.0261104412873505E-2" table:formula="of:=([.B45]-[.E45])/[.E45]" table:style-name="ce1">
            <text:p>-0.02026110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4.09.2024</text:p>
          </table:table-cell>
          <table:table-cell office:value-type="float" office:value="23.135304999999999" table:style-name="ce4">
            <text:p>23.135305</text:p>
          </table:table-cell>
          <table:table-cell office:value-type="float" office:value="1.8187089288431446E-3" table:formula="of:=([.B46]-[.B45]) / [.B45]" table:style-name="ce4">
            <text:p>0.001818709</text:p>
          </table:table-cell>
          <table:table-cell office:value-type="float" office:value="1.8170570802770393E-3" table:formula="of:=LN([.B46]/[.B45])" table:style-name="ce4">
            <text:p>0.001817057</text:p>
          </table:table-cell>
          <table:table-cell office:value-type="float" office:value="23.570876999999999" table:formula="of:=MAX([.E45];[.B46])" table:style-name="ce1">
            <text:p>23.570877</text:p>
          </table:table-cell>
          <table:table-cell office:value-type="float" office:value="-1.8479244535534275E-2" table:formula="of:=([.B46]-[.E46])/[.E46]" table:style-name="ce1">
            <text:p>-0.01847924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5.09.2024</text:p>
          </table:table-cell>
          <table:table-cell office:value-type="float" office:value="23.280246000000002" table:style-name="ce4">
            <text:p>23.280246</text:p>
          </table:table-cell>
          <table:table-cell office:value-type="float" office:value="6.2649271319311708E-3" table:formula="of:=([.B47]-[.B46]) / [.B46]" table:style-name="ce4">
            <text:p>0.006264927</text:p>
          </table:table-cell>
          <table:table-cell office:value-type="float" office:value="6.245384057433313E-3" table:formula="of:=LN([.B47]/[.B46])" table:style-name="ce4">
            <text:p>0.006245384</text:p>
          </table:table-cell>
          <table:table-cell office:value-type="float" office:value="23.570876999999999" table:formula="of:=MAX([.E46];[.B47])" table:style-name="ce1">
            <text:p>23.570877</text:p>
          </table:table-cell>
          <table:table-cell office:value-type="float" office:value="-1.2330088524071364E-2" table:formula="of:=([.B47]-[.E47])/[.E47]" table:style-name="ce1">
            <text:p>-0.01233008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6.09.2024</text:p>
          </table:table-cell>
          <table:table-cell office:value-type="float" office:value="23.126823000000002" table:style-name="ce4">
            <text:p>23.126823</text:p>
          </table:table-cell>
          <table:table-cell office:value-type="float" office:value="-6.5902654121438439E-3" table:formula="of:=([.B48]-[.B47]) / [.B47]" table:style-name="ce4">
            <text:p>-0.006590265</text:p>
          </table:table-cell>
          <table:table-cell office:value-type="float" office:value="-6.6120770939074392E-3" table:formula="of:=LN([.B48]/[.B47])" table:style-name="ce4">
            <text:p>-0.006612077</text:p>
          </table:table-cell>
          <table:table-cell office:value-type="float" office:value="23.570876999999999" table:formula="of:=MAX([.E47];[.B48])" table:style-name="ce1">
            <text:p>23.570877</text:p>
          </table:table-cell>
          <table:table-cell office:value-type="float" office:value="-1.8839095380286348E-2" table:formula="of:=([.B48]-[.E48])/[.E48]" table:style-name="ce1">
            <text:p>-0.01883909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7.09.2024</text:p>
          </table:table-cell>
          <table:table-cell office:value-type="float" office:value="23.117637999999999" table:style-name="ce4">
            <text:p>23.117638</text:p>
          </table:table-cell>
          <table:table-cell office:value-type="float" office:value="-3.9715788026752394E-4" table:formula="of:=([.B49]-[.B48]) / [.B48]" table:style-name="ce4">
            <text:p>-0.000397158</text:p>
          </table:table-cell>
          <table:table-cell office:value-type="float" office:value="-3.9723676834647577E-4" table:formula="of:=LN([.B49]/[.B48])" table:style-name="ce4">
            <text:p>-0.000397237</text:p>
          </table:table-cell>
          <table:table-cell office:value-type="float" office:value="23.570876999999999" table:formula="of:=MAX([.E48];[.B49])" table:style-name="ce1">
            <text:p>23.570877</text:p>
          </table:table-cell>
          <table:table-cell office:value-type="float" office:value="-1.922877116536648E-2" table:formula="of:=([.B49]-[.E49])/[.E49]" table:style-name="ce1">
            <text:p>-0.019228771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30.09.2024</text:p>
          </table:table-cell>
          <table:table-cell office:value-type="float" office:value="23.086506" table:style-name="ce4">
            <text:p>23.086506</text:p>
          </table:table-cell>
          <table:table-cell office:value-type="float" office:value="-1.3466773724893301E-3" table:formula="of:=([.B50]-[.B49]) / [.B49]" table:style-name="ce4">
            <text:p>-0.001346677</text:p>
          </table:table-cell>
          <table:table-cell office:value-type="float" office:value="-1.3475849573695887E-3" table:formula="of:=LN([.B50]/[.B49])" table:style-name="ce4">
            <text:p>-0.001347585</text:p>
          </table:table-cell>
          <table:table-cell office:value-type="float" office:value="23.570876999999999" table:formula="of:=MAX([.E49];[.B50])" table:style-name="ce1">
            <text:p>23.570877</text:p>
          </table:table-cell>
          <table:table-cell office:value-type="float" office:value="-2.0549553586826634E-2" table:formula="of:=([.B50]-[.E50])/[.E50]" table:style-name="ce1">
            <text:p>-0.02054955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1.10.2024</text:p>
          </table:table-cell>
          <table:table-cell office:value-type="float" office:value="22.912585" table:style-name="ce4">
            <text:p>22.912585</text:p>
          </table:table-cell>
          <table:table-cell office:value-type="float" office:value="-7.533448326914432E-3" table:formula="of:=([.B51]-[.B50]) / [.B50]" table:style-name="ce4">
            <text:p>-0.007533448</text:p>
          </table:table-cell>
          <table:table-cell office:value-type="float" office:value="-7.5619680737381741E-3" table:formula="of:=LN([.B51]/[.B50])" table:style-name="ce4">
            <text:p>-0.007561968</text:p>
          </table:table-cell>
          <table:table-cell office:value-type="float" office:value="23.570876999999999" table:formula="of:=MAX([.E50];[.B51])" table:style-name="ce1">
            <text:p>23.570877</text:p>
          </table:table-cell>
          <table:table-cell office:value-type="float" office:value="-2.792819291365355E-2" table:formula="of:=([.B51]-[.E51])/[.E51]" table:style-name="ce1">
            <text:p>-0.02792819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2.10.2024</text:p>
          </table:table-cell>
          <table:table-cell office:value-type="float" office:value="22.705219" table:style-name="ce4">
            <text:p>22.705219</text:p>
          </table:table-cell>
          <table:table-cell office:value-type="float" office:value="-9.050310124326888E-3" table:formula="of:=([.B52]-[.B51]) / [.B51]" table:style-name="ce4">
            <text:p>-0.00905031</text:p>
          </table:table-cell>
          <table:table-cell office:value-type="float" office:value="-9.0915129684132848E-3" table:formula="of:=LN([.B52]/[.B51])" table:style-name="ce4">
            <text:p>-0.009091513</text:p>
          </table:table-cell>
          <table:table-cell office:value-type="float" office:value="23.570876999999999" table:formula="of:=MAX([.E51];[.B52])" table:style-name="ce1">
            <text:p>23.570877</text:p>
          </table:table-cell>
          <table:table-cell office:value-type="float" office:value="-3.6725744230899846E-2" table:formula="of:=([.B52]-[.E52])/[.E52]" table:style-name="ce1">
            <text:p>-0.03672574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3.10.2024</text:p>
          </table:table-cell>
          <table:table-cell office:value-type="float" office:value="22.410070999999999" table:style-name="ce4">
            <text:p>22.410071</text:p>
          </table:table-cell>
          <table:table-cell office:value-type="float" office:value="-1.2999125883789145E-2" table:formula="of:=([.B53]-[.B52]) / [.B52]" table:style-name="ce4">
            <text:p>-0.012999126</text:p>
          </table:table-cell>
          <table:table-cell office:value-type="float" office:value="-1.3084353919654682E-2" table:formula="of:=LN([.B53]/[.B52])" table:style-name="ce4">
            <text:p>-0.013084354</text:p>
          </table:table-cell>
          <table:table-cell office:value-type="float" office:value="23.570876999999999" table:formula="of:=MAX([.E52];[.B53])" table:style-name="ce1">
            <text:p>23.570877</text:p>
          </table:table-cell>
          <table:table-cell office:value-type="float" office:value="-4.9247467542255681E-2" table:formula="of:=([.B53]-[.E53])/[.E53]" table:style-name="ce1">
            <text:p>-0.04924746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4.10.2024</text:p>
          </table:table-cell>
          <table:table-cell office:value-type="float" office:value="22.290548999999999" table:style-name="ce4">
            <text:p>22.290549</text:p>
          </table:table-cell>
          <table:table-cell office:value-type="float" office:value="-5.333405681757988E-3" table:formula="of:=([.B54]-[.B53]) / [.B53]" table:style-name="ce4">
            <text:p>-0.005333406</text:p>
          </table:table-cell>
          <table:table-cell office:value-type="float" office:value="-5.3476790629497922E-3" table:formula="of:=LN([.B54]/[.B53])" table:style-name="ce4">
            <text:p>-0.005347679</text:p>
          </table:table-cell>
          <table:table-cell office:value-type="float" office:value="23.570876999999999" table:formula="of:=MAX([.E53];[.B54])" table:style-name="ce1">
            <text:p>23.570877</text:p>
          </table:table-cell>
          <table:table-cell office:value-type="float" office:value="-5.431821650081161E-2" table:formula="of:=([.B54]-[.E54])/[.E54]" table:style-name="ce1">
            <text:p>-0.05431821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7.10.2024</text:p>
          </table:table-cell>
          <table:table-cell office:value-type="float" office:value="22.585190000000001" table:style-name="ce4">
            <text:p>22.58519</text:p>
          </table:table-cell>
          <table:table-cell office:value-type="float" office:value="1.3218202925374433E-2" table:formula="of:=([.B55]-[.B54]) / [.B54]" table:style-name="ce4">
            <text:p>0.013218203</text:p>
          </table:table-cell>
          <table:table-cell office:value-type="float" office:value="1.3131604761116982E-2" table:formula="of:=LN([.B55]/[.B54])" table:style-name="ce4">
            <text:p>0.013131605</text:p>
          </table:table-cell>
          <table:table-cell office:value-type="float" office:value="23.570876999999999" table:formula="of:=MAX([.E54];[.B55])" table:style-name="ce1">
            <text:p>23.570877</text:p>
          </table:table-cell>
          <table:table-cell office:value-type="float" office:value="-4.1818002783689322E-2" table:formula="of:=([.B55]-[.E55])/[.E55]" table:style-name="ce1">
            <text:p>-0.04181800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8.10.2024</text:p>
          </table:table-cell>
          <table:table-cell office:value-type="float" office:value="22.435091" table:style-name="ce4">
            <text:p>22.435091</text:p>
          </table:table-cell>
          <table:table-cell office:value-type="float" office:value="-6.6459037980198914E-3" table:formula="of:=([.B56]-[.B55]) / [.B55]" table:style-name="ce4">
            <text:p>-0.006645904</text:p>
          </table:table-cell>
          <table:table-cell office:value-type="float" office:value="-6.6680861524863883E-3" table:formula="of:=LN([.B56]/[.B55])" table:style-name="ce4">
            <text:p>-0.006668086</text:p>
          </table:table-cell>
          <table:table-cell office:value-type="float" office:value="23.570876999999999" table:formula="of:=MAX([.E55];[.B56])" table:style-name="ce1">
            <text:p>23.570877</text:p>
          </table:table-cell>
          <table:table-cell office:value-type="float" office:value="-4.8185988158183486E-2" table:formula="of:=([.B56]-[.E56])/[.E56]" table:style-name="ce1">
            <text:p>-0.04818598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9.10.2024</text:p>
          </table:table-cell>
          <table:table-cell office:value-type="float" office:value="22.417242999999999" table:style-name="ce4">
            <text:p>22.417243</text:p>
          </table:table-cell>
          <table:table-cell office:value-type="float" office:value="-7.9553945201295381E-4" table:formula="of:=([.B57]-[.B56]) / [.B56]" table:style-name="ce4">
            <text:p>-0.000795539</text:p>
          </table:table-cell>
          <table:table-cell office:value-type="float" office:value="-7.958560614507959E-4" table:formula="of:=LN([.B57]/[.B56])" table:style-name="ce4">
            <text:p>-0.000795856</text:p>
          </table:table-cell>
          <table:table-cell office:value-type="float" office:value="23.570876999999999" table:formula="of:=MAX([.E56];[.B57])" table:style-name="ce1">
            <text:p>23.570877</text:p>
          </table:table-cell>
          <table:table-cell office:value-type="float" office:value="-4.8943193755582377E-2" table:formula="of:=([.B57]-[.E57])/[.E57]" table:style-name="ce1">
            <text:p>-0.04894319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0.10.2024</text:p>
          </table:table-cell>
          <table:table-cell office:value-type="float" office:value="22.514175999999999" table:style-name="ce4">
            <text:p>22.514176</text:p>
          </table:table-cell>
          <table:table-cell office:value-type="float" office:value="4.3240375277191732E-3" table:formula="of:=([.B58]-[.B57]) / [.B57]" table:style-name="ce4">
            <text:p>0.004324038</text:p>
          </table:table-cell>
          <table:table-cell office:value-type="float" office:value="4.3147157396289694E-3" table:formula="of:=LN([.B58]/[.B57])" table:style-name="ce4">
            <text:p>0.004314716</text:p>
          </table:table-cell>
          <table:table-cell office:value-type="float" office:value="23.570876999999999" table:formula="of:=MAX([.E57];[.B58])" table:style-name="ce1">
            <text:p>23.570877</text:p>
          </table:table-cell>
          <table:table-cell office:value-type="float" office:value="-4.4830788434388771E-2" table:formula="of:=([.B58]-[.E58])/[.E58]" table:style-name="ce1">
            <text:p>-0.04483078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1.10.2024</text:p>
          </table:table-cell>
          <table:table-cell office:value-type="float" office:value="22.33839" table:style-name="ce4">
            <text:p>22.33839</text:p>
          </table:table-cell>
          <table:table-cell office:value-type="float" office:value="-7.8077918552292864E-3" table:formula="of:=([.B59]-[.B58]) / [.B58]" table:style-name="ce4">
            <text:p>-0.007807792</text:p>
          </table:table-cell>
          <table:table-cell office:value-type="float" office:value="-7.8384322555076144E-3" table:formula="of:=LN([.B59]/[.B58])" table:style-name="ce4">
            <text:p>-0.007838432</text:p>
          </table:table-cell>
          <table:table-cell office:value-type="float" office:value="23.570876999999999" table:formula="of:=MAX([.E58];[.B59])" table:style-name="ce1">
            <text:p>23.570877</text:p>
          </table:table-cell>
          <table:table-cell office:value-type="float" office:value="-5.2288550824816531E-2" table:formula="of:=([.B59]-[.E59])/[.E59]" table:style-name="ce1">
            <text:p>-0.052288551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4.10.2024</text:p>
          </table:table-cell>
          <table:table-cell office:value-type="float" office:value="22.350657000000002" table:style-name="ce4">
            <text:p>22.350657</text:p>
          </table:table-cell>
          <table:table-cell office:value-type="float" office:value="5.4914432060687276E-4" table:formula="of:=([.B60]-[.B59]) / [.B59]" table:style-name="ce4">
            <text:p>0.000549144</text:p>
          </table:table-cell>
          <table:table-cell office:value-type="float" office:value="5.4899359604167219E-4" table:formula="of:=LN([.B60]/[.B59])" table:style-name="ce4">
            <text:p>0.000548994</text:p>
          </table:table-cell>
          <table:table-cell office:value-type="float" office:value="23.570876999999999" table:formula="of:=MAX([.E59];[.B60])" table:style-name="ce1">
            <text:p>23.570877</text:p>
          </table:table-cell>
          <table:table-cell office:value-type="float" office:value="-5.1768120464927875E-2" table:formula="of:=([.B60]-[.E60])/[.E60]" table:style-name="ce1">
            <text:p>-0.0517681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5.10.2024</text:p>
          </table:table-cell>
          <table:table-cell office:value-type="float" office:value="22.153331000000001" table:style-name="ce4">
            <text:p>22.153331</text:p>
          </table:table-cell>
          <table:table-cell office:value-type="float" office:value="-8.8286442765418624E-3" table:formula="of:=([.B61]-[.B60]) / [.B60]" table:style-name="ce4">
            <text:p>-0.008828644</text:p>
          </table:table-cell>
          <table:table-cell office:value-type="float" office:value="-8.8678476688582482E-3" table:formula="of:=LN([.B61]/[.B60])" table:style-name="ce4">
            <text:p>-0.008867848</text:p>
          </table:table-cell>
          <table:table-cell office:value-type="float" office:value="23.570876999999999" table:formula="of:=MAX([.E60];[.B61])" table:style-name="ce1">
            <text:p>23.570877</text:p>
          </table:table-cell>
          <table:table-cell office:value-type="float" office:value="-6.0139722421019719E-2" table:formula="of:=([.B61]-[.E61])/[.E61]" table:style-name="ce1">
            <text:p>-0.06013972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6.10.2024</text:p>
          </table:table-cell>
          <table:table-cell office:value-type="float" office:value="22.315912999999998" table:style-name="ce4">
            <text:p>22.315913</text:p>
          </table:table-cell>
          <table:table-cell office:value-type="float" office:value="7.3389414892052526E-3" table:formula="of:=([.B62]-[.B61]) / [.B61]" table:style-name="ce4">
            <text:p>0.007338941</text:p>
          </table:table-cell>
          <table:table-cell office:value-type="float" office:value="7.3121424957347915E-3" table:formula="of:=LN([.B62]/[.B61])" table:style-name="ce4">
            <text:p>0.007312142</text:p>
          </table:table-cell>
          <table:table-cell office:value-type="float" office:value="23.570876999999999" table:formula="of:=MAX([.E61];[.B62])" table:style-name="ce1">
            <text:p>23.570877</text:p>
          </table:table-cell>
          <table:table-cell office:value-type="float" office:value="-5.3242142835839376E-2" table:formula="of:=([.B62]-[.E62])/[.E62]" table:style-name="ce1">
            <text:p>-0.05324214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7.10.2024</text:p>
          </table:table-cell>
          <table:table-cell office:value-type="float" office:value="22.464012" table:style-name="ce4">
            <text:p>22.464012</text:p>
          </table:table-cell>
          <table:table-cell office:value-type="float" office:value="6.6364750570591484E-3" table:formula="of:=([.B63]-[.B62]) / [.B62]" table:style-name="ce4">
            <text:p>0.006636475</text:p>
          </table:table-cell>
          <table:table-cell office:value-type="float" office:value="6.6145506037365272E-3" table:formula="of:=LN([.B63]/[.B62])" table:style-name="ce4">
            <text:p>0.006614551</text:p>
          </table:table-cell>
          <table:table-cell office:value-type="float" office:value="23.570876999999999" table:formula="of:=MAX([.E62];[.B63])" table:style-name="ce1">
            <text:p>23.570877</text:p>
          </table:table-cell>
          <table:table-cell office:value-type="float" office:value="-4.6959007931694656E-2" table:formula="of:=([.B63]-[.E63])/[.E63]" table:style-name="ce1">
            <text:p>-0.04695900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8.10.2024</text:p>
          </table:table-cell>
          <table:table-cell office:value-type="float" office:value="22.505555999999999" table:style-name="ce4">
            <text:p>22.505556</text:p>
          </table:table-cell>
          <table:table-cell office:value-type="float" office:value="1.8493579864539891E-3" table:formula="of:=([.B64]-[.B63]) / [.B63]" table:style-name="ce4">
            <text:p>0.001849358</text:p>
          </table:table-cell>
          <table:table-cell office:value-type="float" office:value="1.8476500293981388E-3" table:formula="of:=LN([.B64]/[.B63])" table:style-name="ce4">
            <text:p>0.00184765</text:p>
          </table:table-cell>
          <table:table-cell office:value-type="float" office:value="23.570876999999999" table:formula="of:=MAX([.E63];[.B64])" table:style-name="ce1">
            <text:p>23.570877</text:p>
          </table:table-cell>
          <table:table-cell office:value-type="float" office:value="-4.5196493961595099E-2" table:formula="of:=([.B64]-[.E64])/[.E64]" table:style-name="ce1">
            <text:p>-0.04519649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1.10.2024</text:p>
          </table:table-cell>
          <table:table-cell office:value-type="float" office:value="22.364567999999998" table:style-name="ce4">
            <text:p>22.364568</text:p>
          </table:table-cell>
          <table:table-cell office:value-type="float" office:value="-6.2645863981320932E-3" table:formula="of:=([.B65]-[.B64]) / [.B64]" table:style-name="ce4">
            <text:p>-0.006264586</text:p>
          </table:table-cell>
          <table:table-cell office:value-type="float" office:value="-6.2842912578054272E-3" table:formula="of:=LN([.B65]/[.B64])" table:style-name="ce4">
            <text:p>-0.006284291</text:p>
          </table:table-cell>
          <table:table-cell office:value-type="float" office:value="23.570876999999999" table:formula="of:=MAX([.E64];[.B65])" table:style-name="ce1">
            <text:p>23.570877</text:p>
          </table:table-cell>
          <table:table-cell office:value-type="float" office:value="-5.117794301841213E-2" table:formula="of:=([.B65]-[.E65])/[.E65]" table:style-name="ce1">
            <text:p>-0.05117794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2.10.2024</text:p>
          </table:table-cell>
          <table:table-cell office:value-type="float" office:value="22.330559999999998" table:style-name="ce4">
            <text:p>22.33056</text:p>
          </table:table-cell>
          <table:table-cell office:value-type="float" office:value="-1.5206195800428624E-3" table:formula="of:=([.B66]-[.B65]) / [.B65]" table:style-name="ce4">
            <text:p>-0.00152062</text:p>
          </table:table-cell>
          <table:table-cell office:value-type="float" office:value="-1.5217768953695286E-3" table:formula="of:=LN([.B66]/[.B65])" table:style-name="ce4">
            <text:p>-0.001521777</text:p>
          </table:table-cell>
          <table:table-cell office:value-type="float" office:value="23.570876999999999" table:formula="of:=MAX([.E65];[.B66])" table:style-name="ce1">
            <text:p>23.570877</text:p>
          </table:table-cell>
          <table:table-cell office:value-type="float" office:value="-5.2620740416234872E-2" table:formula="of:=([.B66]-[.E66])/[.E66]" table:style-name="ce1">
            <text:p>-0.0526207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3.10.2024</text:p>
          </table:table-cell>
          <table:table-cell office:value-type="float" office:value="22.562662" table:style-name="ce4">
            <text:p>22.562662</text:p>
          </table:table-cell>
          <table:table-cell office:value-type="float" office:value="1.0393917573047929E-2" table:formula="of:=([.B67]-[.B66]) / [.B66]" table:style-name="ce4">
            <text:p>0.010393918</text:p>
          </table:table-cell>
          <table:table-cell office:value-type="float" office:value="1.0340272215209452E-2" table:formula="of:=LN([.B67]/[.B66])" table:style-name="ce4">
            <text:p>0.010340272</text:p>
          </table:table-cell>
          <table:table-cell office:value-type="float" office:value="23.570876999999999" table:formula="of:=MAX([.E66];[.B67])" table:style-name="ce1">
            <text:p>23.570877</text:p>
          </table:table-cell>
          <table:table-cell office:value-type="float" office:value="-4.2773758481706045E-2" table:formula="of:=([.B67]-[.E67])/[.E67]" table:style-name="ce1">
            <text:p>-0.04277375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4.10.2024</text:p>
          </table:table-cell>
          <table:table-cell office:value-type="float" office:value="22.384183" table:style-name="ce4">
            <text:p>22.384183</text:p>
          </table:table-cell>
          <table:table-cell office:value-type="float" office:value="-7.9103697959043741E-3" table:formula="of:=([.B68]-[.B67]) / [.B67]" table:style-name="ce4">
            <text:p>-0.00791037</text:p>
          </table:table-cell>
          <table:table-cell office:value-type="float" office:value="-7.9418227505311176E-3" table:formula="of:=LN([.B68]/[.B67])" table:style-name="ce4">
            <text:p>-0.007941823</text:p>
          </table:table-cell>
          <table:table-cell office:value-type="float" office:value="23.570876999999999" table:formula="of:=MAX([.E67];[.B68])" table:style-name="ce1">
            <text:p>23.570877</text:p>
          </table:table-cell>
          <table:table-cell office:value-type="float" office:value="-5.0345772030459424E-2" table:formula="of:=([.B68]-[.E68])/[.E68]" table:style-name="ce1">
            <text:p>-0.05034577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5.10.2024</text:p>
          </table:table-cell>
          <table:table-cell office:value-type="float" office:value="22.535228" table:style-name="ce4">
            <text:p>22.535228</text:p>
          </table:table-cell>
          <table:table-cell office:value-type="float" office:value="6.7478451190289088E-3" table:formula="of:=([.B69]-[.B68]) / [.B68]" table:style-name="ce4">
            <text:p>0.006747845</text:p>
          </table:table-cell>
          <table:table-cell office:value-type="float" office:value="6.7251803140876577E-3" table:formula="of:=LN([.B69]/[.B68])" table:style-name="ce4">
            <text:p>0.00672518</text:p>
          </table:table-cell>
          <table:table-cell office:value-type="float" office:value="23.570876999999999" table:formula="of:=MAX([.E68];[.B69])" table:style-name="ce1">
            <text:p>23.570877</text:p>
          </table:table-cell>
          <table:table-cell office:value-type="float" office:value="-4.393765238348999E-2" table:formula="of:=([.B69]-[.E69])/[.E69]" table:style-name="ce1">
            <text:p>-0.04393765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8.10.2024</text:p>
          </table:table-cell>
          <table:table-cell office:value-type="float" office:value="22.578807999999999" table:style-name="ce4">
            <text:p>22.578808</text:p>
          </table:table-cell>
          <table:table-cell office:value-type="float" office:value="1.9338610641080986E-3" table:formula="of:=([.B70]-[.B69]) / [.B69]" table:style-name="ce4">
            <text:p>0.001933861</text:p>
          </table:table-cell>
          <table:table-cell office:value-type="float" office:value="1.9319935620726054E-3" table:formula="of:=LN([.B70]/[.B69])" table:style-name="ce4">
            <text:p>0.001931994</text:p>
          </table:table-cell>
          <table:table-cell office:value-type="float" office:value="23.570876999999999" table:formula="of:=MAX([.E69];[.B70])" table:style-name="ce1">
            <text:p>23.570877</text:p>
          </table:table-cell>
          <table:table-cell office:value-type="float" office:value="-4.2088760634574639E-2" table:formula="of:=([.B70]-[.E70])/[.E70]" table:style-name="ce1">
            <text:p>-0.042088761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30.10.2024</text:p>
          </table:table-cell>
          <table:table-cell office:value-type="float" office:value="22.583539999999999" table:style-name="ce4">
            <text:p>22.58354</text:p>
          </table:table-cell>
          <table:table-cell office:value-type="float" office:value="2.0957705118891239E-4" table:formula="of:=([.B71]-[.B70]) / [.B70]" table:style-name="ce4">
            <text:p>0.000209577</text:p>
          </table:table-cell>
          <table:table-cell office:value-type="float" office:value="2.0955509298666906E-4" table:formula="of:=LN([.B71]/[.B70])" table:style-name="ce4">
            <text:p>0.000209555</text:p>
          </table:table-cell>
          <table:table-cell office:value-type="float" office:value="23.570876999999999" table:formula="of:=MAX([.E70];[.B71])" table:style-name="ce1">
            <text:p>23.570877</text:p>
          </table:table-cell>
          <table:table-cell office:value-type="float" office:value="-4.1888004421727715E-2" table:formula="of:=([.B71]-[.E71])/[.E71]" table:style-name="ce1">
            <text:p>-0.04188800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31.10.2024</text:p>
          </table:table-cell>
          <table:table-cell office:value-type="float" office:value="22.774891" table:style-name="ce4">
            <text:p>22.774891</text:p>
          </table:table-cell>
          <table:table-cell office:value-type="float" office:value="8.4730294719074575E-3" table:formula="of:=([.B72]-[.B71]) / [.B71]" table:style-name="ce4">
            <text:p>0.008473029</text:p>
          </table:table-cell>
          <table:table-cell office:value-type="float" office:value="8.4373348437227127E-3" table:formula="of:=LN([.B72]/[.B71])" table:style-name="ce4">
            <text:p>0.008437335</text:p>
          </table:table-cell>
          <table:table-cell office:value-type="float" office:value="23.570876999999999" table:formula="of:=MAX([.E71];[.B72])" table:style-name="ce1">
            <text:p>23.570877</text:p>
          </table:table-cell>
          <table:table-cell office:value-type="float" office:value="-3.3769893245804948E-2" table:formula="of:=([.B72]-[.E72])/[.E72]" table:style-name="ce1">
            <text:p>-0.03376989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1.11.2024</text:p>
          </table:table-cell>
          <table:table-cell office:value-type="float" office:value="22.599121" table:style-name="ce4">
            <text:p>22.599121</text:p>
          </table:table-cell>
          <table:table-cell office:value-type="float" office:value="-7.7177098235069481E-3" table:formula="of:=([.B73]-[.B72]) / [.B72]" table:style-name="ce4">
            <text:p>-0.00771771</text:p>
          </table:table-cell>
          <table:table-cell office:value-type="float" office:value="-7.7476454685164843E-3" table:formula="of:=LN([.B73]/[.B72])" table:style-name="ce4">
            <text:p>-0.007747645</text:p>
          </table:table-cell>
          <table:table-cell office:value-type="float" office:value="23.570876999999999" table:formula="of:=MAX([.E72];[.B73])" table:style-name="ce1">
            <text:p>23.570877</text:p>
          </table:table-cell>
          <table:table-cell office:value-type="float" office:value="-4.1226976832469966E-2" table:formula="of:=([.B73]-[.E73])/[.E73]" table:style-name="ce1">
            <text:p>-0.04122697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4.11.2024</text:p>
          </table:table-cell>
          <table:table-cell office:value-type="float" office:value="22.639744" table:style-name="ce4">
            <text:p>22.639744</text:p>
          </table:table-cell>
          <table:table-cell office:value-type="float" office:value="1.7975477895799609E-3" table:formula="of:=([.B74]-[.B73]) / [.B73]" table:style-name="ce4">
            <text:p>0.001797548</text:p>
          </table:table-cell>
          <table:table-cell office:value-type="float" office:value="1.7959341340113327E-3" table:formula="of:=LN([.B74]/[.B73])" table:style-name="ce4">
            <text:p>0.001795934</text:p>
          </table:table-cell>
          <table:table-cell office:value-type="float" office:value="23.570876999999999" table:formula="of:=MAX([.E73];[.B74])" table:style-name="ce1">
            <text:p>23.570877</text:p>
          </table:table-cell>
          <table:table-cell office:value-type="float" office:value="-3.9503536503966277E-2" table:formula="of:=([.B74]-[.E74])/[.E74]" table:style-name="ce1">
            <text:p>-0.03950353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5.11.2024</text:p>
          </table:table-cell>
          <table:table-cell office:value-type="float" office:value="22.353728" table:style-name="ce4">
            <text:p>22.353728</text:p>
          </table:table-cell>
          <table:table-cell office:value-type="float" office:value="-1.2633358398398853E-2" table:formula="of:=([.B75]-[.B74]) / [.B74]" table:style-name="ce4">
            <text:p>-0.012633358</text:p>
          </table:table-cell>
          <table:table-cell office:value-type="float" office:value="-1.2713837805848215E-2" table:formula="of:=LN([.B75]/[.B74])" table:style-name="ce4">
            <text:p>-0.012713838</text:p>
          </table:table-cell>
          <table:table-cell office:value-type="float" office:value="23.570876999999999" table:formula="of:=MAX([.E74];[.B75])" table:style-name="ce1">
            <text:p>23.570877</text:p>
          </table:table-cell>
          <table:table-cell office:value-type="float" office:value="-5.1637832567706293E-2" table:formula="of:=([.B75]-[.E75])/[.E75]" table:style-name="ce1">
            <text:p>-0.05163783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6.11.2024</text:p>
          </table:table-cell>
          <table:table-cell office:value-type="float" office:value="22.225182" table:style-name="ce4">
            <text:p>22.225182</text:p>
          </table:table-cell>
          <table:table-cell office:value-type="float" office:value="-5.7505396862662034E-3" table:formula="of:=([.B76]-[.B75]) / [.B75]" table:style-name="ce4">
            <text:p>-0.00575054</text:p>
          </table:table-cell>
          <table:table-cell office:value-type="float" office:value="-5.7671377018931195E-3" table:formula="of:=LN([.B76]/[.B75])" table:style-name="ce4">
            <text:p>-0.005767138</text:p>
          </table:table-cell>
          <table:table-cell office:value-type="float" office:value="23.570876999999999" table:formula="of:=MAX([.E75];[.B76])" table:style-name="ce1">
            <text:p>23.570877</text:p>
          </table:table-cell>
          <table:table-cell office:value-type="float" office:value="-5.7091426848479128E-2" table:formula="of:=([.B76]-[.E76])/[.E76]" table:style-name="ce1">
            <text:p>-0.05709142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7.11.2024</text:p>
          </table:table-cell>
          <table:table-cell office:value-type="float" office:value="22.379958999999999" table:style-name="ce4">
            <text:p>22.379959</text:p>
          </table:table-cell>
          <table:table-cell office:value-type="float" office:value="6.9640374598506898E-3" table:formula="of:=([.B77]-[.B76]) / [.B76]" table:style-name="ce4">
            <text:p>0.006964037</text:p>
          </table:table-cell>
          <table:table-cell office:value-type="float" office:value="6.9399005464335943E-3" table:formula="of:=LN([.B77]/[.B76])" table:style-name="ce4">
            <text:p>0.006939901</text:p>
          </table:table-cell>
          <table:table-cell office:value-type="float" office:value="23.570876999999999" table:formula="of:=MAX([.E76];[.B77])" table:style-name="ce1">
            <text:p>23.570877</text:p>
          </table:table-cell>
          <table:table-cell office:value-type="float" office:value="-5.0524976223837573E-2" table:formula="of:=([.B77]-[.E77])/[.E77]" table:style-name="ce1">
            <text:p>-0.05052497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8.11.2024</text:p>
          </table:table-cell>
          <table:table-cell office:value-type="float" office:value="22.56559" table:style-name="ce4">
            <text:p>22.56559</text:p>
          </table:table-cell>
          <table:table-cell office:value-type="float" office:value="8.2945192169476614E-3" table:formula="of:=([.B78]-[.B77]) / [.B77]" table:style-name="ce4">
            <text:p>0.008294519</text:p>
          </table:table-cell>
          <table:table-cell office:value-type="float" office:value="8.2603087352432422E-3" table:formula="of:=LN([.B78]/[.B77])" table:style-name="ce4">
            <text:p>0.008260309</text:p>
          </table:table-cell>
          <table:table-cell office:value-type="float" office:value="23.570876999999999" table:formula="of:=MAX([.E77];[.B78])" table:style-name="ce1">
            <text:p>23.570877</text:p>
          </table:table-cell>
          <table:table-cell office:value-type="float" office:value="-4.2649537393114355E-2" table:formula="of:=([.B78]-[.E78])/[.E78]" table:style-name="ce1">
            <text:p>-0.04264953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1.11.2024</text:p>
          </table:table-cell>
          <table:table-cell office:value-type="float" office:value="22.792504000000001" table:style-name="ce4">
            <text:p>22.792504</text:p>
          </table:table-cell>
          <table:table-cell office:value-type="float" office:value="1.0055753029280454E-2" table:formula="of:=([.B79]-[.B78]) / [.B78]" table:style-name="ce4">
            <text:p>0.010055753</text:p>
          </table:table-cell>
          <table:table-cell office:value-type="float" office:value="1.0005530348737413E-2" table:formula="of:=LN([.B79]/[.B78])" table:style-name="ce4">
            <text:p>0.01000553</text:p>
          </table:table-cell>
          <table:table-cell office:value-type="float" office:value="23.570876999999999" table:formula="of:=MAX([.E78];[.B79])" table:style-name="ce1">
            <text:p>23.570877</text:p>
          </table:table-cell>
          <table:table-cell office:value-type="float" office:value="-3.3022657578672121E-2" table:formula="of:=([.B79]-[.E79])/[.E79]" table:style-name="ce1">
            <text:p>-0.03302265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2.11.2024</text:p>
          </table:table-cell>
          <table:table-cell office:value-type="float" office:value="22.735944" table:style-name="ce4">
            <text:p>22.735944</text:p>
          </table:table-cell>
          <table:table-cell office:value-type="float" office:value="-2.4815176077187945E-3" table:formula="of:=([.B80]-[.B79]) / [.B79]" table:style-name="ce4">
            <text:p>-0.002481518</text:p>
          </table:table-cell>
          <table:table-cell office:value-type="float" office:value="-2.4846016757066195E-3" table:formula="of:=LN([.B80]/[.B79])" table:style-name="ce4">
            <text:p>-0.002484602</text:p>
          </table:table-cell>
          <table:table-cell office:value-type="float" office:value="23.570876999999999" table:formula="of:=MAX([.E79];[.B80])" table:style-name="ce1">
            <text:p>23.570877</text:p>
          </table:table-cell>
          <table:table-cell office:value-type="float" office:value="-3.5422228880155775E-2" table:formula="of:=([.B80]-[.E80])/[.E80]" table:style-name="ce1">
            <text:p>-0.03542222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3.11.2024</text:p>
          </table:table-cell>
          <table:table-cell office:value-type="float" office:value="22.747457000000001" table:style-name="ce4">
            <text:p>22.747457</text:p>
          </table:table-cell>
          <table:table-cell office:value-type="float" office:value="5.063787982588615E-4" table:formula="of:=([.B81]-[.B80]) / [.B80]" table:style-name="ce4">
            <text:p>0.000506379</text:p>
          </table:table-cell>
          <table:table-cell office:value-type="float" office:value="5.0625063178058062E-4" table:formula="of:=LN([.B81]/[.B80])" table:style-name="ce4">
            <text:p>0.000506251</text:p>
          </table:table-cell>
          <table:table-cell office:value-type="float" office:value="23.570876999999999" table:formula="of:=MAX([.E80];[.B81])" table:style-name="ce1">
            <text:p>23.570877</text:p>
          </table:table-cell>
          <table:table-cell office:value-type="float" office:value="-3.4933787147588893E-2" table:formula="of:=([.B81]-[.E81])/[.E81]" table:style-name="ce1">
            <text:p>-0.03493378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4.11.2024</text:p>
          </table:table-cell>
          <table:table-cell office:value-type="float" office:value="22.677911000000002" table:style-name="ce4">
            <text:p>22.677911</text:p>
          </table:table-cell>
          <table:table-cell office:value-type="float" office:value="-3.0573087796143101E-3" table:formula="of:=([.B82]-[.B81]) / [.B81]" table:style-name="ce4">
            <text:p>-0.003057309</text:p>
          </table:table-cell>
          <table:table-cell office:value-type="float" office:value="-3.0619918956916983E-3" table:formula="of:=LN([.B82]/[.B81])" table:style-name="ce4">
            <text:p>-0.003061992</text:p>
          </table:table-cell>
          <table:table-cell office:value-type="float" office:value="23.570876999999999" table:formula="of:=MAX([.E81];[.B82])" table:style-name="ce1">
            <text:p>23.570877</text:p>
          </table:table-cell>
          <table:table-cell office:value-type="float" office:value="-3.7884292553051709E-2" table:formula="of:=([.B82]-[.E82])/[.E82]" table:style-name="ce1">
            <text:p>-0.03788429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5.11.2024</text:p>
          </table:table-cell>
          <table:table-cell office:value-type="float" office:value="22.779931000000001" table:style-name="ce4">
            <text:p>22.779931</text:p>
          </table:table-cell>
          <table:table-cell office:value-type="float" office:value="4.4986506914150752E-3" table:formula="of:=([.B83]-[.B82]) / [.B82]" table:style-name="ce4">
            <text:p>0.004498651</text:p>
          </table:table-cell>
          <table:table-cell office:value-type="float" office:value="4.4885620080524959E-3" table:formula="of:=LN([.B83]/[.B82])" table:style-name="ce4">
            <text:p>0.004488562</text:p>
          </table:table-cell>
          <table:table-cell office:value-type="float" office:value="23.570876999999999" table:formula="of:=MAX([.E82];[.B83])" table:style-name="ce1">
            <text:p>23.570877</text:p>
          </table:table-cell>
          <table:table-cell office:value-type="float" office:value="-3.355607006052419E-2" table:formula="of:=([.B83]-[.E83])/[.E83]" table:style-name="ce1">
            <text:p>-0.0335560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8.11.2024</text:p>
          </table:table-cell>
          <table:table-cell office:value-type="float" office:value="22.939629" table:style-name="ce4">
            <text:p>22.939629</text:p>
          </table:table-cell>
          <table:table-cell office:value-type="float" office:value="7.0104689957137612E-3" table:formula="of:=([.B84]-[.B83]) / [.B83]" table:style-name="ce4">
            <text:p>0.007010469</text:p>
          </table:table-cell>
          <table:table-cell office:value-type="float" office:value="6.9860099045435699E-3" table:formula="of:=LN([.B84]/[.B83])" table:style-name="ce4">
            <text:p>0.00698601</text:p>
          </table:table-cell>
          <table:table-cell office:value-type="float" office:value="23.570876999999999" table:formula="of:=MAX([.E83];[.B84])" table:style-name="ce1">
            <text:p>23.570877</text:p>
          </table:table-cell>
          <table:table-cell office:value-type="float" office:value="-2.678084485358773E-2" table:formula="of:=([.B84]-[.E84])/[.E84]" table:style-name="ce1">
            <text:p>-0.02678084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9.11.2024</text:p>
          </table:table-cell>
          <table:table-cell office:value-type="float" office:value="23.010797" table:style-name="ce4">
            <text:p>23.010797</text:p>
          </table:table-cell>
          <table:table-cell office:value-type="float" office:value="3.1024041408865034E-3" table:formula="of:=([.B85]-[.B84]) / [.B84]" table:style-name="ce4">
            <text:p>0.003102404</text:p>
          </table:table-cell>
          <table:table-cell office:value-type="float" office:value="3.0976016155124294E-3" table:formula="of:=LN([.B85]/[.B84])" table:style-name="ce4">
            <text:p>0.003097602</text:p>
          </table:table-cell>
          <table:table-cell office:value-type="float" office:value="23.570876999999999" table:formula="of:=MAX([.E84];[.B85])" table:style-name="ce1">
            <text:p>23.570877</text:p>
          </table:table-cell>
          <table:table-cell office:value-type="float" office:value="-2.3761525716671436E-2" table:formula="of:=([.B85]-[.E85])/[.E85]" table:style-name="ce1">
            <text:p>-0.02376152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0.11.2024</text:p>
          </table:table-cell>
          <table:table-cell office:value-type="float" office:value="22.930858000000001" table:style-name="ce4">
            <text:p>22.930858</text:p>
          </table:table-cell>
          <table:table-cell office:value-type="float" office:value="-3.4739778895967635E-3" table:formula="of:=([.B86]-[.B85]) / [.B85]" table:style-name="ce4">
            <text:p>-0.003473978</text:p>
          </table:table-cell>
          <table:table-cell office:value-type="float" office:value="-3.4800261625592705E-3" table:formula="of:=LN([.B86]/[.B85])" table:style-name="ce4">
            <text:p>-0.003480026</text:p>
          </table:table-cell>
          <table:table-cell office:value-type="float" office:value="23.570876999999999" table:formula="of:=MAX([.E85];[.B86])" table:style-name="ce1">
            <text:p>23.570877</text:p>
          </table:table-cell>
          <table:table-cell office:value-type="float" office:value="-2.7152956591305399E-2" table:formula="of:=([.B86]-[.E86])/[.E86]" table:style-name="ce1">
            <text:p>-0.02715295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1.11.2024</text:p>
          </table:table-cell>
          <table:table-cell office:value-type="float" office:value="22.787675" table:style-name="ce4">
            <text:p>22.787675</text:p>
          </table:table-cell>
          <table:table-cell office:value-type="float" office:value="-6.2441187329318644E-3" table:formula="of:=([.B87]-[.B86]) / [.B86]" table:style-name="ce4">
            <text:p>-0.006244119</text:p>
          </table:table-cell>
          <table:table-cell office:value-type="float" office:value="-6.2636947749389943E-3" table:formula="of:=LN([.B87]/[.B86])" table:style-name="ce4">
            <text:p>-0.006263695</text:p>
          </table:table-cell>
          <table:table-cell office:value-type="float" office:value="23.570876999999999" table:formula="of:=MAX([.E86];[.B87])" table:style-name="ce1">
            <text:p>23.570877</text:p>
          </table:table-cell>
          <table:table-cell office:value-type="float" office:value="-3.3227529039331009E-2" table:formula="of:=([.B87]-[.E87])/[.E87]" table:style-name="ce1">
            <text:p>-0.03322752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2.11.2024</text:p>
          </table:table-cell>
          <table:table-cell office:value-type="float" office:value="23.180858000000001" table:style-name="ce4">
            <text:p>23.180858</text:p>
          </table:table-cell>
          <table:table-cell office:value-type="float" office:value="1.7254195524554414E-2" table:formula="of:=([.B88]-[.B87]) / [.B87]" table:style-name="ce4">
            <text:p>0.017254196</text:p>
          </table:table-cell>
          <table:table-cell office:value-type="float" office:value="1.7107032270173447E-2" table:formula="of:=LN([.B88]/[.B87])" table:style-name="ce4">
            <text:p>0.017107032</text:p>
          </table:table-cell>
          <table:table-cell office:value-type="float" office:value="23.570876999999999" table:formula="of:=MAX([.E87];[.B88])" table:style-name="ce1">
            <text:p>23.570877</text:p>
          </table:table-cell>
          <table:table-cell office:value-type="float" office:value="-1.6546647797619021E-2" table:formula="of:=([.B88]-[.E88])/[.E88]" table:style-name="ce1">
            <text:p>-0.01654664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5.11.2024</text:p>
          </table:table-cell>
          <table:table-cell office:value-type="float" office:value="23.470409" table:style-name="ce4">
            <text:p>23.470409</text:p>
          </table:table-cell>
          <table:table-cell office:value-type="float" office:value="1.2490952664478572E-2" table:formula="of:=([.B89]-[.B88]) / [.B88]" table:style-name="ce4">
            <text:p>0.012490953</text:p>
          </table:table-cell>
          <table:table-cell office:value-type="float" office:value="1.2413584318612877E-2" table:formula="of:=LN([.B89]/[.B88])" table:style-name="ce4">
            <text:p>0.012413584</text:p>
          </table:table-cell>
          <table:table-cell office:value-type="float" office:value="23.570876999999999" table:formula="of:=MAX([.E88];[.B89])" table:style-name="ce1">
            <text:p>23.570877</text:p>
          </table:table-cell>
          <table:table-cell office:value-type="float" office:value="-4.2623785275363044E-3" table:formula="of:=([.B89]-[.E89])/[.E89]" table:style-name="ce1">
            <text:p>-0.00426237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6.11.2024</text:p>
          </table:table-cell>
          <table:table-cell office:value-type="float" office:value="23.506523999999999" table:style-name="ce4">
            <text:p>23.506524</text:p>
          </table:table-cell>
          <table:table-cell office:value-type="float" office:value="1.5387460866148003E-3" table:formula="of:=([.B90]-[.B89]) / [.B89]" table:style-name="ce4">
            <text:p>0.001538746</text:p>
          </table:table-cell>
          <table:table-cell office:value-type="float" office:value="1.5375634299053631E-3" table:formula="of:=LN([.B90]/[.B89])" table:style-name="ce4">
            <text:p>0.001537563</text:p>
          </table:table-cell>
          <table:table-cell office:value-type="float" office:value="23.570876999999999" table:formula="of:=MAX([.E89];[.B90])" table:style-name="ce1">
            <text:p>23.570877</text:p>
          </table:table-cell>
          <table:table-cell office:value-type="float" office:value="-2.7301911592004214E-3" table:formula="of:=([.B90]-[.E90])/[.E90]" table:style-name="ce1">
            <text:p>-0.002730191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7.11.2024</text:p>
          </table:table-cell>
          <table:table-cell office:value-type="float" office:value="23.483668999999999" table:style-name="ce4">
            <text:p>23.483669</text:p>
          </table:table-cell>
          <table:table-cell office:value-type="float" office:value="-9.7228326910434948E-4" table:formula="of:=([.B91]-[.B90]) / [.B90]" table:style-name="ce4">
            <text:p>-0.000972283</text:p>
          </table:table-cell>
          <table:table-cell office:value-type="float" office:value="-9.7275624308336872E-4" table:formula="of:=LN([.B91]/[.B90])" table:style-name="ce4">
            <text:p>-0.000972756</text:p>
          </table:table-cell>
          <table:table-cell office:value-type="float" office:value="23.570876999999999" table:formula="of:=MAX([.E90];[.B91])" table:style-name="ce1">
            <text:p>23.570877</text:p>
          </table:table-cell>
          <table:table-cell office:value-type="float" office:value="-3.6998199091192235E-3" table:formula="of:=([.B91]-[.E91])/[.E91]" table:style-name="ce1">
            <text:p>-0.0036998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8.11.2024</text:p>
          </table:table-cell>
          <table:table-cell office:value-type="float" office:value="23.547958999999999" table:style-name="ce4">
            <text:p>23.547959</text:p>
          </table:table-cell>
          <table:table-cell office:value-type="float" office:value="2.7376471708913858E-3" table:formula="of:=([.B92]-[.B91]) / [.B91]" table:style-name="ce4">
            <text:p>0.002737647</text:p>
          </table:table-cell>
          <table:table-cell office:value-type="float" office:value="2.7339066401555717E-3" table:formula="of:=LN([.B92]/[.B91])" table:style-name="ce4">
            <text:p>0.002733907</text:p>
          </table:table-cell>
          <table:table-cell office:value-type="float" office:value="23.570876999999999" table:formula="of:=MAX([.E91];[.B92])" table:style-name="ce1">
            <text:p>23.570877</text:p>
          </table:table-cell>
          <table:table-cell office:value-type="float" office:value="-9.7230153973484575E-4" table:formula="of:=([.B92]-[.E92])/[.E92]" table:style-name="ce1">
            <text:p>-0.00097230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9.11.2024</text:p>
          </table:table-cell>
          <table:table-cell office:value-type="float" office:value="23.528599" table:style-name="ce4">
            <text:p>23.528599</text:p>
          </table:table-cell>
          <table:table-cell office:value-type="float" office:value="-8.2215193257296462E-4" table:formula="of:=([.B93]-[.B92]) / [.B92]" table:style-name="ce4">
            <text:p>-0.000822152</text:p>
          </table:table-cell>
          <table:table-cell office:value-type="float" office:value="-8.2249008482746335E-4" table:formula="of:=LN([.B93]/[.B92])" table:style-name="ce4">
            <text:p>-0.00082249</text:p>
          </table:table-cell>
          <table:table-cell office:value-type="float" office:value="23.570876999999999" table:formula="of:=MAX([.E92];[.B93])" table:style-name="ce1">
            <text:p>23.570877</text:p>
          </table:table-cell>
          <table:table-cell office:value-type="float" office:value="-1.7936540927178735E-3" table:formula="of:=([.B93]-[.E93])/[.E93]" table:style-name="ce1">
            <text:p>-0.00179365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2.12.2024</text:p>
          </table:table-cell>
          <table:table-cell office:value-type="float" office:value="23.597238999999998" table:style-name="ce4">
            <text:p>23.597239</text:p>
          </table:table-cell>
          <table:table-cell office:value-type="float" office:value="2.917300770861813E-3" table:formula="of:=([.B94]-[.B93]) / [.B93]" table:style-name="ce4">
            <text:p>0.002917301</text:p>
          </table:table-cell>
          <table:table-cell office:value-type="float" office:value="2.9130537069382827E-3" table:formula="of:=LN([.B94]/[.B93])" table:style-name="ce4">
            <text:p>0.002913054</text:p>
          </table:table-cell>
          <table:table-cell office:value-type="float" office:value="23.597238999999998" table:formula="of:=MAX([.E93];[.B94])" table:style-name="ce1">
            <text:p>23.597239</text:p>
          </table:table-cell>
          <table:table-cell office:value-type="float" office:value="0" table:formula="of:=([.B94]-[.E94])/[.E94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3.12.2024</text:p>
          </table:table-cell>
          <table:table-cell office:value-type="float" office:value="23.631537000000002" table:style-name="ce4">
            <text:p>23.631537</text:p>
          </table:table-cell>
          <table:table-cell office:value-type="float" office:value="1.4534751290184106E-3" table:formula="of:=([.B95]-[.B94]) / [.B94]" table:style-name="ce4">
            <text:p>0.001453475</text:p>
          </table:table-cell>
          <table:table-cell office:value-type="float" office:value="1.452419856461016E-3" table:formula="of:=LN([.B95]/[.B94])" table:style-name="ce4">
            <text:p>0.00145242</text:p>
          </table:table-cell>
          <table:table-cell office:value-type="float" office:value="23.631537000000002" table:formula="of:=MAX([.E94];[.B95])" table:style-name="ce1">
            <text:p>23.631537</text:p>
          </table:table-cell>
          <table:table-cell office:value-type="float" office:value="0" table:formula="of:=([.B95]-[.E95])/[.E95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4.12.2024</text:p>
          </table:table-cell>
          <table:table-cell office:value-type="float" office:value="23.829699999999999" table:style-name="ce4">
            <text:p>23.8297</text:p>
          </table:table-cell>
          <table:table-cell office:value-type="float" office:value="8.3855315885715525E-3" table:formula="of:=([.B96]-[.B95]) / [.B95]" table:style-name="ce4">
            <text:p>0.008385532</text:p>
          </table:table-cell>
          <table:table-cell office:value-type="float" office:value="8.3505683395361727E-3" table:formula="of:=LN([.B96]/[.B95])" table:style-name="ce4">
            <text:p>0.008350568</text:p>
          </table:table-cell>
          <table:table-cell office:value-type="float" office:value="23.829699999999999" table:formula="of:=MAX([.E95];[.B96])" table:style-name="ce1">
            <text:p>23.8297</text:p>
          </table:table-cell>
          <table:table-cell office:value-type="float" office:value="0" table:formula="of:=([.B96]-[.E96])/[.E96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5.12.2024</text:p>
          </table:table-cell>
          <table:table-cell office:value-type="float" office:value="23.890021000000001" table:style-name="ce4">
            <text:p>23.890021</text:p>
          </table:table-cell>
          <table:table-cell office:value-type="float" office:value="2.5313369450728229E-3" table:formula="of:=([.B97]-[.B96]) / [.B96]" table:style-name="ce4">
            <text:p>0.002531337</text:p>
          </table:table-cell>
          <table:table-cell office:value-type="float" office:value="2.5281385081187503E-3" table:formula="of:=LN([.B97]/[.B96])" table:style-name="ce4">
            <text:p>0.002528139</text:p>
          </table:table-cell>
          <table:table-cell office:value-type="float" office:value="23.890021000000001" table:formula="of:=MAX([.E96];[.B97])" table:style-name="ce1">
            <text:p>23.890021</text:p>
          </table:table-cell>
          <table:table-cell office:value-type="float" office:value="0" table:formula="of:=([.B97]-[.E97])/[.E97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6.12.2024</text:p>
          </table:table-cell>
          <table:table-cell office:value-type="float" office:value="23.988931999999998" table:style-name="ce4">
            <text:p>23.988932</text:p>
          </table:table-cell>
          <table:table-cell office:value-type="float" office:value="4.1402642551045697E-3" table:formula="of:=([.B98]-[.B97]) / [.B97]" table:style-name="ce4">
            <text:p>0.004140264</text:p>
          </table:table-cell>
          <table:table-cell office:value-type="float" office:value="4.1317169450132201E-3" table:formula="of:=LN([.B98]/[.B97])" table:style-name="ce4">
            <text:p>0.004131717</text:p>
          </table:table-cell>
          <table:table-cell office:value-type="float" office:value="23.988931999999998" table:formula="of:=MAX([.E97];[.B98])" table:style-name="ce1">
            <text:p>23.988932</text:p>
          </table:table-cell>
          <table:table-cell office:value-type="float" office:value="0" table:formula="of:=([.B98]-[.E98])/[.E98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9.12.2024</text:p>
          </table:table-cell>
          <table:table-cell office:value-type="float" office:value="24.245003000000001" table:style-name="ce4">
            <text:p>24.245003</text:p>
          </table:table-cell>
          <table:table-cell office:value-type="float" office:value="1.0674547745602104E-2" table:formula="of:=([.B99]-[.B98]) / [.B98]" table:style-name="ce4">
            <text:p>0.010674548</text:p>
          </table:table-cell>
          <table:table-cell office:value-type="float" office:value="1.0617976982933356E-2" table:formula="of:=LN([.B99]/[.B98])" table:style-name="ce4">
            <text:p>0.010617977</text:p>
          </table:table-cell>
          <table:table-cell office:value-type="float" office:value="24.245003000000001" table:formula="of:=MAX([.E98];[.B99])" table:style-name="ce1">
            <text:p>24.245003</text:p>
          </table:table-cell>
          <table:table-cell office:value-type="float" office:value="0" table:formula="of:=([.B99]-[.E99])/[.E99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0.12.2024</text:p>
          </table:table-cell>
          <table:table-cell office:value-type="float" office:value="24.420584000000002" table:style-name="ce4">
            <text:p>24.420584</text:p>
          </table:table-cell>
          <table:table-cell office:value-type="float" office:value="7.2419458970576778E-3" table:formula="of:=([.B100]-[.B99]) / [.B99]" table:style-name="ce4">
            <text:p>0.007241946</text:p>
          </table:table-cell>
          <table:table-cell office:value-type="float" office:value="7.215848926357688E-3" table:formula="of:=LN([.B100]/[.B99])" table:style-name="ce4">
            <text:p>0.007215849</text:p>
          </table:table-cell>
          <table:table-cell office:value-type="float" office:value="24.420584000000002" table:formula="of:=MAX([.E99];[.B100])" table:style-name="ce1">
            <text:p>24.420584</text:p>
          </table:table-cell>
          <table:table-cell office:value-type="float" office:value="0" table:formula="of:=([.B100]-[.E100])/[.E100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1.12.2024</text:p>
          </table:table-cell>
          <table:table-cell office:value-type="float" office:value="24.333676000000001" table:style-name="ce4">
            <text:p>24.333676</text:p>
          </table:table-cell>
          <table:table-cell office:value-type="float" office:value="-3.5588010507857262E-3" table:formula="of:=([.B101]-[.B100]) / [.B100]" table:style-name="ce4">
            <text:p>-0.003558801</text:p>
          </table:table-cell>
          <table:table-cell office:value-type="float" office:value="-3.5651486476095586E-3" table:formula="of:=LN([.B101]/[.B100])" table:style-name="ce4">
            <text:p>-0.003565149</text:p>
          </table:table-cell>
          <table:table-cell office:value-type="float" office:value="24.420584000000002" table:formula="of:=MAX([.E100];[.B101])" table:style-name="ce1">
            <text:p>24.420584</text:p>
          </table:table-cell>
          <table:table-cell office:value-type="float" office:value="-3.5588010507857262E-3" table:formula="of:=([.B101]-[.E101])/[.E101]" table:style-name="ce1">
            <text:p>-0.003558801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2.12.2024</text:p>
          </table:table-cell>
          <table:table-cell office:value-type="float" office:value="24.356290999999999" table:style-name="ce4">
            <text:p>24.356291</text:p>
          </table:table-cell>
          <table:table-cell office:value-type="float" office:value="9.2937047407051342E-4" table:formula="of:=([.B102]-[.B101]) / [.B101]" table:style-name="ce4">
            <text:p>0.00092937</text:p>
          </table:table-cell>
          <table:table-cell office:value-type="float" office:value="9.2893887671997594E-4" table:formula="of:=LN([.B102]/[.B101])" table:style-name="ce4">
            <text:p>0.000928939</text:p>
          </table:table-cell>
          <table:table-cell office:value-type="float" office:value="24.420584000000002" table:formula="of:=MAX([.E101];[.B102])" table:style-name="ce1">
            <text:p>24.420584</text:p>
          </table:table-cell>
          <table:table-cell office:value-type="float" office:value="-2.6327380213349038E-3" table:formula="of:=([.B102]-[.E102])/[.E102]" table:style-name="ce1">
            <text:p>-0.00263273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3.12.2024</text:p>
          </table:table-cell>
          <table:table-cell office:value-type="float" office:value="24.324382" table:style-name="ce4">
            <text:p>24.324382</text:p>
          </table:table-cell>
          <table:table-cell office:value-type="float" office:value="-1.3100927394897217E-3" table:formula="of:=([.B103]-[.B102]) / [.B102]" table:style-name="ce4">
            <text:p>-0.001310093</text:p>
          </table:table-cell>
          <table:table-cell office:value-type="float" office:value="-1.3109516612427677E-3" table:formula="of:=LN([.B103]/[.B102])" table:style-name="ce4">
            <text:p>-0.001310952</text:p>
          </table:table-cell>
          <table:table-cell office:value-type="float" office:value="24.420584000000002" table:formula="of:=MAX([.E102];[.B103])" table:style-name="ce1">
            <text:p>24.420584</text:p>
          </table:table-cell>
          <table:table-cell office:value-type="float" office:value="-3.9393816298578964E-3" table:formula="of:=([.B103]-[.E103])/[.E103]" table:style-name="ce1">
            <text:p>-0.00393938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6.12.2024</text:p>
          </table:table-cell>
          <table:table-cell office:value-type="float" office:value="24.408213" table:style-name="ce4">
            <text:p>24.408213</text:p>
          </table:table-cell>
          <table:table-cell office:value-type="float" office:value="3.4463773838118474E-3" table:formula="of:=([.B104]-[.B103]) / [.B103]" table:style-name="ce4">
            <text:p>0.003446377</text:p>
          </table:table-cell>
          <table:table-cell office:value-type="float" office:value="3.4404522349061701E-3" table:formula="of:=LN([.B104]/[.B103])" table:style-name="ce4">
            <text:p>0.003440452</text:p>
          </table:table-cell>
          <table:table-cell office:value-type="float" office:value="24.420584000000002" table:formula="of:=MAX([.E103];[.B104])" table:style-name="ce1">
            <text:p>24.420584</text:p>
          </table:table-cell>
          <table:table-cell office:value-type="float" office:value="-5.0658084180139526E-4" table:formula="of:=([.B104]-[.E104])/[.E104]" table:style-name="ce1">
            <text:p>-0.000506581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7.12.2024</text:p>
          </table:table-cell>
          <table:table-cell office:value-type="float" office:value="24.302406000000001" table:style-name="ce4">
            <text:p>24.302406</text:p>
          </table:table-cell>
          <table:table-cell office:value-type="float" office:value="-4.3348933410241319E-3" table:formula="of:=([.B105]-[.B104]) / [.B104]" table:style-name="ce4">
            <text:p>-0.004334893</text:p>
          </table:table-cell>
          <table:table-cell office:value-type="float" office:value="-4.3443162325094396E-3" table:formula="of:=LN([.B105]/[.B104])" table:style-name="ce4">
            <text:p>-0.004344316</text:p>
          </table:table-cell>
          <table:table-cell office:value-type="float" office:value="24.420584000000002" table:formula="of:=MAX([.E104];[.B105])" table:style-name="ce1">
            <text:p>24.420584</text:p>
          </table:table-cell>
          <table:table-cell office:value-type="float" office:value="-4.8392782089077121E-3" table:formula="of:=([.B105]-[.E105])/[.E105]" table:style-name="ce1">
            <text:p>-0.00483927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8.12.2024</text:p>
          </table:table-cell>
          <table:table-cell office:value-type="float" office:value="24.322679000000001" table:style-name="ce4">
            <text:p>24.322679</text:p>
          </table:table-cell>
          <table:table-cell office:value-type="float" office:value="8.3419723956547928E-4" table:formula="of:=([.B106]-[.B105]) / [.B105]" table:style-name="ce4">
            <text:p>0.000834197</text:p>
          </table:table-cell>
          <table:table-cell office:value-type="float" office:value="8.338494904291295E-4" table:formula="of:=LN([.B106]/[.B105])" table:style-name="ce4">
            <text:p>0.000833849</text:p>
          </table:table-cell>
          <table:table-cell office:value-type="float" office:value="24.420584000000002" table:formula="of:=MAX([.E105];[.B106])" table:style-name="ce1">
            <text:p>24.420584</text:p>
          </table:table-cell>
          <table:table-cell office:value-type="float" office:value="-4.0091178818655931E-3" table:formula="of:=([.B106]-[.E106])/[.E106]" table:style-name="ce1">
            <text:p>-0.0040091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9.12.2024</text:p>
          </table:table-cell>
          <table:table-cell office:value-type="float" office:value="24.252745000000001" table:style-name="ce4">
            <text:p>24.252745</text:p>
          </table:table-cell>
          <table:table-cell office:value-type="float" office:value="-2.8752589301532096E-3" table:formula="of:=([.B107]-[.B106]) / [.B106]" table:style-name="ce4">
            <text:p>-0.002875259</text:p>
          </table:table-cell>
          <table:table-cell office:value-type="float" office:value="-2.8794004276009415E-3" table:formula="of:=LN([.B107]/[.B106])" table:style-name="ce4">
            <text:p>-0.0028794</text:p>
          </table:table-cell>
          <table:table-cell office:value-type="float" office:value="24.420584000000002" table:formula="of:=MAX([.E106];[.B107])" table:style-name="ce1">
            <text:p>24.420584</text:p>
          </table:table-cell>
          <table:table-cell office:value-type="float" office:value="-6.8728495600269314E-3" table:formula="of:=([.B107]-[.E107])/[.E107]" table:style-name="ce1">
            <text:p>-0.0068728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0.12.2024</text:p>
          </table:table-cell>
          <table:table-cell office:value-type="float" office:value="24.03811" table:style-name="ce4">
            <text:p>24.03811</text:p>
          </table:table-cell>
          <table:table-cell office:value-type="float" office:value="-8.8499260599161546E-3" table:formula="of:=([.B108]-[.B107]) / [.B107]" table:style-name="ce4">
            <text:p>-0.008849926</text:p>
          </table:table-cell>
          <table:table-cell office:value-type="float" office:value="-8.8893192456234536E-3" table:formula="of:=LN([.B108]/[.B107])" table:style-name="ce4">
            <text:p>-0.008889319</text:p>
          </table:table-cell>
          <table:table-cell office:value-type="float" office:value="24.420584000000002" table:formula="of:=MAX([.E107];[.B108])" table:style-name="ce1">
            <text:p>24.420584</text:p>
          </table:table-cell>
          <table:table-cell office:value-type="float" office:value="-1.5661951409515922E-2" table:formula="of:=([.B108]-[.E108])/[.E108]" table:style-name="ce1">
            <text:p>-0.015661951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3.12.2024</text:p>
          </table:table-cell>
          <table:table-cell office:value-type="float" office:value="24.056359" table:style-name="ce4">
            <text:p>24.056359</text:p>
          </table:table-cell>
          <table:table-cell office:value-type="float" office:value="7.5916950209483389E-4" table:formula="of:=([.B109]-[.B108]) / [.B108]" table:style-name="ce4">
            <text:p>0.00075917</text:p>
          </table:table-cell>
          <table:table-cell office:value-type="float" office:value="7.5888147869147392E-4" table:formula="of:=LN([.B109]/[.B108])" table:style-name="ce4">
            <text:p>0.000758881</text:p>
          </table:table-cell>
          <table:table-cell office:value-type="float" office:value="24.420584000000002" table:formula="of:=MAX([.E108];[.B109])" table:style-name="ce1">
            <text:p>24.420584</text:p>
          </table:table-cell>
          <table:table-cell office:value-type="float" office:value="-1.4914671983274484E-2" table:formula="of:=([.B109]-[.E109])/[.E109]" table:style-name="ce1">
            <text:p>-0.01491467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4.12.2024</text:p>
          </table:table-cell>
          <table:table-cell office:value-type="float" office:value="23.956655000000001" table:style-name="ce4">
            <text:p>23.956655</text:p>
          </table:table-cell>
          <table:table-cell office:value-type="float" office:value="-4.144600602277307E-3" table:formula="of:=([.B110]-[.B109]) / [.B109]" table:style-name="ce4">
            <text:p>-0.004144601</text:p>
          </table:table-cell>
          <table:table-cell office:value-type="float" office:value="-4.1532132649555274E-3" table:formula="of:=LN([.B110]/[.B109])" table:style-name="ce4">
            <text:p>-0.004153213</text:p>
          </table:table-cell>
          <table:table-cell office:value-type="float" office:value="24.420584000000002" table:formula="of:=MAX([.E109];[.B110])" table:style-name="ce1">
            <text:p>24.420584</text:p>
          </table:table-cell>
          <table:table-cell office:value-type="float" office:value="-1.8997457227067142E-2" table:formula="of:=([.B110]-[.E110])/[.E110]" table:style-name="ce1">
            <text:p>-0.01899745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5.12.2024</text:p>
          </table:table-cell>
          <table:table-cell office:value-type="float" office:value="23.990306" table:style-name="ce4">
            <text:p>23.990306</text:p>
          </table:table-cell>
          <table:table-cell office:value-type="float" office:value="1.4046618778789854E-3" table:formula="of:=([.B111]-[.B110]) / [.B110]" table:style-name="ce4">
            <text:p>0.001404662</text:p>
          </table:table-cell>
          <table:table-cell office:value-type="float" office:value="1.4036762632455705E-3" table:formula="of:=LN([.B111]/[.B110])" table:style-name="ce4">
            <text:p>0.001403676</text:p>
          </table:table-cell>
          <table:table-cell office:value-type="float" office:value="24.420584000000002" table:formula="of:=MAX([.E110];[.B111])" table:style-name="ce1">
            <text:p>24.420584</text:p>
          </table:table-cell>
          <table:table-cell office:value-type="float" office:value="-1.7619480353131656E-2" table:formula="of:=([.B111]-[.E111])/[.E111]" table:style-name="ce1">
            <text:p>-0.0176194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6.12.2024</text:p>
          </table:table-cell>
          <table:table-cell office:value-type="float" office:value="24.296574" table:style-name="ce4">
            <text:p>24.296574</text:p>
          </table:table-cell>
          <table:table-cell office:value-type="float" office:value="1.2766323197378112E-2" table:formula="of:=([.B112]-[.B111]) / [.B111]" table:style-name="ce4">
            <text:p>0.012766323</text:p>
          </table:table-cell>
          <table:table-cell office:value-type="float" office:value="1.2685520667518742E-2" table:formula="of:=LN([.B112]/[.B111])" table:style-name="ce4">
            <text:p>0.012685521</text:p>
          </table:table-cell>
          <table:table-cell office:value-type="float" office:value="24.420584000000002" table:formula="of:=MAX([.E111];[.B112])" table:style-name="ce1">
            <text:p>24.420584</text:p>
          </table:table-cell>
          <table:table-cell office:value-type="float" office:value="-5.0780931365114754E-3" table:formula="of:=([.B112]-[.E112])/[.E112]" table:style-name="ce1">
            <text:p>-0.00507809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7.12.2024</text:p>
          </table:table-cell>
          <table:table-cell office:value-type="float" office:value="24.417873" table:style-name="ce4">
            <text:p>24.417873</text:p>
          </table:table-cell>
          <table:table-cell office:value-type="float" office:value="4.9924322663763418E-3" table:formula="of:=([.B113]-[.B112]) / [.B112]" table:style-name="ce4">
            <text:p>0.004992432</text:p>
          </table:table-cell>
          <table:table-cell office:value-type="float" office:value="4.9800113994802496E-3" table:formula="of:=LN([.B113]/[.B112])" table:style-name="ce4">
            <text:p>0.004980011</text:p>
          </table:table-cell>
          <table:table-cell office:value-type="float" office:value="24.420584000000002" table:formula="of:=MAX([.E112];[.B113])" table:style-name="ce1">
            <text:p>24.420584</text:p>
          </table:table-cell>
          <table:table-cell office:value-type="float" office:value="-1.1101290616151776E-4" table:formula="of:=([.B113]-[.E113])/[.E113]" table:style-name="ce1">
            <text:p>-0.00011101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30.12.2024</text:p>
          </table:table-cell>
          <table:table-cell office:value-type="float" office:value="24.524046999999999" table:style-name="ce4">
            <text:p>24.524047</text:p>
          </table:table-cell>
          <table:table-cell office:value-type="float" office:value="4.3482083799845847E-3" table:formula="of:=([.B114]-[.B113]) / [.B113]" table:style-name="ce4">
            <text:p>0.004348208</text:p>
          </table:table-cell>
          <table:table-cell office:value-type="float" office:value="4.3387822366056468E-3" table:formula="of:=LN([.B114]/[.B113])" table:style-name="ce4">
            <text:p>0.004338782</text:p>
          </table:table-cell>
          <table:table-cell office:value-type="float" office:value="24.524046999999999" table:formula="of:=MAX([.E113];[.B114])" table:style-name="ce1">
            <text:p>24.524047</text:p>
          </table:table-cell>
          <table:table-cell office:value-type="float" office:value="0" table:formula="of:=([.B114]-[.E114])/[.E114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31.12.2024</text:p>
          </table:table-cell>
          <table:table-cell office:value-type="float" office:value="24.400891000000001" table:style-name="ce4">
            <text:p>24.400891</text:p>
          </table:table-cell>
          <table:table-cell office:value-type="float" office:value="-5.0218465166046227E-3" table:formula="of:=([.B115]-[.B114]) / [.B114]" table:style-name="ce4">
            <text:p>-0.005021847</text:p>
          </table:table-cell>
          <table:table-cell office:value-type="float" office:value="-5.0344983626824432E-3" table:formula="of:=LN([.B115]/[.B114])" table:style-name="ce4">
            <text:p>-0.005034498</text:p>
          </table:table-cell>
          <table:table-cell office:value-type="float" office:value="24.524046999999999" table:formula="of:=MAX([.E114];[.B115])" table:style-name="ce1">
            <text:p>24.524047</text:p>
          </table:table-cell>
          <table:table-cell office:value-type="float" office:value="-5.0218465166046227E-3" table:formula="of:=([.B115]-[.E115])/[.E115]" table:style-name="ce1">
            <text:p>-0.00502184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2.01.2025</text:p>
          </table:table-cell>
          <table:table-cell office:value-type="float" office:value="24.328690000000002" table:style-name="ce4">
            <text:p>24.32869</text:p>
          </table:table-cell>
          <table:table-cell office:value-type="float" office:value="-2.9589493268913718E-3" table:formula="of:=([.B116]-[.B115]) / [.B115]" table:style-name="ce4">
            <text:p>-0.002958949</text:p>
          </table:table-cell>
          <table:table-cell office:value-type="float" office:value="-2.9633356722368991E-3" table:formula="of:=LN([.B116]/[.B115])" table:style-name="ce4">
            <text:p>-0.002963336</text:p>
          </table:table-cell>
          <table:table-cell office:value-type="float" office:value="24.524046999999999" table:formula="of:=MAX([.E115];[.B116])" table:style-name="ce1">
            <text:p>24.524047</text:p>
          </table:table-cell>
          <table:table-cell office:value-type="float" office:value="-7.9659364541259364E-3" table:formula="of:=([.B116]-[.E116])/[.E116]" table:style-name="ce1">
            <text:p>-0.00796593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3.01.2025</text:p>
          </table:table-cell>
          <table:table-cell office:value-type="float" office:value="24.474146000000001" table:style-name="ce4">
            <text:p>24.474146</text:p>
          </table:table-cell>
          <table:table-cell office:value-type="float" office:value="5.9787847187826124E-3" table:formula="of:=([.B117]-[.B116]) / [.B116]" table:style-name="ce4">
            <text:p>0.005978785</text:p>
          </table:table-cell>
          <table:table-cell office:value-type="float" office:value="5.9609827064516854E-3" table:formula="of:=LN([.B117]/[.B116])" table:style-name="ce4">
            <text:p>0.005960983</text:p>
          </table:table-cell>
          <table:table-cell office:value-type="float" office:value="24.524046999999999" table:formula="of:=MAX([.E116];[.B117])" table:style-name="ce1">
            <text:p>24.524047</text:p>
          </table:table-cell>
          <table:table-cell office:value-type="float" office:value="-2.0347783544860448E-3" table:formula="of:=([.B117]-[.E117])/[.E117]" table:style-name="ce1">
            <text:p>-0.00203477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6.01.2025</text:p>
          </table:table-cell>
          <table:table-cell office:value-type="float" office:value="24.594415000000001" table:style-name="ce4">
            <text:p>24.594415</text:p>
          </table:table-cell>
          <table:table-cell office:value-type="float" office:value="4.9141244805845485E-3" table:formula="of:=([.B118]-[.B117]) / [.B117]" table:style-name="ce4">
            <text:p>0.004914124</text:p>
          </table:table-cell>
          <table:table-cell office:value-type="float" office:value="4.9020895821017055E-3" table:formula="of:=LN([.B118]/[.B117])" table:style-name="ce4">
            <text:p>0.00490209</text:p>
          </table:table-cell>
          <table:table-cell office:value-type="float" office:value="24.594415000000001" table:formula="of:=MAX([.E117];[.B118])" table:style-name="ce1">
            <text:p>24.594415</text:p>
          </table:table-cell>
          <table:table-cell office:value-type="float" office:value="0" table:formula="of:=([.B118]-[.E118])/[.E118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7.01.2025</text:p>
          </table:table-cell>
          <table:table-cell office:value-type="float" office:value="24.554002000000001" table:style-name="ce4">
            <text:p>24.554002</text:p>
          </table:table-cell>
          <table:table-cell office:value-type="float" office:value="-1.6431779328762615E-3" table:formula="of:=([.B119]-[.B118]) / [.B118]" table:style-name="ce4">
            <text:p>-0.001643178</text:p>
          </table:table-cell>
          <table:table-cell office:value-type="float" office:value="-1.6445294304393706E-3" table:formula="of:=LN([.B119]/[.B118])" table:style-name="ce4">
            <text:p>-0.001644529</text:p>
          </table:table-cell>
          <table:table-cell office:value-type="float" office:value="24.594415000000001" table:formula="of:=MAX([.E118];[.B119])" table:style-name="ce1">
            <text:p>24.594415</text:p>
          </table:table-cell>
          <table:table-cell office:value-type="float" office:value="-1.6431779328762615E-3" table:formula="of:=([.B119]-[.E119])/[.E119]" table:style-name="ce1">
            <text:p>-0.00164317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8.01.2025</text:p>
          </table:table-cell>
          <table:table-cell office:value-type="float" office:value="24.447732999999999" table:style-name="ce4">
            <text:p>24.447733</text:p>
          </table:table-cell>
          <table:table-cell office:value-type="float" office:value="-4.3279706501612673E-3" table:formula="of:=([.B120]-[.B119]) / [.B119]" table:style-name="ce4">
            <text:p>-0.004327971</text:p>
          </table:table-cell>
          <table:table-cell office:value-type="float" office:value="-4.3373634260381157E-3" table:formula="of:=LN([.B120]/[.B119])" table:style-name="ce4">
            <text:p>-0.004337363</text:p>
          </table:table-cell>
          <table:table-cell office:value-type="float" office:value="24.594415000000001" table:formula="of:=MAX([.E119];[.B120])" table:style-name="ce1">
            <text:p>24.594415</text:p>
          </table:table-cell>
          <table:table-cell office:value-type="float" office:value="-5.9640369571710471E-3" table:formula="of:=([.B120]-[.E120])/[.E120]" table:style-name="ce1">
            <text:p>-0.00596403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9.01.2025</text:p>
          </table:table-cell>
          <table:table-cell office:value-type="float" office:value="24.416702000000001" table:style-name="ce4">
            <text:p>24.416702</text:p>
          </table:table-cell>
          <table:table-cell office:value-type="float" office:value="-1.2692792415557998E-3" table:formula="of:=([.B121]-[.B120]) / [.B120]" table:style-name="ce4">
            <text:p>-0.001269279</text:p>
          </table:table-cell>
          <table:table-cell office:value-type="float" office:value="-1.2700854587343929E-3" table:formula="of:=LN([.B121]/[.B120])" table:style-name="ce4">
            <text:p>-0.001270085</text:p>
          </table:table-cell>
          <table:table-cell office:value-type="float" office:value="24.594415000000001" table:formula="of:=MAX([.E120];[.B121])" table:style-name="ce1">
            <text:p>24.594415</text:p>
          </table:table-cell>
          <table:table-cell office:value-type="float" office:value="-7.2257461704212387E-3" table:formula="of:=([.B121]-[.E121])/[.E121]" table:style-name="ce1">
            <text:p>-0.00722574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0.01.2025</text:p>
          </table:table-cell>
          <table:table-cell office:value-type="float" office:value="24.545953000000001" table:style-name="ce4">
            <text:p>24.545953</text:p>
          </table:table-cell>
          <table:table-cell office:value-type="float" office:value="5.2935486537043375E-3" table:formula="of:=([.B122]-[.B121]) / [.B121]" table:style-name="ce4">
            <text:p>0.005293549</text:p>
          </table:table-cell>
          <table:table-cell office:value-type="float" office:value="5.2795870742228593E-3" table:formula="of:=LN([.B122]/[.B121])" table:style-name="ce4">
            <text:p>0.005279587</text:p>
          </table:table-cell>
          <table:table-cell office:value-type="float" office:value="24.594415000000001" table:formula="of:=MAX([.E121];[.B122])" table:style-name="ce1">
            <text:p>24.594415</text:p>
          </table:table-cell>
          <table:table-cell office:value-type="float" office:value="-1.9704473556293439E-3" table:formula="of:=([.B122]-[.E122])/[.E122]" table:style-name="ce1">
            <text:p>-0.00197044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3.01.2025</text:p>
          </table:table-cell>
          <table:table-cell office:value-type="float" office:value="24.615586" table:style-name="ce4">
            <text:p>24.615586</text:p>
          </table:table-cell>
          <table:table-cell office:value-type="float" office:value="2.8368423910857979E-3" table:formula="of:=([.B123]-[.B122]) / [.B122]" table:style-name="ce4">
            <text:p>0.002836842</text:p>
          </table:table-cell>
          <table:table-cell office:value-type="float" office:value="2.8328261475502594E-3" table:formula="of:=LN([.B123]/[.B122])" table:style-name="ce4">
            <text:p>0.002832826</text:p>
          </table:table-cell>
          <table:table-cell office:value-type="float" office:value="24.615586" table:formula="of:=MAX([.E122];[.B123])" table:style-name="ce1">
            <text:p>24.615586</text:p>
          </table:table-cell>
          <table:table-cell office:value-type="float" office:value="0" table:formula="of:=([.B123]-[.E123])/[.E123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4.01.2025</text:p>
          </table:table-cell>
          <table:table-cell office:value-type="float" office:value="24.453074999999998" table:style-name="ce4">
            <text:p>24.453075</text:p>
          </table:table-cell>
          <table:table-cell office:value-type="float" office:value="-6.6019553627527728E-3" table:formula="of:=([.B124]-[.B123]) / [.B123]" table:style-name="ce4">
            <text:p>-0.006601955</text:p>
          </table:table-cell>
          <table:table-cell office:value-type="float" office:value="-6.6238446647125587E-3" table:formula="of:=LN([.B124]/[.B123])" table:style-name="ce4">
            <text:p>-0.006623845</text:p>
          </table:table-cell>
          <table:table-cell office:value-type="float" office:value="24.615586" table:formula="of:=MAX([.E123];[.B124])" table:style-name="ce1">
            <text:p>24.615586</text:p>
          </table:table-cell>
          <table:table-cell office:value-type="float" office:value="-6.6019553627527728E-3" table:formula="of:=([.B124]-[.E124])/[.E124]" table:style-name="ce1">
            <text:p>-0.00660195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5.01.2025</text:p>
          </table:table-cell>
          <table:table-cell office:value-type="float" office:value="24.437774000000001" table:style-name="ce4">
            <text:p>24.437774</text:p>
          </table:table-cell>
          <table:table-cell office:value-type="float" office:value="-6.2572907497307993E-4" table:formula="of:=([.B125]-[.B124]) / [.B124]" table:style-name="ce4">
            <text:p>-0.000625729</text:p>
          </table:table-cell>
          <table:table-cell office:value-type="float" office:value="-6.2592492511436048E-4" table:formula="of:=LN([.B125]/[.B124])" table:style-name="ce4">
            <text:p>-0.000625925</text:p>
          </table:table-cell>
          <table:table-cell office:value-type="float" office:value="24.615586" table:formula="of:=MAX([.E124];[.B125])" table:style-name="ce1">
            <text:p>24.615586</text:p>
          </table:table-cell>
          <table:table-cell office:value-type="float" office:value="-7.2235534023037031E-3" table:formula="of:=([.B125]-[.E125])/[.E125]" table:style-name="ce1">
            <text:p>-0.00722355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6.01.2025</text:p>
          </table:table-cell>
          <table:table-cell office:value-type="float" office:value="24.496293000000001" table:style-name="ce4">
            <text:p>24.496293</text:p>
          </table:table-cell>
          <table:table-cell office:value-type="float" office:value="2.3946125371320823E-3" table:formula="of:=([.B126]-[.B125]) / [.B125]" table:style-name="ce4">
            <text:p>0.002394613</text:p>
          </table:table-cell>
          <table:table-cell office:value-type="float" office:value="2.3917500213640024E-3" table:formula="of:=LN([.B126]/[.B125])" table:style-name="ce4">
            <text:p>0.00239175</text:p>
          </table:table-cell>
          <table:table-cell office:value-type="float" office:value="24.615586" table:formula="of:=MAX([.E125];[.B126])" table:style-name="ce1">
            <text:p>24.615586</text:p>
          </table:table-cell>
          <table:table-cell office:value-type="float" office:value="-4.8462384767114213E-3" table:formula="of:=([.B126]-[.E126])/[.E126]" table:style-name="ce1">
            <text:p>-0.00484623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7.01.2025</text:p>
          </table:table-cell>
          <table:table-cell office:value-type="float" office:value="24.691040000000001" table:style-name="ce4">
            <text:p>24.69104</text:p>
          </table:table-cell>
          <table:table-cell office:value-type="float" office:value="7.9500600356143501E-3" table:formula="of:=([.B127]-[.B126]) / [.B126]" table:style-name="ce4">
            <text:p>0.00795006</text:p>
          </table:table-cell>
          <table:table-cell office:value-type="float" office:value="7.918624806389496E-3" table:formula="of:=LN([.B127]/[.B126])" table:style-name="ce4">
            <text:p>0.007918625</text:p>
          </table:table-cell>
          <table:table-cell office:value-type="float" office:value="24.691040000000001" table:formula="of:=MAX([.E126];[.B127])" table:style-name="ce1">
            <text:p>24.69104</text:p>
          </table:table-cell>
          <table:table-cell office:value-type="float" office:value="0" table:formula="of:=([.B127]-[.E127])/[.E127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0.01.2025</text:p>
          </table:table-cell>
          <table:table-cell office:value-type="float" office:value="24.946019" table:style-name="ce4">
            <text:p>24.946019</text:p>
          </table:table-cell>
          <table:table-cell office:value-type="float" office:value="1.0326782508958663E-2" table:formula="of:=([.B128]-[.B127]) / [.B127]" table:style-name="ce4">
            <text:p>0.010326783</text:p>
          </table:table-cell>
          <table:table-cell office:value-type="float" office:value="1.0273825561685032E-2" table:formula="of:=LN([.B128]/[.B127])" table:style-name="ce4">
            <text:p>0.010273826</text:p>
          </table:table-cell>
          <table:table-cell office:value-type="float" office:value="24.946019" table:formula="of:=MAX([.E127];[.B128])" table:style-name="ce1">
            <text:p>24.946019</text:p>
          </table:table-cell>
          <table:table-cell office:value-type="float" office:value="0" table:formula="of:=([.B128]-[.E128])/[.E128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1.01.2025</text:p>
          </table:table-cell>
          <table:table-cell office:value-type="float" office:value="25.068947000000001" table:style-name="ce4">
            <text:p>25.068947</text:p>
          </table:table-cell>
          <table:table-cell office:value-type="float" office:value="4.9277602169709609E-3" table:formula="of:=([.B129]-[.B128]) / [.B128]" table:style-name="ce4">
            <text:p>0.00492776</text:p>
          </table:table-cell>
          <table:table-cell office:value-type="float" office:value="4.9156585463973473E-3" table:formula="of:=LN([.B129]/[.B128])" table:style-name="ce4">
            <text:p>0.004915659</text:p>
          </table:table-cell>
          <table:table-cell office:value-type="float" office:value="25.068947000000001" table:formula="of:=MAX([.E128];[.B129])" table:style-name="ce1">
            <text:p>25.068947</text:p>
          </table:table-cell>
          <table:table-cell office:value-type="float" office:value="0" table:formula="of:=([.B129]-[.E129])/[.E129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2.01.2025</text:p>
          </table:table-cell>
          <table:table-cell office:value-type="float" office:value="25.151384" table:style-name="ce4">
            <text:p>25.151384</text:p>
          </table:table-cell>
          <table:table-cell office:value-type="float" office:value="3.2884109571893368E-3" table:formula="of:=([.B130]-[.B129]) / [.B129]" table:style-name="ce4">
            <text:p>0.003288411</text:p>
          </table:table-cell>
          <table:table-cell office:value-type="float" office:value="3.2830159579586376E-3" table:formula="of:=LN([.B130]/[.B129])" table:style-name="ce4">
            <text:p>0.003283016</text:p>
          </table:table-cell>
          <table:table-cell office:value-type="float" office:value="25.151384" table:formula="of:=MAX([.E129];[.B130])" table:style-name="ce1">
            <text:p>25.151384</text:p>
          </table:table-cell>
          <table:table-cell office:value-type="float" office:value="0" table:formula="of:=([.B130]-[.E130])/[.E130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3.01.2025</text:p>
          </table:table-cell>
          <table:table-cell office:value-type="float" office:value="25.319922999999999" table:style-name="ce4">
            <text:p>25.319923</text:p>
          </table:table-cell>
          <table:table-cell office:value-type="float" office:value="6.7009831347650331E-3" table:formula="of:=([.B131]-[.B130]) / [.B130]" table:style-name="ce4">
            <text:p>0.006700983</text:p>
          </table:table-cell>
          <table:table-cell office:value-type="float" office:value="6.6786313443650555E-3" table:formula="of:=LN([.B131]/[.B130])" table:style-name="ce4">
            <text:p>0.006678631</text:p>
          </table:table-cell>
          <table:table-cell office:value-type="float" office:value="25.319922999999999" table:formula="of:=MAX([.E130];[.B131])" table:style-name="ce1">
            <text:p>25.319923</text:p>
          </table:table-cell>
          <table:table-cell office:value-type="float" office:value="0" table:formula="of:=([.B131]-[.E131])/[.E131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4.01.2025</text:p>
          </table:table-cell>
          <table:table-cell office:value-type="float" office:value="25.289508000000001" table:style-name="ce4">
            <text:p>25.289508</text:p>
          </table:table-cell>
          <table:table-cell office:value-type="float" office:value="-1.2012279816173952E-3" table:formula="of:=([.B132]-[.B131]) / [.B131]" table:style-name="ce4">
            <text:p>-0.001201228</text:p>
          </table:table-cell>
          <table:table-cell office:value-type="float" office:value="-1.2019500342404098E-3" table:formula="of:=LN([.B132]/[.B131])" table:style-name="ce4">
            <text:p>-0.00120195</text:p>
          </table:table-cell>
          <table:table-cell office:value-type="float" office:value="25.319922999999999" table:formula="of:=MAX([.E131];[.B132])" table:style-name="ce1">
            <text:p>25.319923</text:p>
          </table:table-cell>
          <table:table-cell office:value-type="float" office:value="-1.2012279816173952E-3" table:formula="of:=([.B132]-[.E132])/[.E132]" table:style-name="ce1">
            <text:p>-0.00120122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7.01.2025</text:p>
          </table:table-cell>
          <table:table-cell office:value-type="float" office:value="25.496970000000001" table:style-name="ce4">
            <text:p>25.49697</text:p>
          </table:table-cell>
          <table:table-cell office:value-type="float" office:value="8.2034810641630346E-3" table:formula="of:=([.B133]-[.B132]) / [.B132]" table:style-name="ce4">
            <text:p>0.008203481</text:p>
          </table:table-cell>
          <table:table-cell office:value-type="float" office:value="8.1700154120326954E-3" table:formula="of:=LN([.B133]/[.B132])" table:style-name="ce4">
            <text:p>0.008170015</text:p>
          </table:table-cell>
          <table:table-cell office:value-type="float" office:value="25.496970000000001" table:formula="of:=MAX([.E132];[.B133])" table:style-name="ce1">
            <text:p>25.49697</text:p>
          </table:table-cell>
          <table:table-cell office:value-type="float" office:value="0" table:formula="of:=([.B133]-[.E133])/[.E133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8.01.2025</text:p>
          </table:table-cell>
          <table:table-cell office:value-type="float" office:value="25.476199999999999" table:style-name="ce4">
            <text:p>25.4762</text:p>
          </table:table-cell>
          <table:table-cell office:value-type="float" office:value="-8.1460659835276106E-4" table:formula="of:=([.B134]-[.B133]) / [.B133]" table:style-name="ce4">
            <text:p>-0.000814607</text:p>
          </table:table-cell>
          <table:table-cell office:value-type="float" office:value="-8.1493857060455988E-4" table:formula="of:=LN([.B134]/[.B133])" table:style-name="ce4">
            <text:p>-0.000814939</text:p>
          </table:table-cell>
          <table:table-cell office:value-type="float" office:value="25.496970000000001" table:formula="of:=MAX([.E133];[.B134])" table:style-name="ce1">
            <text:p>25.49697</text:p>
          </table:table-cell>
          <table:table-cell office:value-type="float" office:value="-8.1460659835276106E-4" table:formula="of:=([.B134]-[.E134])/[.E134]" table:style-name="ce1">
            <text:p>-0.00081460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9.01.2025</text:p>
          </table:table-cell>
          <table:table-cell office:value-type="float" office:value="25.406123000000001" table:style-name="ce4">
            <text:p>25.406123</text:p>
          </table:table-cell>
          <table:table-cell office:value-type="float" office:value="-2.7506849530148816E-3" table:formula="of:=([.B135]-[.B134]) / [.B134]" table:style-name="ce4">
            <text:p>-0.002750685</text:p>
          </table:table-cell>
          <table:table-cell office:value-type="float" office:value="-2.7544750386868464E-3" table:formula="of:=LN([.B135]/[.B134])" table:style-name="ce4">
            <text:p>-0.002754475</text:p>
          </table:table-cell>
          <table:table-cell office:value-type="float" office:value="25.496970000000001" table:formula="of:=MAX([.E134];[.B135])" table:style-name="ce1">
            <text:p>25.49697</text:p>
          </table:table-cell>
          <table:table-cell office:value-type="float" office:value="-3.5630508252549272E-3" table:formula="of:=([.B135]-[.E135])/[.E135]" table:style-name="ce1">
            <text:p>-0.003563051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30.01.2025</text:p>
          </table:table-cell>
          <table:table-cell office:value-type="float" office:value="25.433247000000001" table:style-name="ce4">
            <text:p>25.433247</text:p>
          </table:table-cell>
          <table:table-cell office:value-type="float" office:value="1.0676166528832672E-3" table:formula="of:=([.B136]-[.B135]) / [.B135]" table:style-name="ce4">
            <text:p>0.001067617</text:p>
          </table:table-cell>
          <table:table-cell office:value-type="float" office:value="1.0670471555251292E-3" table:formula="of:=LN([.B136]/[.B135])" table:style-name="ce4">
            <text:p>0.001067047</text:p>
          </table:table-cell>
          <table:table-cell office:value-type="float" office:value="25.496970000000001" table:formula="of:=MAX([.E135];[.B136])" table:style-name="ce1">
            <text:p>25.49697</text:p>
          </table:table-cell>
          <table:table-cell office:value-type="float" office:value="-2.4992381447677715E-3" table:formula="of:=([.B136]-[.E136])/[.E136]" table:style-name="ce1">
            <text:p>-0.00249923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31.01.2025</text:p>
          </table:table-cell>
          <table:table-cell office:value-type="float" office:value="25.459257999999998" table:style-name="ce4">
            <text:p>25.459258</text:p>
          </table:table-cell>
          <table:table-cell office:value-type="float" office:value="1.0227164467044611E-3" table:formula="of:=([.B137]-[.B136]) / [.B136]" table:style-name="ce4">
            <text:p>0.001022716</text:p>
          </table:table-cell>
          <table:table-cell office:value-type="float" office:value="1.0221938285357517E-3" table:formula="of:=LN([.B137]/[.B136])" table:style-name="ce4">
            <text:p>0.001022194</text:p>
          </table:table-cell>
          <table:table-cell office:value-type="float" office:value="25.496970000000001" table:formula="of:=MAX([.E136];[.B137])" table:style-name="ce1">
            <text:p>25.49697</text:p>
          </table:table-cell>
          <table:table-cell office:value-type="float" office:value="-1.4790777100181956E-3" table:formula="of:=([.B137]-[.E137])/[.E137]" table:style-name="ce1">
            <text:p>-0.00147907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3.02.2025</text:p>
          </table:table-cell>
          <table:table-cell office:value-type="float" office:value="25.524571000000002" table:style-name="ce4">
            <text:p>25.524571</text:p>
          </table:table-cell>
          <table:table-cell office:value-type="float" office:value="2.5653929112939306E-3" table:formula="of:=([.B138]-[.B137]) / [.B137]" table:style-name="ce4">
            <text:p>0.002565393</text:p>
          </table:table-cell>
          <table:table-cell office:value-type="float" office:value="2.5621079079160307E-3" table:formula="of:=LN([.B138]/[.B137])" table:style-name="ce4">
            <text:p>0.002562108</text:p>
          </table:table-cell>
          <table:table-cell office:value-type="float" office:value="25.524571000000002" table:formula="of:=MAX([.E137];[.B138])" table:style-name="ce1">
            <text:p>25.524571</text:p>
          </table:table-cell>
          <table:table-cell office:value-type="float" office:value="0" table:formula="of:=([.B138]-[.E138])/[.E138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4.02.2025</text:p>
          </table:table-cell>
          <table:table-cell office:value-type="float" office:value="25.393837000000001" table:style-name="ce4">
            <text:p>25.393837</text:p>
          </table:table-cell>
          <table:table-cell office:value-type="float" office:value="-5.1218882385917607E-3" table:formula="of:=([.B139]-[.B138]) / [.B138]" table:style-name="ce4">
            <text:p>-0.005121888</text:p>
          </table:table-cell>
          <table:table-cell office:value-type="float" office:value="-5.1350500696762738E-3" table:formula="of:=LN([.B139]/[.B138])" table:style-name="ce4">
            <text:p>-0.00513505</text:p>
          </table:table-cell>
          <table:table-cell office:value-type="float" office:value="25.524571000000002" table:formula="of:=MAX([.E138];[.B139])" table:style-name="ce1">
            <text:p>25.524571</text:p>
          </table:table-cell>
          <table:table-cell office:value-type="float" office:value="-5.1218882385917607E-3" table:formula="of:=([.B139]-[.E139])/[.E139]" table:style-name="ce1">
            <text:p>-0.00512188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5.02.2025</text:p>
          </table:table-cell>
          <table:table-cell office:value-type="float" office:value="25.320961" table:style-name="ce4">
            <text:p>25.320961</text:p>
          </table:table-cell>
          <table:table-cell office:value-type="float" office:value="-2.8698301875372686E-3" table:formula="of:=([.B140]-[.B139]) / [.B139]" table:style-name="ce4">
            <text:p>-0.00286983</text:p>
          </table:table-cell>
          <table:table-cell office:value-type="float" office:value="-2.8739560457555946E-3" table:formula="of:=LN([.B140]/[.B139])" table:style-name="ce4">
            <text:p>-0.002873956</text:p>
          </table:table-cell>
          <table:table-cell office:value-type="float" office:value="25.524571000000002" table:formula="of:=MAX([.E139];[.B140])" table:style-name="ce1">
            <text:p>25.524571</text:p>
          </table:table-cell>
          <table:table-cell office:value-type="float" office:value="-7.9770194766447273E-3" table:formula="of:=([.B140]-[.E140])/[.E140]" table:style-name="ce1">
            <text:p>-0.00797701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6.02.2025</text:p>
          </table:table-cell>
          <table:table-cell office:value-type="float" office:value="25.286045999999999" table:style-name="ce4">
            <text:p>25.286046</text:p>
          </table:table-cell>
          <table:table-cell office:value-type="float" office:value="-1.3788971121594313E-3" table:formula="of:=([.B141]-[.B140]) / [.B140]" table:style-name="ce4">
            <text:p>-0.001378897</text:p>
          </table:table-cell>
          <table:table-cell office:value-type="float" office:value="-1.3798486656125257E-3" table:formula="of:=LN([.B141]/[.B140])" table:style-name="ce4">
            <text:p>-0.001379849</text:p>
          </table:table-cell>
          <table:table-cell office:value-type="float" office:value="25.524571000000002" table:formula="of:=MAX([.E140];[.B141])" table:style-name="ce1">
            <text:p>25.524571</text:p>
          </table:table-cell>
          <table:table-cell office:value-type="float" office:value="-9.3449170996841736E-3" table:formula="of:=([.B141]-[.E141])/[.E141]" table:style-name="ce1">
            <text:p>-0.00934491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7.02.2025</text:p>
          </table:table-cell>
          <table:table-cell office:value-type="float" office:value="25.345448999999999" table:style-name="ce4">
            <text:p>25.345449</text:p>
          </table:table-cell>
          <table:table-cell office:value-type="float" office:value="2.349240367592452E-3" table:formula="of:=([.B142]-[.B141]) / [.B141]" table:style-name="ce4">
            <text:p>0.00234924</text:p>
          </table:table-cell>
          <table:table-cell office:value-type="float" office:value="2.3464852166043227E-3" table:formula="of:=LN([.B142]/[.B141])" table:style-name="ce4">
            <text:p>0.002346485</text:p>
          </table:table-cell>
          <table:table-cell office:value-type="float" office:value="25.524571000000002" table:formula="of:=MAX([.E141];[.B142])" table:style-name="ce1">
            <text:p>25.524571</text:p>
          </table:table-cell>
          <table:table-cell office:value-type="float" office:value="-7.0176301885741038E-3" table:formula="of:=([.B142]-[.E142])/[.E142]" table:style-name="ce1">
            <text:p>-0.0070176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0.02.2025</text:p>
          </table:table-cell>
          <table:table-cell office:value-type="float" office:value="25.620177000000002" table:style-name="ce4">
            <text:p>25.620177</text:p>
          </table:table-cell>
          <table:table-cell office:value-type="float" office:value="1.0839342400286663E-2" table:formula="of:=([.B143]-[.B142]) / [.B142]" table:style-name="ce4">
            <text:p>0.010839342</text:p>
          </table:table-cell>
          <table:table-cell office:value-type="float" office:value="1.0781017816689598E-2" table:formula="of:=LN([.B143]/[.B142])" table:style-name="ce4">
            <text:p>0.010781018</text:p>
          </table:table-cell>
          <table:table-cell office:value-type="float" office:value="25.620177000000002" table:formula="of:=MAX([.E142];[.B143])" table:style-name="ce1">
            <text:p>25.620177</text:p>
          </table:table-cell>
          <table:table-cell office:value-type="float" office:value="0" table:formula="of:=([.B143]-[.E143])/[.E143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1.02.2025</text:p>
          </table:table-cell>
          <table:table-cell office:value-type="float" office:value="25.607047999999999" table:style-name="ce4">
            <text:p>25.607048</text:p>
          </table:table-cell>
          <table:table-cell office:value-type="float" office:value="-5.1244766966297044E-4" table:formula="of:=([.B144]-[.B143]) / [.B143]" table:style-name="ce4">
            <text:p>-0.000512448</text:p>
          </table:table-cell>
          <table:table-cell office:value-type="float" office:value="-5.1257901584398095E-4" table:formula="of:=LN([.B144]/[.B143])" table:style-name="ce4">
            <text:p>-0.000512579</text:p>
          </table:table-cell>
          <table:table-cell office:value-type="float" office:value="25.620177000000002" table:formula="of:=MAX([.E143];[.B144])" table:style-name="ce1">
            <text:p>25.620177</text:p>
          </table:table-cell>
          <table:table-cell office:value-type="float" office:value="-5.1244766966297044E-4" table:formula="of:=([.B144]-[.E144])/[.E144]" table:style-name="ce1">
            <text:p>-0.00051244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2.02.2025</text:p>
          </table:table-cell>
          <table:table-cell office:value-type="float" office:value="25.581471000000001" table:style-name="ce4">
            <text:p>25.581471</text:p>
          </table:table-cell>
          <table:table-cell office:value-type="float" office:value="-9.9882657305904246E-4" table:formula="of:=([.B145]-[.B144]) / [.B144]" table:style-name="ce4">
            <text:p>-0.000998827</text:p>
          </table:table-cell>
          <table:table-cell office:value-type="float" office:value="-9.9932573273088781E-4" table:formula="of:=LN([.B145]/[.B144])" table:style-name="ce4">
            <text:p>-0.000999326</text:p>
          </table:table-cell>
          <table:table-cell office:value-type="float" office:value="25.620177000000002" table:formula="of:=MAX([.E144];[.B145])" table:style-name="ce1">
            <text:p>25.620177</text:p>
          </table:table-cell>
          <table:table-cell office:value-type="float" office:value="-1.5107623963722513E-3" table:formula="of:=([.B145]-[.E145])/[.E145]" table:style-name="ce1">
            <text:p>-0.00151076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3.02.2025</text:p>
          </table:table-cell>
          <table:table-cell office:value-type="float" office:value="25.401623000000001" table:style-name="ce4">
            <text:p>25.401623</text:p>
          </table:table-cell>
          <table:table-cell office:value-type="float" office:value="-7.0304010273685895E-3" table:formula="of:=([.B146]-[.B145]) / [.B145]" table:style-name="ce4">
            <text:p>-0.007030401</text:p>
          </table:table-cell>
          <table:table-cell office:value-type="float" office:value="-7.055230740334993E-3" table:formula="of:=LN([.B146]/[.B145])" table:style-name="ce4">
            <text:p>-0.007055231</text:p>
          </table:table-cell>
          <table:table-cell office:value-type="float" office:value="25.620177000000002" table:formula="of:=MAX([.E145];[.B146])" table:style-name="ce1">
            <text:p>25.620177</text:p>
          </table:table-cell>
          <table:table-cell office:value-type="float" office:value="-8.530542158237276E-3" table:formula="of:=([.B146]-[.E146])/[.E146]" table:style-name="ce1">
            <text:p>-0.00853054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4.02.2025</text:p>
          </table:table-cell>
          <table:table-cell office:value-type="float" office:value="25.547416999999999" table:style-name="ce4">
            <text:p>25.547417</text:p>
          </table:table-cell>
          <table:table-cell office:value-type="float" office:value="5.7395545158669048E-3" table:formula="of:=([.B147]-[.B146]) / [.B146]" table:style-name="ce4">
            <text:p>0.005739555</text:p>
          </table:table-cell>
          <table:table-cell office:value-type="float" office:value="5.7231460278494208E-3" table:formula="of:=LN([.B147]/[.B146])" table:style-name="ce4">
            <text:p>0.005723146</text:p>
          </table:table-cell>
          <table:table-cell office:value-type="float" office:value="25.620177000000002" table:formula="of:=MAX([.E146];[.B147])" table:style-name="ce1">
            <text:p>25.620177</text:p>
          </table:table-cell>
          <table:table-cell office:value-type="float" office:value="-2.8399491541374741E-3" table:formula="of:=([.B147]-[.E147])/[.E147]" table:style-name="ce1">
            <text:p>-0.00283994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7.02.2025</text:p>
          </table:table-cell>
          <table:table-cell office:value-type="float" office:value="25.628305999999998" table:style-name="ce4">
            <text:p>25.628306</text:p>
          </table:table-cell>
          <table:table-cell office:value-type="float" office:value="3.1662300732789974E-3" table:formula="of:=([.B148]-[.B147]) / [.B147]" table:style-name="ce4">
            <text:p>0.00316623</text:p>
          </table:table-cell>
          <table:table-cell office:value-type="float" office:value="3.1612281222779676E-3" table:formula="of:=LN([.B148]/[.B147])" table:style-name="ce4">
            <text:p>0.003161228</text:p>
          </table:table-cell>
          <table:table-cell office:value-type="float" office:value="25.628305999999998" table:formula="of:=MAX([.E147];[.B148])" table:style-name="ce1">
            <text:p>25.628306</text:p>
          </table:table-cell>
          <table:table-cell office:value-type="float" office:value="0" table:formula="of:=([.B148]-[.E148])/[.E148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8.02.2025</text:p>
          </table:table-cell>
          <table:table-cell office:value-type="float" office:value="25.555786000000001" table:style-name="ce4">
            <text:p>25.555786</text:p>
          </table:table-cell>
          <table:table-cell office:value-type="float" office:value="-2.8296837098791181E-3" table:formula="of:=([.B149]-[.B148]) / [.B148]" table:style-name="ce4">
            <text:p>-0.002829684</text:p>
          </table:table-cell>
          <table:table-cell office:value-type="float" office:value="-2.8336948334224078E-3" table:formula="of:=LN([.B149]/[.B148])" table:style-name="ce4">
            <text:p>-0.002833695</text:p>
          </table:table-cell>
          <table:table-cell office:value-type="float" office:value="25.628305999999998" table:formula="of:=MAX([.E148];[.B149])" table:style-name="ce1">
            <text:p>25.628306</text:p>
          </table:table-cell>
          <table:table-cell office:value-type="float" office:value="-2.8296837098791181E-3" table:formula="of:=([.B149]-[.E149])/[.E149]" table:style-name="ce1">
            <text:p>-0.00282968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9.02.2025</text:p>
          </table:table-cell>
          <table:table-cell office:value-type="float" office:value="25.691526" table:style-name="ce4">
            <text:p>25.691526</text:p>
          </table:table-cell>
          <table:table-cell office:value-type="float" office:value="5.3115173213611356E-3" table:formula="of:=([.B150]-[.B149]) / [.B149]" table:style-name="ce4">
            <text:p>0.005311517</text:p>
          </table:table-cell>
          <table:table-cell office:value-type="float" office:value="5.2974609649848649E-3" table:formula="of:=LN([.B150]/[.B149])" table:style-name="ce4">
            <text:p>0.005297461</text:p>
          </table:table-cell>
          <table:table-cell office:value-type="float" office:value="25.691526" table:formula="of:=MAX([.E149];[.B150])" table:style-name="ce1">
            <text:p>25.691526</text:p>
          </table:table-cell>
          <table:table-cell office:value-type="float" office:value="0" table:formula="of:=([.B150]-[.E150])/[.E150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0.02.2025</text:p>
          </table:table-cell>
          <table:table-cell office:value-type="float" office:value="25.655242999999999" table:style-name="ce4">
            <text:p>25.655243</text:p>
          </table:table-cell>
          <table:table-cell office:value-type="float" office:value="-1.4122555429366458E-3" table:formula="of:=([.B151]-[.B150]) / [.B150]" table:style-name="ce4">
            <text:p>-0.001412256</text:p>
          </table:table-cell>
          <table:table-cell office:value-type="float" office:value="-1.4132537156899671E-3" table:formula="of:=LN([.B151]/[.B150])" table:style-name="ce4">
            <text:p>-0.001413254</text:p>
          </table:table-cell>
          <table:table-cell office:value-type="float" office:value="25.691526" table:formula="of:=MAX([.E150];[.B151])" table:style-name="ce1">
            <text:p>25.691526</text:p>
          </table:table-cell>
          <table:table-cell office:value-type="float" office:value="-1.4122555429366458E-3" table:formula="of:=([.B151]-[.E151])/[.E151]" table:style-name="ce1">
            <text:p>-0.00141225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1.02.2025</text:p>
          </table:table-cell>
          <table:table-cell office:value-type="float" office:value="25.668422" table:style-name="ce4">
            <text:p>25.668422</text:p>
          </table:table-cell>
          <table:table-cell office:value-type="float" office:value="5.1369616729028602E-4" table:formula="of:=([.B152]-[.B151]) / [.B151]" table:style-name="ce4">
            <text:p>0.000513696</text:p>
          </table:table-cell>
          <table:table-cell office:value-type="float" office:value="5.1356427058205664E-4" table:formula="of:=LN([.B152]/[.B151])" table:style-name="ce4">
            <text:p>0.000513564</text:p>
          </table:table-cell>
          <table:table-cell office:value-type="float" office:value="25.691526" table:formula="of:=MAX([.E151];[.B152])" table:style-name="ce1">
            <text:p>25.691526</text:p>
          </table:table-cell>
          <table:table-cell office:value-type="float" office:value="-8.9928484590600082E-4" table:formula="of:=([.B152]-[.E152])/[.E152]" table:style-name="ce1">
            <text:p>-0.00089928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4.02.2025</text:p>
          </table:table-cell>
          <table:table-cell office:value-type="float" office:value="25.496317999999999" table:style-name="ce4">
            <text:p>25.496318</text:p>
          </table:table-cell>
          <table:table-cell office:value-type="float" office:value="-6.7048921043919617E-3" table:formula="of:=([.B153]-[.B152]) / [.B152]" table:style-name="ce4">
            <text:p>-0.006704892</text:p>
          </table:table-cell>
          <table:table-cell office:value-type="float" office:value="-6.7274708755343682E-3" table:formula="of:=LN([.B153]/[.B152])" table:style-name="ce4">
            <text:p>-0.006727471</text:p>
          </table:table-cell>
          <table:table-cell office:value-type="float" office:value="25.691526" table:formula="of:=MAX([.E152];[.B153])" table:style-name="ce1">
            <text:p>25.691526</text:p>
          </table:table-cell>
          <table:table-cell office:value-type="float" office:value="-7.5981473424350477E-3" table:formula="of:=([.B153]-[.E153])/[.E153]" table:style-name="ce1">
            <text:p>-0.00759814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5.02.2025</text:p>
          </table:table-cell>
          <table:table-cell office:value-type="float" office:value="25.49165" table:style-name="ce4">
            <text:p>25.49165</text:p>
          </table:table-cell>
          <table:table-cell office:value-type="float" office:value="-1.8308525960488822E-4" table:formula="of:=([.B154]-[.B153]) / [.B153]" table:style-name="ce4">
            <text:p>-0.000183085</text:p>
          </table:table-cell>
          <table:table-cell office:value-type="float" office:value="-1.831020217569737E-4" table:formula="of:=LN([.B154]/[.B153])" table:style-name="ce4">
            <text:p>-0.000183102</text:p>
          </table:table-cell>
          <table:table-cell office:value-type="float" office:value="25.691526" table:formula="of:=MAX([.E153];[.B154])" table:style-name="ce1">
            <text:p>25.691526</text:p>
          </table:table-cell>
          <table:table-cell office:value-type="float" office:value="-7.7798414932612305E-3" table:formula="of:=([.B154]-[.E154])/[.E154]" table:style-name="ce1">
            <text:p>-0.007779841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6.02.2025</text:p>
          </table:table-cell>
          <table:table-cell office:value-type="float" office:value="25.436008000000001" table:style-name="ce4">
            <text:p>25.436008</text:p>
          </table:table-cell>
          <table:table-cell office:value-type="float" office:value="-2.1827539606105867E-3" table:formula="of:=([.B155]-[.B154]) / [.B154]" table:style-name="ce4">
            <text:p>-0.002182754</text:p>
          </table:table-cell>
          <table:table-cell office:value-type="float" office:value="-2.1851396402368787E-3" table:formula="of:=LN([.B155]/[.B154])" table:style-name="ce4">
            <text:p>-0.00218514</text:p>
          </table:table-cell>
          <table:table-cell office:value-type="float" office:value="25.691526" table:formula="of:=MAX([.E154];[.B155])" table:style-name="ce1">
            <text:p>25.691526</text:p>
          </table:table-cell>
          <table:table-cell office:value-type="float" office:value="-9.9456139740394783E-3" table:formula="of:=([.B155]-[.E155])/[.E155]" table:style-name="ce1">
            <text:p>-0.00994561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7.02.2025</text:p>
          </table:table-cell>
          <table:table-cell office:value-type="float" office:value="25.496949000000001" table:style-name="ce4">
            <text:p>25.496949</text:p>
          </table:table-cell>
          <table:table-cell office:value-type="float" office:value="2.3958555131764264E-3" table:formula="of:=([.B156]-[.B155]) / [.B155]" table:style-name="ce4">
            <text:p>0.002395856</text:p>
          </table:table-cell>
          <table:table-cell office:value-type="float" office:value="2.3929900273038972E-3" table:formula="of:=LN([.B156]/[.B155])" table:style-name="ce4">
            <text:p>0.00239299</text:p>
          </table:table-cell>
          <table:table-cell office:value-type="float" office:value="25.691526" table:formula="of:=MAX([.E155];[.B156])" table:style-name="ce1">
            <text:p>25.691526</text:p>
          </table:table-cell>
          <table:table-cell office:value-type="float" office:value="-7.5735867149346794E-3" table:formula="of:=([.B156]-[.E156])/[.E156]" table:style-name="ce1">
            <text:p>-0.00757358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8.02.2025</text:p>
          </table:table-cell>
          <table:table-cell office:value-type="float" office:value="25.661977" table:style-name="ce4">
            <text:p>25.661977</text:p>
          </table:table-cell>
          <table:table-cell office:value-type="float" office:value="6.4724606853941427E-3" table:formula="of:=([.B157]-[.B156]) / [.B156]" table:style-name="ce4">
            <text:p>0.006472461</text:p>
          </table:table-cell>
          <table:table-cell office:value-type="float" office:value="6.4516042582945356E-3" table:formula="of:=LN([.B157]/[.B156])" table:style-name="ce4">
            <text:p>0.006451604</text:p>
          </table:table-cell>
          <table:table-cell office:value-type="float" office:value="25.691526" table:formula="of:=MAX([.E156];[.B157])" table:style-name="ce1">
            <text:p>25.691526</text:p>
          </table:table-cell>
          <table:table-cell office:value-type="float" office:value="-1.1501457718003742E-3" table:formula="of:=([.B157]-[.E157])/[.E157]" table:style-name="ce1">
            <text:p>-0.00115014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3.03.2025</text:p>
          </table:table-cell>
          <table:table-cell office:value-type="float" office:value="25.556948999999999" table:style-name="ce4">
            <text:p>25.556949</text:p>
          </table:table-cell>
          <table:table-cell office:value-type="float" office:value="-4.0927478034915544E-3" table:formula="of:=([.B158]-[.B157]) / [.B157]" table:style-name="ce4">
            <text:p>-0.004092748</text:p>
          </table:table-cell>
          <table:table-cell office:value-type="float" office:value="-4.1011460181317816E-3" table:formula="of:=LN([.B158]/[.B157])" table:style-name="ce4">
            <text:p>-0.004101146</text:p>
          </table:table-cell>
          <table:table-cell office:value-type="float" office:value="25.691526" table:formula="of:=MAX([.E157];[.B158])" table:style-name="ce1">
            <text:p>25.691526</text:p>
          </table:table-cell>
          <table:table-cell office:value-type="float" office:value="-5.2381863187106973E-3" table:formula="of:=([.B158]-[.E158])/[.E158]" table:style-name="ce1">
            <text:p>-0.00523818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4.03.2025</text:p>
          </table:table-cell>
          <table:table-cell office:value-type="float" office:value="25.833158999999998" table:style-name="ce4">
            <text:p>25.833159</text:p>
          </table:table-cell>
          <table:table-cell office:value-type="float" office:value="1.080762809363508E-2" table:formula="of:=([.B159]-[.B158]) / [.B158]" table:style-name="ce4">
            <text:p>0.010807628</text:p>
          </table:table-cell>
          <table:table-cell office:value-type="float" office:value="1.0749643093884903E-2" table:formula="of:=LN([.B159]/[.B158])" table:style-name="ce4">
            <text:p>0.010749643</text:p>
          </table:table-cell>
          <table:table-cell office:value-type="float" office:value="25.833158999999998" table:formula="of:=MAX([.E158];[.B159])" table:style-name="ce1">
            <text:p>25.833159</text:p>
          </table:table-cell>
          <table:table-cell office:value-type="float" office:value="0" table:formula="of:=([.B159]-[.E159])/[.E159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5.03.2025</text:p>
          </table:table-cell>
          <table:table-cell office:value-type="float" office:value="25.883199000000001" table:style-name="ce4">
            <text:p>25.883199</text:p>
          </table:table-cell>
          <table:table-cell office:value-type="float" office:value="1.9370453299963335E-3" table:formula="of:=([.B160]-[.B159]) / [.B159]" table:style-name="ce4">
            <text:p>0.001937045</text:p>
          </table:table-cell>
          <table:table-cell office:value-type="float" office:value="1.9351716768682449E-3" table:formula="of:=LN([.B160]/[.B159])" table:style-name="ce4">
            <text:p>0.001935172</text:p>
          </table:table-cell>
          <table:table-cell office:value-type="float" office:value="25.883199000000001" table:formula="of:=MAX([.E159];[.B160])" table:style-name="ce1">
            <text:p>25.883199</text:p>
          </table:table-cell>
          <table:table-cell office:value-type="float" office:value="0" table:formula="of:=([.B160]-[.E160])/[.E160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6.03.2025</text:p>
          </table:table-cell>
          <table:table-cell office:value-type="float" office:value="25.993593000000001" table:style-name="ce4">
            <text:p>25.993593</text:p>
          </table:table-cell>
          <table:table-cell office:value-type="float" office:value="4.2650833075154057E-3" table:formula="of:=([.B161]-[.B160]) / [.B160]" table:style-name="ce4">
            <text:p>0.004265083</text:p>
          </table:table-cell>
          <table:table-cell office:value-type="float" office:value="4.2560136192111835E-3" table:formula="of:=LN([.B161]/[.B160])" table:style-name="ce4">
            <text:p>0.004256014</text:p>
          </table:table-cell>
          <table:table-cell office:value-type="float" office:value="25.993593000000001" table:formula="of:=MAX([.E160];[.B161])" table:style-name="ce1">
            <text:p>25.993593</text:p>
          </table:table-cell>
          <table:table-cell office:value-type="float" office:value="0" table:formula="of:=([.B161]-[.E161])/[.E161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7.03.2025</text:p>
          </table:table-cell>
          <table:table-cell office:value-type="float" office:value="26.139357" table:style-name="ce4">
            <text:p>26.139357</text:p>
          </table:table-cell>
          <table:table-cell office:value-type="float" office:value="5.6076895564226067E-3" table:formula="of:=([.B162]-[.B161]) / [.B161]" table:style-name="ce4">
            <text:p>0.00560769</text:p>
          </table:table-cell>
          <table:table-cell office:value-type="float" office:value="5.5920249993726681E-3" table:formula="of:=LN([.B162]/[.B161])" table:style-name="ce4">
            <text:p>0.005592025</text:p>
          </table:table-cell>
          <table:table-cell office:value-type="float" office:value="26.139357" table:formula="of:=MAX([.E161];[.B162])" table:style-name="ce1">
            <text:p>26.139357</text:p>
          </table:table-cell>
          <table:table-cell office:value-type="float" office:value="0" table:formula="of:=([.B162]-[.E162])/[.E162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0.03.2025</text:p>
          </table:table-cell>
          <table:table-cell office:value-type="float" office:value="26.221837000000001" table:style-name="ce4">
            <text:p>26.221837</text:p>
          </table:table-cell>
          <table:table-cell office:value-type="float" office:value="3.1553951384496693E-3" table:formula="of:=([.B163]-[.B162]) / [.B162]" table:style-name="ce4">
            <text:p>0.003155395</text:p>
          </table:table-cell>
          <table:table-cell office:value-type="float" office:value="3.1504273267392142E-3" table:formula="of:=LN([.B163]/[.B162])" table:style-name="ce4">
            <text:p>0.003150427</text:p>
          </table:table-cell>
          <table:table-cell office:value-type="float" office:value="26.221837000000001" table:formula="of:=MAX([.E162];[.B163])" table:style-name="ce1">
            <text:p>26.221837</text:p>
          </table:table-cell>
          <table:table-cell office:value-type="float" office:value="0" table:formula="of:=([.B163]-[.E163])/[.E163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1.03.2025</text:p>
          </table:table-cell>
          <table:table-cell office:value-type="float" office:value="26.056864999999998" table:style-name="ce4">
            <text:p>26.056865</text:p>
          </table:table-cell>
          <table:table-cell office:value-type="float" office:value="-6.2913975096406229E-3" table:formula="of:=([.B164]-[.B163]) / [.B163]" table:style-name="ce4">
            <text:p>-0.006291398</text:p>
          </table:table-cell>
          <table:table-cell office:value-type="float" office:value="-6.3112717526450533E-3" table:formula="of:=LN([.B164]/[.B163])" table:style-name="ce4">
            <text:p>-0.006311272</text:p>
          </table:table-cell>
          <table:table-cell office:value-type="float" office:value="26.221837000000001" table:formula="of:=MAX([.E163];[.B164])" table:style-name="ce1">
            <text:p>26.221837</text:p>
          </table:table-cell>
          <table:table-cell office:value-type="float" office:value="-6.2913975096406229E-3" table:formula="of:=([.B164]-[.E164])/[.E164]" table:style-name="ce1">
            <text:p>-0.00629139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2.03.2025</text:p>
          </table:table-cell>
          <table:table-cell office:value-type="float" office:value="25.975698000000001" table:style-name="ce4">
            <text:p>25.975698</text:p>
          </table:table-cell>
          <table:table-cell office:value-type="float" office:value="-3.1149948391718308E-3" table:formula="of:=([.B165]-[.B164]) / [.B164]" table:style-name="ce4">
            <text:p>-0.003114995</text:p>
          </table:table-cell>
          <table:table-cell office:value-type="float" office:value="-3.1198565343245931E-3" table:formula="of:=LN([.B165]/[.B164])" table:style-name="ce4">
            <text:p>-0.003119857</text:p>
          </table:table-cell>
          <table:table-cell office:value-type="float" office:value="26.221837000000001" table:formula="of:=MAX([.E164];[.B165])" table:style-name="ce1">
            <text:p>26.221837</text:p>
          </table:table-cell>
          <table:table-cell office:value-type="float" office:value="-9.3867946780387436E-3" table:formula="of:=([.B165]-[.E165])/[.E165]" table:style-name="ce1">
            <text:p>-0.00938679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3.03.2025</text:p>
          </table:table-cell>
          <table:table-cell office:value-type="float" office:value="26.132989999999999" table:style-name="ce4">
            <text:p>26.13299</text:p>
          </table:table-cell>
          <table:table-cell office:value-type="float" office:value="6.0553521988128368E-3" table:formula="of:=([.B166]-[.B165]) / [.B165]" table:style-name="ce4">
            <text:p>0.006055352</text:p>
          </table:table-cell>
          <table:table-cell office:value-type="float" office:value="6.037092230303528E-3" table:formula="of:=LN([.B166]/[.B165])" table:style-name="ce4">
            <text:p>0.006037092</text:p>
          </table:table-cell>
          <table:table-cell office:value-type="float" office:value="26.221837000000001" table:formula="of:=MAX([.E165];[.B166])" table:style-name="ce1">
            <text:p>26.221837</text:p>
          </table:table-cell>
          <table:table-cell office:value-type="float" office:value="-3.3882828270193743E-3" table:formula="of:=([.B166]-[.E166])/[.E166]" table:style-name="ce1">
            <text:p>-0.0033882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4.03.2025</text:p>
          </table:table-cell>
          <table:table-cell office:value-type="float" office:value="26.311299000000002" table:style-name="ce4">
            <text:p>26.311299</text:p>
          </table:table-cell>
          <table:table-cell office:value-type="float" office:value="6.82313811010536E-3" table:formula="of:=([.B167]-[.B166]) / [.B166]" table:style-name="ce4">
            <text:p>0.006823138</text:p>
          </table:table-cell>
          <table:table-cell office:value-type="float" office:value="6.7999658485821055E-3" table:formula="of:=LN([.B167]/[.B166])" table:style-name="ce4">
            <text:p>0.006799966</text:p>
          </table:table-cell>
          <table:table-cell office:value-type="float" office:value="26.311299000000002" table:formula="of:=MAX([.E166];[.B167])" table:style-name="ce1">
            <text:p>26.311299</text:p>
          </table:table-cell>
          <table:table-cell office:value-type="float" office:value="0" table:formula="of:=([.B167]-[.E167])/[.E167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7.03.2025</text:p>
          </table:table-cell>
          <table:table-cell office:value-type="float" office:value="26.441685" table:style-name="ce4">
            <text:p>26.441685</text:p>
          </table:table-cell>
          <table:table-cell office:value-type="float" office:value="4.9555135989294138E-3" table:formula="of:=([.B168]-[.B167]) / [.B167]" table:style-name="ce4">
            <text:p>0.004955514</text:p>
          </table:table-cell>
          <table:table-cell office:value-type="float" office:value="4.9432754556195876E-3" table:formula="of:=LN([.B168]/[.B167])" table:style-name="ce4">
            <text:p>0.004943275</text:p>
          </table:table-cell>
          <table:table-cell office:value-type="float" office:value="26.441685" table:formula="of:=MAX([.E167];[.B168])" table:style-name="ce1">
            <text:p>26.441685</text:p>
          </table:table-cell>
          <table:table-cell office:value-type="float" office:value="0" table:formula="of:=([.B168]-[.E168])/[.E168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8.03.2025</text:p>
          </table:table-cell>
          <table:table-cell office:value-type="float" office:value="26.500672000000002" table:style-name="ce4">
            <text:p>26.500672</text:p>
          </table:table-cell>
          <table:table-cell office:value-type="float" office:value="2.2308336250130012E-3" table:formula="of:=([.B169]-[.B168]) / [.B168]" table:style-name="ce4">
            <text:p>0.002230834</text:p>
          </table:table-cell>
          <table:table-cell office:value-type="float" office:value="2.2283490101704926E-3" table:formula="of:=LN([.B169]/[.B168])" table:style-name="ce4">
            <text:p>0.002228349</text:p>
          </table:table-cell>
          <table:table-cell office:value-type="float" office:value="26.500672000000002" table:formula="of:=MAX([.E168];[.B169])" table:style-name="ce1">
            <text:p>26.500672</text:p>
          </table:table-cell>
          <table:table-cell office:value-type="float" office:value="0" table:formula="of:=([.B169]-[.E169])/[.E169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9.03.2025</text:p>
          </table:table-cell>
          <table:table-cell office:value-type="float" office:value="26.469422000000002" table:style-name="ce4">
            <text:p>26.469422</text:p>
          </table:table-cell>
          <table:table-cell office:value-type="float" office:value="-1.1792153798967815E-3" table:formula="of:=([.B170]-[.B169]) / [.B169]" table:style-name="ce4">
            <text:p>-0.001179215</text:p>
          </table:table-cell>
          <table:table-cell office:value-type="float" office:value="-1.1799112014222466E-3" table:formula="of:=LN([.B170]/[.B169])" table:style-name="ce4">
            <text:p>-0.001179911</text:p>
          </table:table-cell>
          <table:table-cell office:value-type="float" office:value="26.500672000000002" table:formula="of:=MAX([.E169];[.B170])" table:style-name="ce1">
            <text:p>26.500672</text:p>
          </table:table-cell>
          <table:table-cell office:value-type="float" office:value="-1.1792153798967815E-3" table:formula="of:=([.B170]-[.E170])/[.E170]" table:style-name="ce1">
            <text:p>-0.00117921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0.03.2025</text:p>
          </table:table-cell>
          <table:table-cell office:value-type="float" office:value="25.489401000000001" table:style-name="ce4">
            <text:p>25.489401</text:p>
          </table:table-cell>
          <table:table-cell office:value-type="float" office:value="-3.7024646779215679E-2" table:formula="of:=([.B171]-[.B170]) / [.B170]" table:style-name="ce4">
            <text:p>-0.037024647</text:p>
          </table:table-cell>
          <table:table-cell office:value-type="float" office:value="-3.7727461259424576E-2" table:formula="of:=LN([.B171]/[.B170])" table:style-name="ce4">
            <text:p>-0.037727461</text:p>
          </table:table-cell>
          <table:table-cell office:value-type="float" office:value="26.500672000000002" table:formula="of:=MAX([.E170];[.B171])" table:style-name="ce1">
            <text:p>26.500672</text:p>
          </table:table-cell>
          <table:table-cell office:value-type="float" office:value="-3.8160202126195163E-2" table:formula="of:=([.B171]-[.E171])/[.E171]" table:style-name="ce1">
            <text:p>-0.03816020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1.03.2025</text:p>
          </table:table-cell>
          <table:table-cell office:value-type="float" office:value="25.198931999999999" table:style-name="ce4">
            <text:p>25.198932</text:p>
          </table:table-cell>
          <table:table-cell office:value-type="float" office:value="-1.1395677756413406E-2" table:formula="of:=([.B172]-[.B171]) / [.B171]" table:style-name="ce4">
            <text:p>-0.011395678</text:p>
          </table:table-cell>
          <table:table-cell office:value-type="float" office:value="-1.1461106033475936E-2" table:formula="of:=LN([.B172]/[.B171])" table:style-name="ce4">
            <text:p>-0.011461106</text:p>
          </table:table-cell>
          <table:table-cell office:value-type="float" office:value="26.500672000000002" table:formula="of:=MAX([.E171];[.B172])" table:style-name="ce1">
            <text:p>26.500672</text:p>
          </table:table-cell>
          <table:table-cell office:value-type="float" office:value="-4.9121018516058851E-2" table:formula="of:=([.B172]-[.E172])/[.E172]" table:style-name="ce1">
            <text:p>-0.04912101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4.03.2025</text:p>
          </table:table-cell>
          <table:table-cell office:value-type="float" office:value="24.506318" table:style-name="ce4">
            <text:p>24.506318</text:p>
          </table:table-cell>
          <table:table-cell office:value-type="float" office:value="-2.7485847416072989E-2" table:formula="of:=([.B173]-[.B172]) / [.B172]" table:style-name="ce4">
            <text:p>-0.027485847</text:p>
          </table:table-cell>
          <table:table-cell office:value-type="float" office:value="-2.7870650809897361E-2" table:formula="of:=LN([.B173]/[.B172])" table:style-name="ce4">
            <text:p>-0.027870651</text:p>
          </table:table-cell>
          <table:table-cell office:value-type="float" office:value="26.500672000000002" table:formula="of:=MAX([.E172];[.B173])" table:style-name="ce1">
            <text:p>26.500672</text:p>
          </table:table-cell>
          <table:table-cell office:value-type="float" office:value="-7.5256733112277346E-2" table:formula="of:=([.B173]-[.E173])/[.E173]" table:style-name="ce1">
            <text:p>-0.07525673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5.03.2025</text:p>
          </table:table-cell>
          <table:table-cell office:value-type="float" office:value="24.298556999999999" table:style-name="ce4">
            <text:p>24.298557</text:p>
          </table:table-cell>
          <table:table-cell office:value-type="float" office:value="-8.477854567952697E-3" table:formula="of:=([.B174]-[.B173]) / [.B173]" table:style-name="ce4">
            <text:p>-0.008477855</text:p>
          </table:table-cell>
          <table:table-cell office:value-type="float" office:value="-8.5139959897712492E-3" table:formula="of:=LN([.B174]/[.B173])" table:style-name="ce4">
            <text:p>-0.008513996</text:p>
          </table:table-cell>
          <table:table-cell office:value-type="float" office:value="26.500672000000002" table:formula="of:=MAX([.E173];[.B174])" table:style-name="ce1">
            <text:p>26.500672</text:p>
          </table:table-cell>
          <table:table-cell office:value-type="float" office:value="-8.3096572041644931E-2" table:formula="of:=([.B174]-[.E174])/[.E174]" table:style-name="ce1">
            <text:p>-0.08309657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6.03.2025</text:p>
          </table:table-cell>
          <table:table-cell office:value-type="float" office:value="25.050639" table:style-name="ce4">
            <text:p>25.050639</text:p>
          </table:table-cell>
          <table:table-cell office:value-type="float" office:value="3.0951714540085714E-2" table:formula="of:=([.B175]-[.B174]) / [.B174]" table:style-name="ce4">
            <text:p>0.030951715</text:p>
          </table:table-cell>
          <table:table-cell office:value-type="float" office:value="3.0482370320331145E-2" table:formula="of:=LN([.B175]/[.B174])" table:style-name="ce4">
            <text:p>0.03048237</text:p>
          </table:table-cell>
          <table:table-cell office:value-type="float" office:value="26.500672000000002" table:formula="of:=MAX([.E174];[.B175])" table:style-name="ce1">
            <text:p>26.500672</text:p>
          </table:table-cell>
          <table:table-cell office:value-type="float" office:value="-5.4716838878651877E-2" table:formula="of:=([.B175]-[.E175])/[.E175]" table:style-name="ce1">
            <text:p>-0.05471683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7.03.2025</text:p>
          </table:table-cell>
          <table:table-cell office:value-type="float" office:value="24.965135" table:style-name="ce4">
            <text:p>24.965135</text:p>
          </table:table-cell>
          <table:table-cell office:value-type="float" office:value="-3.4132462648956878E-3" table:formula="of:=([.B176]-[.B175]) / [.B175]" table:style-name="ce4">
            <text:p>-0.003413246</text:p>
          </table:table-cell>
          <table:table-cell office:value-type="float" office:value="-3.4190846790106166E-3" table:formula="of:=LN([.B176]/[.B175])" table:style-name="ce4">
            <text:p>-0.003419085</text:p>
          </table:table-cell>
          <table:table-cell office:value-type="float" office:value="26.500672000000002" table:formula="of:=MAX([.E175];[.B176])" table:style-name="ce1">
            <text:p>26.500672</text:p>
          </table:table-cell>
          <table:table-cell office:value-type="float" office:value="-5.7943323097618106E-2" table:formula="of:=([.B176]-[.E176])/[.E176]" table:style-name="ce1">
            <text:p>-0.05794332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8.03.2025</text:p>
          </table:table-cell>
          <table:table-cell office:value-type="float" office:value="24.932464" table:style-name="ce4">
            <text:p>24.932464</text:p>
          </table:table-cell>
          <table:table-cell office:value-type="float" office:value="-1.3086650642986934E-3" table:formula="of:=([.B177]-[.B176]) / [.B176]" table:style-name="ce4">
            <text:p>-0.001308665</text:p>
          </table:table-cell>
          <table:table-cell office:value-type="float" office:value="-1.3095221142331167E-3" table:formula="of:=LN([.B177]/[.B176])" table:style-name="ce4">
            <text:p>-0.001309522</text:p>
          </table:table-cell>
          <table:table-cell office:value-type="float" office:value="26.500672000000002" table:formula="of:=MAX([.E176];[.B177])" table:style-name="ce1">
            <text:p>26.500672</text:p>
          </table:table-cell>
          <table:table-cell office:value-type="float" office:value="-5.9176159759269577E-2" table:formula="of:=([.B177]-[.E177])/[.E177]" table:style-name="ce1">
            <text:p>-0.0591761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2.04.2025</text:p>
          </table:table-cell>
          <table:table-cell office:value-type="float" office:value="24.945049000000001" table:style-name="ce4">
            <text:p>24.945049</text:p>
          </table:table-cell>
          <table:table-cell office:value-type="float" office:value="5.0476358854870508E-4" table:formula="of:=([.B178]-[.B177]) / [.B177]" table:style-name="ce4">
            <text:p>0.000504764</text:p>
          </table:table-cell>
          <table:table-cell office:value-type="float" office:value="5.0463623826123446E-4" table:formula="of:=LN([.B178]/[.B177])" table:style-name="ce4">
            <text:p>0.000504636</text:p>
          </table:table-cell>
          <table:table-cell office:value-type="float" office:value="26.500672000000002" table:formula="of:=MAX([.E177];[.B178])" table:style-name="ce1">
            <text:p>26.500672</text:p>
          </table:table-cell>
          <table:table-cell office:value-type="float" office:value="-5.8701266141477491E-2" table:formula="of:=([.B178]-[.E178])/[.E178]" table:style-name="ce1">
            <text:p>-0.05870126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3.04.2025</text:p>
          </table:table-cell>
          <table:table-cell office:value-type="float" office:value="24.939784" table:style-name="ce4">
            <text:p>24.939784</text:p>
          </table:table-cell>
          <table:table-cell office:value-type="float" office:value="-2.110639269540584E-4" table:formula="of:=([.B179]-[.B178]) / [.B178]" table:style-name="ce4">
            <text:p>-0.000211064</text:p>
          </table:table-cell>
          <table:table-cell office:value-type="float" office:value="-2.1108620407930901E-4" table:formula="of:=LN([.B179]/[.B178])" table:style-name="ce4">
            <text:p>-0.000211086</text:p>
          </table:table-cell>
          <table:table-cell office:value-type="float" office:value="26.500672000000002" table:formula="of:=MAX([.E178];[.B179])" table:style-name="ce1">
            <text:p>26.500672</text:p>
          </table:table-cell>
          <table:table-cell office:value-type="float" office:value="-5.8899940348682553E-2" table:formula="of:=([.B179]-[.E179])/[.E179]" table:style-name="ce1">
            <text:p>-0.0588999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4.04.2025</text:p>
          </table:table-cell>
          <table:table-cell office:value-type="float" office:value="24.887474999999998" table:style-name="ce4">
            <text:p>24.887475</text:p>
          </table:table-cell>
          <table:table-cell office:value-type="float" office:value="-2.0974119102234825E-3" table:formula="of:=([.B180]-[.B179]) / [.B179]" table:style-name="ce4">
            <text:p>-0.002097412</text:p>
          </table:table-cell>
          <table:table-cell office:value-type="float" office:value="-2.0996145590308924E-3" table:formula="of:=LN([.B180]/[.B179])" table:style-name="ce4">
            <text:p>-0.002099615</text:p>
          </table:table-cell>
          <table:table-cell office:value-type="float" office:value="26.500672000000002" table:formula="of:=MAX([.E179];[.B180])" table:style-name="ce1">
            <text:p>26.500672</text:p>
          </table:table-cell>
          <table:table-cell office:value-type="float" office:value="-6.0873814822507255E-2" table:formula="of:=([.B180]-[.E180])/[.E180]" table:style-name="ce1">
            <text:p>-0.06087381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7.04.2025</text:p>
          </table:table-cell>
          <table:table-cell office:value-type="float" office:value="24.799878" table:style-name="ce4">
            <text:p>24.799878</text:p>
          </table:table-cell>
          <table:table-cell office:value-type="float" office:value="-3.519722269936939E-3" table:formula="of:=([.B181]-[.B180]) / [.B180]" table:style-name="ce4">
            <text:p>-0.003519722</text:p>
          </table:table-cell>
          <table:table-cell office:value-type="float" office:value="-3.5259310654708184E-3" table:formula="of:=LN([.B181]/[.B180])" table:style-name="ce4">
            <text:p>-0.003525931</text:p>
          </table:table-cell>
          <table:table-cell office:value-type="float" office:value="26.500672000000002" table:formula="of:=MAX([.E180];[.B181])" table:style-name="ce1">
            <text:p>26.500672</text:p>
          </table:table-cell>
          <table:table-cell office:value-type="float" office:value="-6.4179278170757401E-2" table:formula="of:=([.B181]-[.E181])/[.E181]" table:style-name="ce1">
            <text:p>-0.06417927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8.04.2025</text:p>
          </table:table-cell>
          <table:table-cell office:value-type="float" office:value="24.665133999999998" table:style-name="ce4">
            <text:p>24.665134</text:p>
          </table:table-cell>
          <table:table-cell office:value-type="float" office:value="-5.4332525345488119E-3" table:formula="of:=([.B182]-[.B181]) / [.B181]" table:style-name="ce4">
            <text:p>-0.005433253</text:p>
          </table:table-cell>
          <table:table-cell office:value-type="float" office:value="-5.4480663335403547E-3" table:formula="of:=LN([.B182]/[.B181])" table:style-name="ce4">
            <text:p>-0.005448066</text:p>
          </table:table-cell>
          <table:table-cell office:value-type="float" office:value="26.500672000000002" table:formula="of:=MAX([.E181];[.B182])" table:style-name="ce1">
            <text:p>26.500672</text:p>
          </table:table-cell>
          <table:table-cell office:value-type="float" office:value="-6.9263828479519424E-2" table:formula="of:=([.B182]-[.E182])/[.E182]" table:style-name="ce1">
            <text:p>-0.06926382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9.04.2025</text:p>
          </table:table-cell>
          <table:table-cell office:value-type="float" office:value="24.671287" table:style-name="ce4">
            <text:p>24.671287</text:p>
          </table:table-cell>
          <table:table-cell office:value-type="float" office:value="2.4946144626666878E-4" table:formula="of:=([.B183]-[.B182]) / [.B182]" table:style-name="ce4">
            <text:p>0.000249461</text:p>
          </table:table-cell>
          <table:table-cell office:value-type="float" office:value="2.494303359338881E-4" table:formula="of:=LN([.B183]/[.B182])" table:style-name="ce4">
            <text:p>0.00024943</text:p>
          </table:table-cell>
          <table:table-cell office:value-type="float" office:value="26.500672000000002" table:formula="of:=MAX([.E182];[.B183])" table:style-name="ce1">
            <text:p>26.500672</text:p>
          </table:table-cell>
          <table:table-cell office:value-type="float" office:value="-6.9031645688079221E-2" table:formula="of:=([.B183]-[.E183])/[.E183]" table:style-name="ce1">
            <text:p>-0.06903164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0.04.2025</text:p>
          </table:table-cell>
          <table:table-cell office:value-type="float" office:value="24.607413999999999" table:style-name="ce4">
            <text:p>24.607414</text:p>
          </table:table-cell>
          <table:table-cell office:value-type="float" office:value="-2.5889610055608754E-3" table:formula="of:=([.B184]-[.B183]) / [.B183]" table:style-name="ce4">
            <text:p>-0.002588961</text:p>
          </table:table-cell>
          <table:table-cell office:value-type="float" office:value="-2.5923181607193616E-3" table:formula="of:=LN([.B184]/[.B183])" table:style-name="ce4">
            <text:p>-0.002592318</text:p>
          </table:table-cell>
          <table:table-cell office:value-type="float" office:value="26.500672000000002" table:formula="of:=MAX([.E183];[.B184])" table:style-name="ce1">
            <text:p>26.500672</text:p>
          </table:table-cell>
          <table:table-cell office:value-type="float" office:value="-7.1441886454803968E-2" table:formula="of:=([.B184]-[.E184])/[.E184]" table:style-name="ce1">
            <text:p>-0.07144188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1.04.2025</text:p>
          </table:table-cell>
          <table:table-cell office:value-type="float" office:value="24.695198999999999" table:style-name="ce4">
            <text:p>24.695199</text:p>
          </table:table-cell>
          <table:table-cell office:value-type="float" office:value="3.5674207781443523E-3" table:formula="of:=([.B185]-[.B184]) / [.B184]" table:style-name="ce4">
            <text:p>0.003567421</text:p>
          </table:table-cell>
          <table:table-cell office:value-type="float" office:value="3.5610726258473984E-3" table:formula="of:=LN([.B185]/[.B184])" table:style-name="ce4">
            <text:p>0.003561073</text:p>
          </table:table-cell>
          <table:table-cell office:value-type="float" office:value="26.500672000000002" table:formula="of:=MAX([.E184];[.B185])" table:style-name="ce1">
            <text:p>26.500672</text:p>
          </table:table-cell>
          <table:table-cell office:value-type="float" office:value="-6.8129328946828313E-2" table:formula="of:=([.B185]-[.E185])/[.E185]" table:style-name="ce1">
            <text:p>-0.06812932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4.04.2025</text:p>
          </table:table-cell>
          <table:table-cell office:value-type="float" office:value="24.850881999999999" table:style-name="ce4">
            <text:p>24.850882</text:p>
          </table:table-cell>
          <table:table-cell office:value-type="float" office:value="6.3041808247829793E-3" table:formula="of:=([.B186]-[.B185]) / [.B185]" table:style-name="ce4">
            <text:p>0.006304181</text:p>
          </table:table-cell>
          <table:table-cell office:value-type="float" office:value="6.2843925990049045E-3" table:formula="of:=LN([.B186]/[.B185])" table:style-name="ce4">
            <text:p>0.006284393</text:p>
          </table:table-cell>
          <table:table-cell office:value-type="float" office:value="26.500672000000002" table:formula="of:=MAX([.E185];[.B186])" table:style-name="ce1">
            <text:p>26.500672</text:p>
          </table:table-cell>
          <table:table-cell office:value-type="float" office:value="-6.2254647731197266E-2" table:formula="of:=([.B186]-[.E186])/[.E186]" table:style-name="ce1">
            <text:p>-0.06225464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5.04.2025</text:p>
          </table:table-cell>
          <table:table-cell office:value-type="float" office:value="24.730443999999999" table:style-name="ce4">
            <text:p>24.730444</text:p>
          </table:table-cell>
          <table:table-cell office:value-type="float" office:value="-4.8464275835360714E-3" table:formula="of:=([.B187]-[.B186]) / [.B186]" table:style-name="ce4">
            <text:p>-0.004846428</text:p>
          </table:table-cell>
          <table:table-cell office:value-type="float" office:value="-4.8582095962254497E-3" table:formula="of:=LN([.B187]/[.B186])" table:style-name="ce4">
            <text:p>-0.00485821</text:p>
          </table:table-cell>
          <table:table-cell office:value-type="float" office:value="26.500672000000002" table:formula="of:=MAX([.E186];[.B187])" table:style-name="ce1">
            <text:p>26.500672</text:p>
          </table:table-cell>
          <table:table-cell office:value-type="float" office:value="-6.6799362672765539E-2" table:formula="of:=([.B187]-[.E187])/[.E187]" table:style-name="ce1">
            <text:p>-0.06679936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6.04.2025</text:p>
          </table:table-cell>
          <table:table-cell office:value-type="float" office:value="24.733309999999999" table:style-name="ce4">
            <text:p>24.73331</text:p>
          </table:table-cell>
          <table:table-cell office:value-type="float" office:value="1.1588954893009295E-4" table:formula="of:=([.B188]-[.B187]) / [.B187]" table:style-name="ce4">
            <text:p>0.00011589</text:p>
          </table:table-cell>
          <table:table-cell office:value-type="float" office:value="1.1588283425515239E-4" table:formula="of:=LN([.B188]/[.B187])" table:style-name="ce4">
            <text:p>0.000115883</text:p>
          </table:table-cell>
          <table:table-cell office:value-type="float" office:value="26.500672000000002" table:formula="of:=MAX([.E187];[.B188])" table:style-name="ce1">
            <text:p>26.500672</text:p>
          </table:table-cell>
          <table:table-cell office:value-type="float" office:value="-6.6691214471844409E-2" table:formula="of:=([.B188]-[.E188])/[.E188]" table:style-name="ce1">
            <text:p>-0.06669121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7.04.2025</text:p>
          </table:table-cell>
          <table:table-cell office:value-type="float" office:value="24.771591999999998" table:style-name="ce4">
            <text:p>24.771592</text:p>
          </table:table-cell>
          <table:table-cell office:value-type="float" office:value="1.547791217592745E-3" table:formula="of:=([.B189]-[.B188]) / [.B188]" table:style-name="ce4">
            <text:p>0.001547791</text:p>
          </table:table-cell>
          <table:table-cell office:value-type="float" office:value="1.5465946233257193E-3" table:formula="of:=LN([.B189]/[.B188])" table:style-name="ce4">
            <text:p>0.001546595</text:p>
          </table:table-cell>
          <table:table-cell office:value-type="float" office:value="26.500672000000002" table:formula="of:=MAX([.E188];[.B189])" table:style-name="ce1">
            <text:p>26.500672</text:p>
          </table:table-cell>
          <table:table-cell office:value-type="float" office:value="-6.5246647330301777E-2" table:formula="of:=([.B189]-[.E189])/[.E189]" table:style-name="ce1">
            <text:p>-0.06524664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8.04.2025</text:p>
          </table:table-cell>
          <table:table-cell office:value-type="float" office:value="24.865351" table:style-name="ce4">
            <text:p>24.865351</text:p>
          </table:table-cell>
          <table:table-cell office:value-type="float" office:value="3.7849404269213764E-3" table:formula="of:=([.B190]-[.B189]) / [.B189]" table:style-name="ce4">
            <text:p>0.00378494</text:p>
          </table:table-cell>
          <table:table-cell office:value-type="float" office:value="3.777795562818799E-3" table:formula="of:=LN([.B190]/[.B189])" table:style-name="ce4">
            <text:p>0.003777796</text:p>
          </table:table-cell>
          <table:table-cell office:value-type="float" office:value="26.500672000000002" table:formula="of:=MAX([.E189];[.B190])" table:style-name="ce1">
            <text:p>26.500672</text:p>
          </table:table-cell>
          <table:table-cell office:value-type="float" office:value="-6.1708661576581947E-2" table:formula="of:=([.B190]-[.E190])/[.E190]" table:style-name="ce1">
            <text:p>-0.06170866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1.04.2025</text:p>
          </table:table-cell>
          <table:table-cell office:value-type="float" office:value="24.964545999999999" table:style-name="ce4">
            <text:p>24.964546</text:p>
          </table:table-cell>
          <table:table-cell office:value-type="float" office:value="3.989286135554577E-3" table:formula="of:=([.B191]-[.B190]) / [.B190]" table:style-name="ce4">
            <text:p>0.003989286</text:p>
          </table:table-cell>
          <table:table-cell office:value-type="float" office:value="3.9813500328735197E-3" table:formula="of:=LN([.B191]/[.B190])" table:style-name="ce4">
            <text:p>0.00398135</text:p>
          </table:table-cell>
          <table:table-cell office:value-type="float" office:value="26.500672000000002" table:formula="of:=MAX([.E190];[.B191])" table:style-name="ce1">
            <text:p>26.500672</text:p>
          </table:table-cell>
          <table:table-cell office:value-type="float" office:value="-5.7965548949098458E-2" table:formula="of:=([.B191]-[.E191])/[.E191]" table:style-name="ce1">
            <text:p>-0.05796554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2.04.2025</text:p>
          </table:table-cell>
          <table:table-cell office:value-type="float" office:value="25.161049999999999" table:style-name="ce4">
            <text:p>25.16105</text:p>
          </table:table-cell>
          <table:table-cell office:value-type="float" office:value="7.8713227951351852E-3" table:formula="of:=([.B192]-[.B191]) / [.B191]" table:style-name="ce4">
            <text:p>0.007871323</text:p>
          </table:table-cell>
          <table:table-cell office:value-type="float" office:value="7.8405055432545796E-3" table:formula="of:=LN([.B192]/[.B191])" table:style-name="ce4">
            <text:p>0.007840506</text:p>
          </table:table-cell>
          <table:table-cell office:value-type="float" office:value="26.500672000000002" table:formula="of:=MAX([.E191];[.B192])" table:style-name="ce1">
            <text:p>26.500672</text:p>
          </table:table-cell>
          <table:table-cell office:value-type="float" office:value="-5.0550491700738831E-2" table:formula="of:=([.B192]-[.E192])/[.E192]" table:style-name="ce1">
            <text:p>-0.05055049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4.04.2025</text:p>
          </table:table-cell>
          <table:table-cell office:value-type="float" office:value="25.161923000000002" table:style-name="ce4">
            <text:p>25.161923</text:p>
          </table:table-cell>
          <table:table-cell office:value-type="float" office:value="3.4696485242154923E-5" table:formula="of:=([.B193]-[.B192]) / [.B192]" table:style-name="ce4">
            <text:p>3.46965E-05</text:p>
          </table:table-cell>
          <table:table-cell office:value-type="float" office:value="3.4695883333114641E-5" table:formula="of:=LN([.B193]/[.B192])" table:style-name="ce4">
            <text:p>3.46959E-05</text:p>
          </table:table-cell>
          <table:table-cell office:value-type="float" office:value="26.500672000000002" table:formula="of:=MAX([.E192];[.B193])" table:style-name="ce1">
            <text:p>26.500672</text:p>
          </table:table-cell>
          <table:table-cell office:value-type="float" office:value="-5.0517549139885959E-2" table:formula="of:=([.B193]-[.E193])/[.E193]" table:style-name="ce1">
            <text:p>-0.05051754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5.04.2025</text:p>
          </table:table-cell>
          <table:table-cell office:value-type="float" office:value="25.239737000000002" table:style-name="ce4">
            <text:p>25.239737</text:p>
          </table:table-cell>
          <table:table-cell office:value-type="float" office:value="3.0925299310390563E-3" table:formula="of:=([.B194]-[.B193]) / [.B193]" table:style-name="ce4">
            <text:p>0.00309253</text:p>
          </table:table-cell>
          <table:table-cell office:value-type="float" office:value="3.0877578962609153E-3" table:formula="of:=LN([.B194]/[.B193])" table:style-name="ce4">
            <text:p>0.003087758</text:p>
          </table:table-cell>
          <table:table-cell office:value-type="float" office:value="26.500672000000002" table:formula="of:=MAX([.E193];[.B194])" table:style-name="ce1">
            <text:p>26.500672</text:p>
          </table:table-cell>
          <table:table-cell office:value-type="float" office:value="-4.7581246241604737E-2" table:formula="of:=([.B194]-[.E194])/[.E194]" table:style-name="ce1">
            <text:p>-0.04758124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8.04.2025</text:p>
          </table:table-cell>
          <table:table-cell office:value-type="float" office:value="25.187743999999999" table:style-name="ce4">
            <text:p>25.187744</text:p>
          </table:table-cell>
          <table:table-cell office:value-type="float" office:value="-2.0599659972686348E-3" table:formula="of:=([.B195]-[.B194]) / [.B194]" table:style-name="ce4">
            <text:p>-0.002059966</text:p>
          </table:table-cell>
          <table:table-cell office:value-type="float" office:value="-2.0620906455271495E-3" table:formula="of:=LN([.B195]/[.B194])" table:style-name="ce4">
            <text:p>-0.002062091</text:p>
          </table:table-cell>
          <table:table-cell office:value-type="float" office:value="26.500672000000002" table:formula="of:=MAX([.E194];[.B195])" table:style-name="ce1">
            <text:p>26.500672</text:p>
          </table:table-cell>
          <table:table-cell office:value-type="float" office:value="-4.9543196489508001E-2" table:formula="of:=([.B195]-[.E195])/[.E195]" table:style-name="ce1">
            <text:p>-0.04954319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9.04.2025</text:p>
          </table:table-cell>
          <table:table-cell office:value-type="float" office:value="25.159448999999999" table:style-name="ce4">
            <text:p>25.159449</text:p>
          </table:table-cell>
          <table:table-cell office:value-type="float" office:value="-1.1233638074136358E-3" table:formula="of:=([.B196]-[.B195]) / [.B195]" table:style-name="ce4">
            <text:p>-0.001123364</text:p>
          </table:table-cell>
          <table:table-cell office:value-type="float" office:value="-1.1239952534755919E-3" table:formula="of:=LN([.B196]/[.B195])" table:style-name="ce4">
            <text:p>-0.001123995</text:p>
          </table:table-cell>
          <table:table-cell office:value-type="float" office:value="26.500672000000002" table:formula="of:=MAX([.E195];[.B196])" table:style-name="ce1">
            <text:p>26.500672</text:p>
          </table:table-cell>
          <table:table-cell office:value-type="float" office:value="-5.0610905263081742E-2" table:formula="of:=([.B196]-[.E196])/[.E196]" table:style-name="ce1">
            <text:p>-0.05061090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30.04.2025</text:p>
          </table:table-cell>
          <table:table-cell office:value-type="float" office:value="25.117795999999998" table:style-name="ce4">
            <text:p>25.117796</text:p>
          </table:table-cell>
          <table:table-cell office:value-type="float" office:value="-1.6555608988098333E-3" table:formula="of:=([.B197]-[.B196]) / [.B196]" table:style-name="ce4">
            <text:p>-0.001655561</text:p>
          </table:table-cell>
          <table:table-cell office:value-type="float" office:value="-1.6569328542008661E-3" table:formula="of:=LN([.B197]/[.B196])" table:style-name="ce4">
            <text:p>-0.001656933</text:p>
          </table:table-cell>
          <table:table-cell office:value-type="float" office:value="26.500672000000002" table:formula="of:=MAX([.E196];[.B197])" table:style-name="ce1">
            <text:p>26.500672</text:p>
          </table:table-cell>
          <table:table-cell office:value-type="float" office:value="-5.2182676726084648E-2" table:formula="of:=([.B197]-[.E197])/[.E197]" table:style-name="ce1">
            <text:p>-0.05218267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2.05.2025</text:p>
          </table:table-cell>
          <table:table-cell office:value-type="float" office:value="24.989833999999998" table:style-name="ce4">
            <text:p>24.989834</text:p>
          </table:table-cell>
          <table:table-cell office:value-type="float" office:value="-5.0944756458727565E-3" table:formula="of:=([.B198]-[.B197]) / [.B197]" table:style-name="ce4">
            <text:p>-0.005094476</text:p>
          </table:table-cell>
          <table:table-cell office:value-type="float" office:value="-5.107496729480715E-3" table:formula="of:=LN([.B198]/[.B197])" table:style-name="ce4">
            <text:p>-0.005107497</text:p>
          </table:table-cell>
          <table:table-cell office:value-type="float" office:value="26.500672000000002" table:formula="of:=MAX([.E197];[.B198])" table:style-name="ce1">
            <text:p>26.500672</text:p>
          </table:table-cell>
          <table:table-cell office:value-type="float" office:value="-5.7011308996239914E-2" table:formula="of:=([.B198]-[.E198])/[.E198]" table:style-name="ce1">
            <text:p>-0.05701130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5.05.2025</text:p>
          </table:table-cell>
          <table:table-cell office:value-type="float" office:value="25.100515999999999" table:style-name="ce4">
            <text:p>25.100516</text:p>
          </table:table-cell>
          <table:table-cell office:value-type="float" office:value="4.4290810415147461E-3" table:formula="of:=([.B199]-[.B198]) / [.B198]" table:style-name="ce4">
            <text:p>0.004429081</text:p>
          </table:table-cell>
          <table:table-cell office:value-type="float" office:value="4.4193015276189516E-3" table:formula="of:=LN([.B199]/[.B198])" table:style-name="ce4">
            <text:p>0.004419302</text:p>
          </table:table-cell>
          <table:table-cell office:value-type="float" office:value="26.500672000000002" table:formula="of:=MAX([.E198];[.B199])" table:style-name="ce1">
            <text:p>26.500672</text:p>
          </table:table-cell>
          <table:table-cell office:value-type="float" office:value="-5.2834735662552354E-2" table:formula="of:=([.B199]-[.E199])/[.E199]" table:style-name="ce1">
            <text:p>-0.05283473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6.05.2025</text:p>
          </table:table-cell>
          <table:table-cell office:value-type="float" office:value="25.220123999999998" table:style-name="ce4">
            <text:p>25.220124</text:p>
          </table:table-cell>
          <table:table-cell office:value-type="float" office:value="4.7651610030646184E-3" table:formula="of:=([.B200]-[.B199]) / [.B199]" table:style-name="ce4">
            <text:p>0.004765161</text:p>
          </table:table-cell>
          <table:table-cell office:value-type="float" office:value="4.753843562083652E-3" table:formula="of:=LN([.B200]/[.B199])" table:style-name="ce4">
            <text:p>0.004753844</text:p>
          </table:table-cell>
          <table:table-cell office:value-type="float" office:value="26.500672000000002" table:formula="of:=MAX([.E199];[.B200])" table:style-name="ce1">
            <text:p>26.500672</text:p>
          </table:table-cell>
          <table:table-cell office:value-type="float" office:value="-4.8321340681474152E-2" table:formula="of:=([.B200]-[.E200])/[.E200]" table:style-name="ce1">
            <text:p>-0.048321341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7.05.2025</text:p>
          </table:table-cell>
          <table:table-cell office:value-type="float" office:value="25.395544000000001" table:style-name="ce4">
            <text:p>25.395544</text:p>
          </table:table-cell>
          <table:table-cell office:value-type="float" office:value="6.9555566023387742E-3" table:formula="of:=([.B201]-[.B200]) / [.B200]" table:style-name="ce4">
            <text:p>0.006955557</text:p>
          </table:table-cell>
          <table:table-cell office:value-type="float" office:value="6.9314783060054324E-3" table:formula="of:=LN([.B201]/[.B200])" table:style-name="ce4">
            <text:p>0.006931478</text:p>
          </table:table-cell>
          <table:table-cell office:value-type="float" office:value="26.500672000000002" table:formula="of:=MAX([.E200];[.B201])" table:style-name="ce1">
            <text:p>26.500672</text:p>
          </table:table-cell>
          <table:table-cell office:value-type="float" office:value="-4.1701885899346272E-2" table:formula="of:=([.B201]-[.E201])/[.E201]" table:style-name="ce1">
            <text:p>-0.04170188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8.05.2025</text:p>
          </table:table-cell>
          <table:table-cell office:value-type="float" office:value="25.409079999999999" table:style-name="ce4">
            <text:p>25.40908</text:p>
          </table:table-cell>
          <table:table-cell office:value-type="float" office:value="5.3300689286271783E-4" table:formula="of:=([.B202]-[.B201]) / [.B201]" table:style-name="ce4">
            <text:p>0.000533007</text:p>
          </table:table-cell>
          <table:table-cell office:value-type="float" office:value="5.3286489514363497E-4" table:formula="of:=LN([.B202]/[.B201])" table:style-name="ce4">
            <text:p>0.000532865</text:p>
          </table:table-cell>
          <table:table-cell office:value-type="float" office:value="26.500672000000002" table:formula="of:=MAX([.E201];[.B202])" table:style-name="ce1">
            <text:p>26.500672</text:p>
          </table:table-cell>
          <table:table-cell office:value-type="float" office:value="-4.1191106399113275E-2" table:formula="of:=([.B202]-[.E202])/[.E202]" table:style-name="ce1">
            <text:p>-0.04119110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9.05.2025</text:p>
          </table:table-cell>
          <table:table-cell office:value-type="float" office:value="25.466439999999999" table:style-name="ce4">
            <text:p>25.46644</text:p>
          </table:table-cell>
          <table:table-cell office:value-type="float" office:value="2.2574607187666454E-3" table:formula="of:=([.B203]-[.B202]) / [.B202]" table:style-name="ce4">
            <text:p>0.002257461</text:p>
          </table:table-cell>
          <table:table-cell office:value-type="float" office:value="2.2549164826075976E-3" table:formula="of:=LN([.B203]/[.B202])" table:style-name="ce4">
            <text:p>0.002254916</text:p>
          </table:table-cell>
          <table:table-cell office:value-type="float" office:value="26.500672000000002" table:formula="of:=MAX([.E202];[.B203])" table:style-name="ce1">
            <text:p>26.500672</text:p>
          </table:table-cell>
          <table:table-cell office:value-type="float" office:value="-3.9026632985005166E-2" table:formula="of:=([.B203]-[.E203])/[.E203]" table:style-name="ce1">
            <text:p>-0.03902663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2.05.2025</text:p>
          </table:table-cell>
          <table:table-cell office:value-type="float" office:value="25.639385000000001" table:style-name="ce4">
            <text:p>25.639385</text:p>
          </table:table-cell>
          <table:table-cell office:value-type="float" office:value="6.7910944757100774E-3" table:formula="of:=([.B204]-[.B203]) / [.B203]" table:style-name="ce4">
            <text:p>0.006791094</text:p>
          </table:table-cell>
          <table:table-cell office:value-type="float" office:value="6.7681388641683176E-3" table:formula="of:=LN([.B204]/[.B203])" table:style-name="ce4">
            <text:p>0.006768139</text:p>
          </table:table-cell>
          <table:table-cell office:value-type="float" office:value="26.500672000000002" table:formula="of:=MAX([.E203];[.B204])" table:style-name="ce1">
            <text:p>26.500672</text:p>
          </table:table-cell>
          <table:table-cell office:value-type="float" office:value="-3.2500572060965127E-2" table:formula="of:=([.B204]-[.E204])/[.E204]" table:style-name="ce1">
            <text:p>-0.03250057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3.05.2025</text:p>
          </table:table-cell>
          <table:table-cell office:value-type="float" office:value="25.719346000000002" table:style-name="ce4">
            <text:p>25.719346</text:p>
          </table:table-cell>
          <table:table-cell office:value-type="float" office:value="3.1186785486469679E-3" table:formula="of:=([.B205]-[.B204]) / [.B204]" table:style-name="ce4">
            <text:p>0.003118679</text:p>
          </table:table-cell>
          <table:table-cell office:value-type="float" office:value="3.1138255580293425E-3" table:formula="of:=LN([.B205]/[.B204])" table:style-name="ce4">
            <text:p>0.003113826</text:p>
          </table:table-cell>
          <table:table-cell office:value-type="float" office:value="26.500672000000002" table:formula="of:=MAX([.E204];[.B205])" table:style-name="ce1">
            <text:p>26.500672</text:p>
          </table:table-cell>
          <table:table-cell office:value-type="float" office:value="-2.9483252349223443E-2" table:formula="of:=([.B205]-[.E205])/[.E205]" table:style-name="ce1">
            <text:p>-0.02948325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4.05.2025</text:p>
          </table:table-cell>
          <table:table-cell office:value-type="float" office:value="25.718995" table:style-name="ce4">
            <text:p>25.718995</text:p>
          </table:table-cell>
          <table:table-cell office:value-type="float" office:value="-1.3647314360248063E-5" table:formula="of:=([.B206]-[.B205]) / [.B205]" table:style-name="ce4">
            <text:p>-1.36473E-05</text:p>
          </table:table-cell>
          <table:table-cell office:value-type="float" office:value="-1.364740748570746E-5" table:formula="of:=LN([.B206]/[.B205])" table:style-name="ce4">
            <text:p>-1.36474E-05</text:p>
          </table:table-cell>
          <table:table-cell office:value-type="float" office:value="26.500672000000002" table:formula="of:=MAX([.E205];[.B206])" table:style-name="ce1">
            <text:p>26.500672</text:p>
          </table:table-cell>
          <table:table-cell office:value-type="float" office:value="-2.9496497296370518E-2" table:formula="of:=([.B206]-[.E206])/[.E206]" table:style-name="ce1">
            <text:p>-0.02949649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5.05.2025</text:p>
          </table:table-cell>
          <table:table-cell office:value-type="float" office:value="25.638155000000001" table:style-name="ce4">
            <text:p>25.638155</text:p>
          </table:table-cell>
          <table:table-cell office:value-type="float" office:value="-3.1432021352311187E-3" table:formula="of:=([.B207]-[.B206]) / [.B206]" table:style-name="ce4">
            <text:p>-0.003143202</text:p>
          </table:table-cell>
          <table:table-cell office:value-type="float" office:value="-3.1481523708449602E-3" table:formula="of:=LN([.B207]/[.B206])" table:style-name="ce4">
            <text:p>-0.003148152</text:p>
          </table:table-cell>
          <table:table-cell office:value-type="float" office:value="26.500672000000002" table:formula="of:=MAX([.E206];[.B207])" table:style-name="ce1">
            <text:p>26.500672</text:p>
          </table:table-cell>
          <table:table-cell office:value-type="float" office:value="-3.2546985978317844E-2" table:formula="of:=([.B207]-[.E207])/[.E207]" table:style-name="ce1">
            <text:p>-0.03254698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6.05.2025</text:p>
          </table:table-cell>
          <table:table-cell office:value-type="float" office:value="25.571987" table:style-name="ce4">
            <text:p>25.571987</text:p>
          </table:table-cell>
          <table:table-cell office:value-type="float" office:value="-2.5808409380472623E-3" table:formula="of:=([.B208]-[.B207]) / [.B207]" table:style-name="ce4">
            <text:p>-0.002580841</text:p>
          </table:table-cell>
          <table:table-cell office:value-type="float" office:value="-2.5841770492387329E-3" table:formula="of:=LN([.B208]/[.B207])" table:style-name="ce4">
            <text:p>-0.002584177</text:p>
          </table:table-cell>
          <table:table-cell office:value-type="float" office:value="26.500672000000002" table:formula="of:=MAX([.E207];[.B208])" table:style-name="ce1">
            <text:p>26.500672</text:p>
          </table:table-cell>
          <table:table-cell office:value-type="float" office:value="-3.5043828322542214E-2" table:formula="of:=([.B208]-[.E208])/[.E208]" table:style-name="ce1">
            <text:p>-0.03504382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0.05.2025</text:p>
          </table:table-cell>
          <table:table-cell office:value-type="float" office:value="25.709852000000001" table:style-name="ce4">
            <text:p>25.709852</text:p>
          </table:table-cell>
          <table:table-cell office:value-type="float" office:value="5.3912509810051705E-3" table:formula="of:=([.B209]-[.B208]) / [.B208]" table:style-name="ce4">
            <text:p>0.005391251</text:p>
          </table:table-cell>
          <table:table-cell office:value-type="float" office:value="5.3767702104316204E-3" table:formula="of:=LN([.B209]/[.B208])" table:style-name="ce4">
            <text:p>0.00537677</text:p>
          </table:table-cell>
          <table:table-cell office:value-type="float" office:value="26.500672000000002" table:formula="of:=MAX([.E208];[.B209])" table:style-name="ce1">
            <text:p>26.500672</text:p>
          </table:table-cell>
          <table:table-cell office:value-type="float" office:value="-2.9841507415359129E-2" table:formula="of:=([.B209]-[.E209])/[.E209]" table:style-name="ce1">
            <text:p>-0.02984150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1.05.2025</text:p>
          </table:table-cell>
          <table:table-cell office:value-type="float" office:value="25.811575999999999" table:style-name="ce4">
            <text:p>25.811576</text:p>
          </table:table-cell>
          <table:table-cell office:value-type="float" office:value="3.9566155417774191E-3" table:formula="of:=([.B210]-[.B209]) / [.B209]" table:style-name="ce4">
            <text:p>0.003956616</text:p>
          </table:table-cell>
          <table:table-cell office:value-type="float" office:value="3.9488087241133603E-3" table:formula="of:=LN([.B210]/[.B209])" table:style-name="ce4">
            <text:p>0.003948809</text:p>
          </table:table-cell>
          <table:table-cell office:value-type="float" office:value="26.500672000000002" table:formula="of:=MAX([.E209];[.B210])" table:style-name="ce1">
            <text:p>26.500672</text:p>
          </table:table-cell>
          <table:table-cell office:value-type="float" office:value="-2.6002963245611386E-2" table:formula="of:=([.B210]-[.E210])/[.E210]" table:style-name="ce1">
            <text:p>-0.02600296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2.05.2025</text:p>
          </table:table-cell>
          <table:table-cell office:value-type="float" office:value="25.910938999999999" table:style-name="ce4">
            <text:p>25.910939</text:p>
          </table:table-cell>
          <table:table-cell office:value-type="float" office:value="3.8495518444902517E-3" table:formula="of:=([.B211]-[.B210]) / [.B210]" table:style-name="ce4">
            <text:p>0.003849552</text:p>
          </table:table-cell>
          <table:table-cell office:value-type="float" office:value="3.8421612806224083E-3" table:formula="of:=LN([.B211]/[.B210])" table:style-name="ce4">
            <text:p>0.003842161</text:p>
          </table:table-cell>
          <table:table-cell office:value-type="float" office:value="26.500672000000002" table:formula="of:=MAX([.E210];[.B211])" table:style-name="ce1">
            <text:p>26.500672</text:p>
          </table:table-cell>
          <table:table-cell office:value-type="float" office:value="-2.2253511156245489E-2" table:formula="of:=([.B211]-[.E211])/[.E211]" table:style-name="ce1">
            <text:p>-0.022253511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3.05.2025</text:p>
          </table:table-cell>
          <table:table-cell office:value-type="float" office:value="25.954794" table:style-name="ce4">
            <text:p>25.954794</text:p>
          </table:table-cell>
          <table:table-cell office:value-type="float" office:value="1.692528395053558E-3" table:formula="of:=([.B212]-[.B211]) / [.B211]" table:style-name="ce4">
            <text:p>0.001692528</text:p>
          </table:table-cell>
          <table:table-cell office:value-type="float" office:value="1.6910976829891925E-3" table:formula="of:=LN([.B212]/[.B211])" table:style-name="ce4">
            <text:p>0.001691098</text:p>
          </table:table-cell>
          <table:table-cell office:value-type="float" office:value="26.500672000000002" table:formula="of:=MAX([.E211];[.B212])" table:style-name="ce1">
            <text:p>26.500672</text:p>
          </table:table-cell>
          <table:table-cell office:value-type="float" office:value="-2.0598647460713517E-2" table:formula="of:=([.B212]-[.E212])/[.E212]" table:style-name="ce1">
            <text:p>-0.02059864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6.05.2025</text:p>
          </table:table-cell>
          <table:table-cell office:value-type="float" office:value="26.025542000000002" table:style-name="ce4">
            <text:p>26.025542</text:p>
          </table:table-cell>
          <table:table-cell office:value-type="float" office:value="2.725816278873252E-3" table:formula="of:=([.B213]-[.B212]) / [.B212]" table:style-name="ce4">
            <text:p>0.002725816</text:p>
          </table:table-cell>
          <table:table-cell office:value-type="float" office:value="2.7221079789145966E-3" table:formula="of:=LN([.B213]/[.B212])" table:style-name="ce4">
            <text:p>0.002722108</text:p>
          </table:table-cell>
          <table:table-cell office:value-type="float" office:value="26.500672000000002" table:formula="of:=MAX([.E212];[.B213])" table:style-name="ce1">
            <text:p>26.500672</text:p>
          </table:table-cell>
          <table:table-cell office:value-type="float" office:value="-1.7928979310411451E-2" table:formula="of:=([.B213]-[.E213])/[.E213]" table:style-name="ce1">
            <text:p>-0.01792897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7.05.2025</text:p>
          </table:table-cell>
          <table:table-cell office:value-type="float" office:value="25.996312" table:style-name="ce4">
            <text:p>25.996312</text:p>
          </table:table-cell>
          <table:table-cell office:value-type="float" office:value="-1.1231274261262979E-3" table:formula="of:=([.B214]-[.B213]) / [.B213]" table:style-name="ce4">
            <text:p>-0.001123127</text:p>
          </table:table-cell>
          <table:table-cell office:value-type="float" office:value="-1.1237586063754521E-3" table:formula="of:=LN([.B214]/[.B213])" table:style-name="ce4">
            <text:p>-0.001123759</text:p>
          </table:table-cell>
          <table:table-cell office:value-type="float" office:value="26.500672000000002" table:formula="of:=MAX([.E213];[.B214])" table:style-name="ce1">
            <text:p>26.500672</text:p>
          </table:table-cell>
          <table:table-cell office:value-type="float" office:value="-1.9031970208151772E-2" table:formula="of:=([.B214]-[.E214])/[.E214]" table:style-name="ce1">
            <text:p>-0.0190319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8.05.2025</text:p>
          </table:table-cell>
          <table:table-cell office:value-type="float" office:value="25.904195999999999" table:style-name="ce4">
            <text:p>25.904196</text:p>
          </table:table-cell>
          <table:table-cell office:value-type="float" office:value="-3.5434256982298396E-3" table:formula="of:=([.B215]-[.B214]) / [.B214]" table:style-name="ce4">
            <text:p>-0.003543426</text:p>
          </table:table-cell>
          <table:table-cell office:value-type="float" office:value="-3.5497185008528222E-3" table:formula="of:=LN([.B215]/[.B214])" table:style-name="ce4">
            <text:p>-0.003549719</text:p>
          </table:table-cell>
          <table:table-cell office:value-type="float" office:value="26.500672000000002" table:formula="of:=MAX([.E214];[.B215])" table:style-name="ce1">
            <text:p>26.500672</text:p>
          </table:table-cell>
          <table:table-cell office:value-type="float" office:value="-2.2507957534058105E-2" table:formula="of:=([.B215]-[.E215])/[.E215]" table:style-name="ce1">
            <text:p>-0.02250795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9.05.2025</text:p>
          </table:table-cell>
          <table:table-cell office:value-type="float" office:value="25.919373" table:style-name="ce4">
            <text:p>25.919373</text:p>
          </table:table-cell>
          <table:table-cell office:value-type="float" office:value="5.8588963733911402E-4" table:formula="of:=([.B216]-[.B215]) / [.B215]" table:style-name="ce4">
            <text:p>0.00058589</text:p>
          </table:table-cell>
          <table:table-cell office:value-type="float" office:value="5.8571807101496696E-4" table:formula="of:=LN([.B216]/[.B215])" table:style-name="ce4">
            <text:p>0.000585718</text:p>
          </table:table-cell>
          <table:table-cell office:value-type="float" office:value="26.500672000000002" table:formula="of:=MAX([.E215];[.B216])" table:style-name="ce1">
            <text:p>26.500672</text:p>
          </table:table-cell>
          <table:table-cell office:value-type="float" office:value="-2.1935255075795863E-2" table:formula="of:=([.B216]-[.E216])/[.E216]" table:style-name="ce1">
            <text:p>-0.02193525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30.05.2025</text:p>
          </table:table-cell>
          <table:table-cell office:value-type="float" office:value="25.963297000000001" table:style-name="ce4">
            <text:p>25.963297</text:p>
          </table:table-cell>
          <table:table-cell office:value-type="float" office:value="1.6946397584540536E-3" table:formula="of:=([.B217]-[.B216]) / [.B216]" table:style-name="ce4">
            <text:p>0.00169464</text:p>
          </table:table-cell>
          <table:table-cell office:value-type="float" office:value="1.6932054766639474E-3" table:formula="of:=LN([.B217]/[.B216])" table:style-name="ce4">
            <text:p>0.001693205</text:p>
          </table:table-cell>
          <table:table-cell office:value-type="float" office:value="26.500672000000002" table:formula="of:=MAX([.E216];[.B217])" table:style-name="ce1">
            <text:p>26.500672</text:p>
          </table:table-cell>
          <table:table-cell office:value-type="float" office:value="-2.0277787672705085E-2" table:formula="of:=([.B217]-[.E217])/[.E217]" table:style-name="ce1">
            <text:p>-0.02027778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2.06.2025</text:p>
          </table:table-cell>
          <table:table-cell office:value-type="float" office:value="25.777097999999999" table:style-name="ce4">
            <text:p>25.777098</text:p>
          </table:table-cell>
          <table:table-cell office:value-type="float" office:value="-7.1716238503916506E-3" table:formula="of:=([.B218]-[.B217]) / [.B217]" table:style-name="ce4">
            <text:p>-0.007171624</text:p>
          </table:table-cell>
          <table:table-cell office:value-type="float" office:value="-7.1974635606221289E-3" table:formula="of:=LN([.B218]/[.B217])" table:style-name="ce4">
            <text:p>-0.007197464</text:p>
          </table:table-cell>
          <table:table-cell office:value-type="float" office:value="26.500672000000002" table:formula="of:=MAX([.E217];[.B218])" table:style-name="ce1">
            <text:p>26.500672</text:p>
          </table:table-cell>
          <table:table-cell office:value-type="float" office:value="-2.7303986857389984E-2" table:formula="of:=([.B218]-[.E218])/[.E218]" table:style-name="ce1">
            <text:p>-0.02730398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3.06.2025</text:p>
          </table:table-cell>
          <table:table-cell office:value-type="float" office:value="25.877347" table:style-name="ce4">
            <text:p>25.877347</text:p>
          </table:table-cell>
          <table:table-cell office:value-type="float" office:value="3.8890723851071826E-3" table:formula="of:=([.B219]-[.B218]) / [.B218]" table:style-name="ce4">
            <text:p>0.003889072</text:p>
          </table:table-cell>
          <table:table-cell office:value-type="float" office:value="3.8815294933420537E-3" table:formula="of:=LN([.B219]/[.B218])" table:style-name="ce4">
            <text:p>0.003881529</text:p>
          </table:table-cell>
          <table:table-cell office:value-type="float" office:value="26.500672000000002" table:formula="of:=MAX([.E218];[.B219])" table:style-name="ce1">
            <text:p>26.500672</text:p>
          </table:table-cell>
          <table:table-cell office:value-type="float" office:value="-2.3521101653573209E-2" table:formula="of:=([.B219]-[.E219])/[.E219]" table:style-name="ce1">
            <text:p>-0.02352110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4.06.2025</text:p>
          </table:table-cell>
          <table:table-cell office:value-type="float" office:value="26.058209000000002" table:style-name="ce4">
            <text:p>26.058209</text:p>
          </table:table-cell>
          <table:table-cell office:value-type="float" office:value="6.9892017910491823E-3" table:formula="of:=([.B220]-[.B219]) / [.B219]" table:style-name="ce4">
            <text:p>0.006989202</text:p>
          </table:table-cell>
          <table:table-cell office:value-type="float" office:value="6.9648905320094639E-3" table:formula="of:=LN([.B220]/[.B219])" table:style-name="ce4">
            <text:p>0.006964891</text:p>
          </table:table-cell>
          <table:table-cell office:value-type="float" office:value="26.500672000000002" table:formula="of:=MAX([.E219];[.B220])" table:style-name="ce1">
            <text:p>26.500672</text:p>
          </table:table-cell>
          <table:table-cell office:value-type="float" office:value="-1.669629358832863E-2" table:formula="of:=([.B220]-[.E220])/[.E220]" table:style-name="ce1">
            <text:p>-0.01669629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5.06.2025</text:p>
          </table:table-cell>
          <table:table-cell office:value-type="float" office:value="26.299726" table:style-name="ce4">
            <text:p>26.299726</text:p>
          </table:table-cell>
          <table:table-cell office:value-type="float" office:value="9.2683652970930661E-3" table:formula="of:=([.B221]-[.B220]) / [.B220]" table:style-name="ce4">
            <text:p>0.009268365</text:p>
          </table:table-cell>
          <table:table-cell office:value-type="float" office:value="9.2256775604238443E-3" table:formula="of:=LN([.B221]/[.B220])" table:style-name="ce4">
            <text:p>0.009225678</text:p>
          </table:table-cell>
          <table:table-cell office:value-type="float" office:value="26.500672000000002" table:formula="of:=MAX([.E220];[.B221])" table:style-name="ce1">
            <text:p>26.500672</text:p>
          </table:table-cell>
          <table:table-cell office:value-type="float" office:value="-7.5826756393197062E-3" table:formula="of:=([.B221]-[.E221])/[.E221]" table:style-name="ce1">
            <text:p>-0.00758267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0.06.2025</text:p>
          </table:table-cell>
          <table:table-cell office:value-type="float" office:value="26.441586000000001" table:style-name="ce4">
            <text:p>26.441586</text:p>
          </table:table-cell>
          <table:table-cell office:value-type="float" office:value="5.3939725455695317E-3" table:formula="of:=([.B222]-[.B221]) / [.B221]" table:style-name="ce4">
            <text:p>0.005393973</text:p>
          </table:table-cell>
          <table:table-cell office:value-type="float" office:value="5.3794771773742235E-3" table:formula="of:=LN([.B222]/[.B221])" table:style-name="ce4">
            <text:p>0.005379477</text:p>
          </table:table-cell>
          <table:table-cell office:value-type="float" office:value="26.500672000000002" table:formula="of:=MAX([.E221];[.B222])" table:style-name="ce1">
            <text:p>26.500672</text:p>
          </table:table-cell>
          <table:table-cell office:value-type="float" office:value="-2.2296038379706232E-3" table:formula="of:=([.B222]-[.E222])/[.E222]" table:style-name="ce1">
            <text:p>-0.00222960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1.06.2025</text:p>
          </table:table-cell>
          <table:table-cell office:value-type="float" office:value="26.442568000000001" table:style-name="ce4">
            <text:p>26.442568</text:p>
          </table:table-cell>
          <table:table-cell office:value-type="float" office:value="3.7138468169060752E-5" table:formula="of:=([.B223]-[.B222]) / [.B222]" table:style-name="ce4">
            <text:p>3.71385E-05</text:p>
          </table:table-cell>
          <table:table-cell office:value-type="float" office:value="3.7137778553160845E-5" table:formula="of:=LN([.B223]/[.B222])" table:style-name="ce4">
            <text:p>3.71378E-05</text:p>
          </table:table-cell>
          <table:table-cell office:value-type="float" office:value="26.500672000000002" table:formula="of:=MAX([.E222];[.B223])" table:style-name="ce1">
            <text:p>26.500672</text:p>
          </table:table-cell>
          <table:table-cell office:value-type="float" office:value="-2.1925481738727286E-3" table:formula="of:=([.B223]-[.E223])/[.E223]" table:style-name="ce1">
            <text:p>-0.00219254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2.06.2025</text:p>
          </table:table-cell>
          <table:table-cell office:value-type="float" office:value="26.500992" table:style-name="ce4">
            <text:p>26.500992</text:p>
          </table:table-cell>
          <table:table-cell office:value-type="float" office:value="2.2094677037418869E-3" table:formula="of:=([.B224]-[.B223]) / [.B223]" table:style-name="ce4">
            <text:p>0.002209468</text:p>
          </table:table-cell>
          <table:table-cell office:value-type="float" office:value="2.2070304193820755E-3" table:formula="of:=LN([.B224]/[.B223])" table:style-name="ce4">
            <text:p>0.00220703</text:p>
          </table:table-cell>
          <table:table-cell office:value-type="float" office:value="26.500992" table:formula="of:=MAX([.E223];[.B224])" table:style-name="ce1">
            <text:p>26.500992</text:p>
          </table:table-cell>
          <table:table-cell office:value-type="float" office:value="0" table:formula="of:=([.B224]-[.E224])/[.E224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3.06.2025</text:p>
          </table:table-cell>
          <table:table-cell office:value-type="float" office:value="26.518111999999999" table:style-name="ce4">
            <text:p>26.518112</text:p>
          </table:table-cell>
          <table:table-cell office:value-type="float" office:value="6.4601355300203367E-4" table:formula="of:=([.B225]-[.B224]) / [.B224]" table:style-name="ce4">
            <text:p>0.000646014</text:p>
          </table:table-cell>
          <table:table-cell office:value-type="float" office:value="6.4580497607082924E-4" table:formula="of:=LN([.B225]/[.B224])" table:style-name="ce4">
            <text:p>0.000645805</text:p>
          </table:table-cell>
          <table:table-cell office:value-type="float" office:value="26.518111999999999" table:formula="of:=MAX([.E224];[.B225])" table:style-name="ce1">
            <text:p>26.518112</text:p>
          </table:table-cell>
          <table:table-cell office:value-type="float" office:value="0" table:formula="of:=([.B225]-[.E225])/[.E225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6.06.2025</text:p>
          </table:table-cell>
          <table:table-cell office:value-type="float" office:value="26.472826999999999" table:style-name="ce4">
            <text:p>26.472827</text:p>
          </table:table-cell>
          <table:table-cell office:value-type="float" office:value="-1.7077007593904047E-3" table:formula="of:=([.B226]-[.B225]) / [.B225]" table:style-name="ce4">
            <text:p>-0.001707701</text:p>
          </table:table-cell>
          <table:table-cell office:value-type="float" office:value="-1.7091605424840812E-3" table:formula="of:=LN([.B226]/[.B225])" table:style-name="ce4">
            <text:p>-0.001709161</text:p>
          </table:table-cell>
          <table:table-cell office:value-type="float" office:value="26.518111999999999" table:formula="of:=MAX([.E225];[.B226])" table:style-name="ce1">
            <text:p>26.518112</text:p>
          </table:table-cell>
          <table:table-cell office:value-type="float" office:value="-1.7077007593904047E-3" table:formula="of:=([.B226]-[.E226])/[.E226]" table:style-name="ce1">
            <text:p>-0.001707701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7.06.2025</text:p>
          </table:table-cell>
          <table:table-cell office:value-type="float" office:value="26.463232999999999" table:style-name="ce4">
            <text:p>26.463233</text:p>
          </table:table-cell>
          <table:table-cell office:value-type="float" office:value="-3.6240934902796295E-4" table:formula="of:=([.B227]-[.B226]) / [.B226]" table:style-name="ce4">
            <text:p>-0.000362409</text:p>
          </table:table-cell>
          <table:table-cell office:value-type="float" office:value="-3.624750351667725E-4" table:formula="of:=LN([.B227]/[.B226])" table:style-name="ce4">
            <text:p>-0.000362475</text:p>
          </table:table-cell>
          <table:table-cell office:value-type="float" office:value="26.518111999999999" table:formula="of:=MAX([.E226];[.B227])" table:style-name="ce1">
            <text:p>26.518112</text:p>
          </table:table-cell>
          <table:table-cell office:value-type="float" office:value="-2.0694912216978221E-3" table:formula="of:=([.B227]-[.E227])/[.E227]" table:style-name="ce1">
            <text:p>-0.002069491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8.06.2025</text:p>
          </table:table-cell>
          <table:table-cell office:value-type="float" office:value="26.400167" table:style-name="ce4">
            <text:p>26.400167</text:p>
          </table:table-cell>
          <table:table-cell office:value-type="float" office:value="-2.3831555275199813E-3" table:formula="of:=([.B228]-[.B227]) / [.B227]" table:style-name="ce4">
            <text:p>-0.002383156</text:p>
          </table:table-cell>
          <table:table-cell office:value-type="float" office:value="-2.3859997623887717E-3" table:formula="of:=LN([.B228]/[.B227])" table:style-name="ce4">
            <text:p>-0.002386</text:p>
          </table:table-cell>
          <table:table-cell office:value-type="float" office:value="26.518111999999999" table:formula="of:=MAX([.E227];[.B228])" table:style-name="ce1">
            <text:p>26.518112</text:p>
          </table:table-cell>
          <table:table-cell office:value-type="float" office:value="-4.4477148297736606E-3" table:formula="of:=([.B228]-[.E228])/[.E228]" table:style-name="ce1">
            <text:p>-0.00444771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9.06.2025</text:p>
          </table:table-cell>
          <table:table-cell office:value-type="float" office:value="26.304950999999999" table:style-name="ce4">
            <text:p>26.304951</text:p>
          </table:table-cell>
          <table:table-cell office:value-type="float" office:value="-3.6066438519120215E-3" table:formula="of:=([.B229]-[.B228]) / [.B228]" table:style-name="ce4">
            <text:p>-0.003606644</text:p>
          </table:table-cell>
          <table:table-cell office:value-type="float" office:value="-3.6131634725362536E-3" table:formula="of:=LN([.B229]/[.B228])" table:style-name="ce4">
            <text:p>-0.003613163</text:p>
          </table:table-cell>
          <table:table-cell office:value-type="float" office:value="26.518111999999999" table:formula="of:=MAX([.E228];[.B229])" table:style-name="ce1">
            <text:p>26.518112</text:p>
          </table:table-cell>
          <table:table-cell office:value-type="float" office:value="-8.038317358339821E-3" table:formula="of:=([.B229]-[.E229])/[.E229]" table:style-name="ce1">
            <text:p>-0.00803831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0.06.2025</text:p>
          </table:table-cell>
          <table:table-cell office:value-type="float" office:value="26.261365999999999" table:style-name="ce4">
            <text:p>26.261366</text:p>
          </table:table-cell>
          <table:table-cell office:value-type="float" office:value="-1.6569124192628304E-3" table:formula="of:=([.B230]-[.B229]) / [.B229]" table:style-name="ce4">
            <text:p>-0.001656912</text:p>
          </table:table-cell>
          <table:table-cell office:value-type="float" office:value="-1.658286616805116E-3" table:formula="of:=LN([.B230]/[.B229])" table:style-name="ce4">
            <text:p>-0.001658287</text:p>
          </table:table-cell>
          <table:table-cell office:value-type="float" office:value="26.518111999999999" table:formula="of:=MAX([.E229];[.B230])" table:style-name="ce1">
            <text:p>26.518112</text:p>
          </table:table-cell>
          <table:table-cell office:value-type="float" office:value="-9.6819109897416412E-3" table:formula="of:=([.B230]-[.E230])/[.E230]" table:style-name="ce1">
            <text:p>-0.009681911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3.06.2025</text:p>
          </table:table-cell>
          <table:table-cell office:value-type="float" office:value="26.365866" table:style-name="ce4">
            <text:p>26.365866</text:p>
          </table:table-cell>
          <table:table-cell office:value-type="float" office:value="3.9792294125142458E-3" table:formula="of:=([.B231]-[.B230]) / [.B230]" table:style-name="ce4">
            <text:p>0.003979229</text:p>
          </table:table-cell>
          <table:table-cell office:value-type="float" office:value="3.9713332194000577E-3" table:formula="of:=LN([.B231]/[.B230])" table:style-name="ce4">
            <text:p>0.003971333</text:p>
          </table:table-cell>
          <table:table-cell office:value-type="float" office:value="26.518111999999999" table:formula="of:=MAX([.E230];[.B231])" table:style-name="ce1">
            <text:p>26.518112</text:p>
          </table:table-cell>
          <table:table-cell office:value-type="float" office:value="-5.7412081222071205E-3" table:formula="of:=([.B231]-[.E231])/[.E231]" table:style-name="ce1">
            <text:p>-0.00574120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4.06.2025</text:p>
          </table:table-cell>
          <table:table-cell office:value-type="float" office:value="26.366620999999999" table:style-name="ce4">
            <text:p>26.366621</text:p>
          </table:table-cell>
          <table:table-cell office:value-type="float" office:value="2.8635509260270943E-5" table:formula="of:=([.B232]-[.B231]) / [.B231]" table:style-name="ce4">
            <text:p>2.86355E-05</text:p>
          </table:table-cell>
          <table:table-cell office:value-type="float" office:value="2.8635099271875665E-5" table:formula="of:=LN([.B232]/[.B231])" table:style-name="ce4">
            <text:p>2.86351E-05</text:p>
          </table:table-cell>
          <table:table-cell office:value-type="float" office:value="26.518111999999999" table:formula="of:=MAX([.E231];[.B232])" table:style-name="ce1">
            <text:p>26.518112</text:p>
          </table:table-cell>
          <table:table-cell office:value-type="float" office:value="-5.7127370153651985E-3" table:formula="of:=([.B232]-[.E232])/[.E232]" table:style-name="ce1">
            <text:p>-0.00571273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5.06.2025</text:p>
          </table:table-cell>
          <table:table-cell office:value-type="float" office:value="26.530920999999999" table:style-name="ce4">
            <text:p>26.530921</text:p>
          </table:table-cell>
          <table:table-cell office:value-type="float" office:value="6.2313635107054781E-3" table:formula="of:=([.B233]-[.B232]) / [.B232]" table:style-name="ce4">
            <text:p>0.006231364</text:p>
          </table:table-cell>
          <table:table-cell office:value-type="float" office:value="6.2120288444224535E-3" table:formula="of:=LN([.B233]/[.B232])" table:style-name="ce4">
            <text:p>0.006212029</text:p>
          </table:table-cell>
          <table:table-cell office:value-type="float" office:value="26.530920999999999" table:formula="of:=MAX([.E232];[.B233])" table:style-name="ce1">
            <text:p>26.530921</text:p>
          </table:table-cell>
          <table:table-cell office:value-type="float" office:value="0" table:formula="of:=([.B233]-[.E233])/[.E233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6.06.2025</text:p>
          </table:table-cell>
          <table:table-cell office:value-type="float" office:value="26.577946000000001" table:style-name="ce4">
            <text:p>26.577946</text:p>
          </table:table-cell>
          <table:table-cell office:value-type="float" office:value="1.7724601418850643E-3" table:formula="of:=([.B234]-[.B233]) / [.B233]" table:style-name="ce4">
            <text:p>0.00177246</text:p>
          </table:table-cell>
          <table:table-cell office:value-type="float" office:value="1.7708911880730137E-3" table:formula="of:=LN([.B234]/[.B233])" table:style-name="ce4">
            <text:p>0.001770891</text:p>
          </table:table-cell>
          <table:table-cell office:value-type="float" office:value="26.577946000000001" table:formula="of:=MAX([.E233];[.B234])" table:style-name="ce1">
            <text:p>26.577946</text:p>
          </table:table-cell>
          <table:table-cell office:value-type="float" office:value="0" table:formula="of:=([.B234]-[.E234])/[.E234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7.06.2025</text:p>
          </table:table-cell>
          <table:table-cell office:value-type="float" office:value="26.523358999999999" table:style-name="ce4">
            <text:p>26.523359</text:p>
          </table:table-cell>
          <table:table-cell office:value-type="float" office:value="-2.0538456959767128E-3" table:formula="of:=([.B235]-[.B234]) / [.B234]" table:style-name="ce4">
            <text:p>-0.002053846</text:p>
          </table:table-cell>
          <table:table-cell office:value-type="float" office:value="-2.0559577294041102E-3" table:formula="of:=LN([.B235]/[.B234])" table:style-name="ce4">
            <text:p>-0.002055958</text:p>
          </table:table-cell>
          <table:table-cell office:value-type="float" office:value="26.577946000000001" table:formula="of:=MAX([.E234];[.B235])" table:style-name="ce1">
            <text:p>26.577946</text:p>
          </table:table-cell>
          <table:table-cell office:value-type="float" office:value="-2.0538456959767128E-3" table:formula="of:=([.B235]-[.E235])/[.E235]" table:style-name="ce1">
            <text:p>-0.00205384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30.06.2025</text:p>
          </table:table-cell>
          <table:table-cell office:value-type="float" office:value="26.665686999999998" table:style-name="ce4">
            <text:p>26.665687</text:p>
          </table:table-cell>
          <table:table-cell office:value-type="float" office:value="5.3661378259065575E-3" table:formula="of:=([.B236]-[.B235]) / [.B235]" table:style-name="ce4">
            <text:p>0.005366138</text:p>
          </table:table-cell>
          <table:table-cell office:value-type="float" office:value="5.3517914086727517E-3" table:formula="of:=LN([.B236]/[.B235])" table:style-name="ce4">
            <text:p>0.005351791</text:p>
          </table:table-cell>
          <table:table-cell office:value-type="float" office:value="26.665686999999998" table:formula="of:=MAX([.E235];[.B236])" table:style-name="ce1">
            <text:p>26.665687</text:p>
          </table:table-cell>
          <table:table-cell office:value-type="float" office:value="0" table:formula="of:=([.B236]-[.E236])/[.E236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1.07.2025</text:p>
          </table:table-cell>
          <table:table-cell office:value-type="float" office:value="27.354413000000001" table:style-name="ce4">
            <text:p>27.354413</text:p>
          </table:table-cell>
          <table:table-cell office:value-type="float" office:value="2.5828173862537374E-2" table:formula="of:=([.B237]-[.B236]) / [.B236]" table:style-name="ce4">
            <text:p>0.025828174</text:p>
          </table:table-cell>
          <table:table-cell office:value-type="float" office:value="2.5500260854726588E-2" table:formula="of:=LN([.B237]/[.B236])" table:style-name="ce4">
            <text:p>0.025500261</text:p>
          </table:table-cell>
          <table:table-cell office:value-type="float" office:value="27.354413000000001" table:formula="of:=MAX([.E236];[.B237])" table:style-name="ce1">
            <text:p>27.354413</text:p>
          </table:table-cell>
          <table:table-cell office:value-type="float" office:value="0" table:formula="of:=([.B237]-[.E237])/[.E237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2.07.2025</text:p>
          </table:table-cell>
          <table:table-cell office:value-type="float" office:value="27.714887999999998" table:style-name="ce4">
            <text:p>27.714888</text:p>
          </table:table-cell>
          <table:table-cell office:value-type="float" office:value="1.3177946827080421E-2" table:formula="of:=([.B238]-[.B237]) / [.B237]" table:style-name="ce4">
            <text:p>0.013177947</text:p>
          </table:table-cell>
          <table:table-cell office:value-type="float" office:value="1.3091873044982247E-2" table:formula="of:=LN([.B238]/[.B237])" table:style-name="ce4">
            <text:p>0.013091873</text:p>
          </table:table-cell>
          <table:table-cell office:value-type="float" office:value="27.714887999999998" table:formula="of:=MAX([.E237];[.B238])" table:style-name="ce1">
            <text:p>27.714888</text:p>
          </table:table-cell>
          <table:table-cell office:value-type="float" office:value="0" table:formula="of:=([.B238]-[.E238])/[.E238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3.07.2025</text:p>
          </table:table-cell>
          <table:table-cell office:value-type="float" office:value="27.804960999999999" table:style-name="ce4">
            <text:p>27.804961</text:p>
          </table:table-cell>
          <table:table-cell office:value-type="float" office:value="3.2499860724676316E-3" table:formula="of:=([.B239]-[.B238]) / [.B238]" table:style-name="ce4">
            <text:p>0.003249986</text:p>
          </table:table-cell>
          <table:table-cell office:value-type="float" office:value="3.2447162824745411E-3" table:formula="of:=LN([.B239]/[.B238])" table:style-name="ce4">
            <text:p>0.003244716</text:p>
          </table:table-cell>
          <table:table-cell office:value-type="float" office:value="27.804960999999999" table:formula="of:=MAX([.E238];[.B239])" table:style-name="ce1">
            <text:p>27.804961</text:p>
          </table:table-cell>
          <table:table-cell office:value-type="float" office:value="0" table:formula="of:=([.B239]-[.E239])/[.E239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4.07.2025</text:p>
          </table:table-cell>
          <table:table-cell office:value-type="float" office:value="27.729537000000001" table:style-name="ce4">
            <text:p>27.729537</text:p>
          </table:table-cell>
          <table:table-cell office:value-type="float" office:value="-2.7126094512413866E-3" table:formula="of:=([.B240]-[.B239]) / [.B239]" table:style-name="ce4">
            <text:p>-0.002712609</text:p>
          </table:table-cell>
          <table:table-cell office:value-type="float" office:value="-2.7162952431771569E-3" table:formula="of:=LN([.B240]/[.B239])" table:style-name="ce4">
            <text:p>-0.002716295</text:p>
          </table:table-cell>
          <table:table-cell office:value-type="float" office:value="27.804960999999999" table:formula="of:=MAX([.E239];[.B240])" table:style-name="ce1">
            <text:p>27.804961</text:p>
          </table:table-cell>
          <table:table-cell office:value-type="float" office:value="-2.7126094512413866E-3" table:formula="of:=([.B240]-[.E240])/[.E240]" table:style-name="ce1">
            <text:p>-0.00271260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7.07.2025</text:p>
          </table:table-cell>
          <table:table-cell office:value-type="float" office:value="27.873173999999999" table:style-name="ce4">
            <text:p>27.873174</text:p>
          </table:table-cell>
          <table:table-cell office:value-type="float" office:value="5.1799278148783453E-3" table:formula="of:=([.B241]-[.B240]) / [.B240]" table:style-name="ce4">
            <text:p>0.005179928</text:p>
          </table:table-cell>
          <table:table-cell office:value-type="float" office:value="5.1665581382266731E-3" table:formula="of:=LN([.B241]/[.B240])" table:style-name="ce4">
            <text:p>0.005166558</text:p>
          </table:table-cell>
          <table:table-cell office:value-type="float" office:value="27.873173999999999" table:formula="of:=MAX([.E240];[.B241])" table:style-name="ce1">
            <text:p>27.873174</text:p>
          </table:table-cell>
          <table:table-cell office:value-type="float" office:value="0" table:formula="of:=([.B241]-[.E241])/[.E241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8.07.2025</text:p>
          </table:table-cell>
          <table:table-cell office:value-type="float" office:value="27.672891" table:style-name="ce4">
            <text:p>27.672891</text:p>
          </table:table-cell>
          <table:table-cell office:value-type="float" office:value="-7.1855110580516914E-3" table:formula="of:=([.B242]-[.B241]) / [.B241]" table:style-name="ce4">
            <text:p>-0.007185511</text:p>
          </table:table-cell>
          <table:table-cell office:value-type="float" office:value="-7.2114511793469416E-3" table:formula="of:=LN([.B242]/[.B241])" table:style-name="ce4">
            <text:p>-0.007211451</text:p>
          </table:table-cell>
          <table:table-cell office:value-type="float" office:value="27.873173999999999" table:formula="of:=MAX([.E241];[.B242])" table:style-name="ce1">
            <text:p>27.873174</text:p>
          </table:table-cell>
          <table:table-cell office:value-type="float" office:value="-7.1855110580516914E-3" table:formula="of:=([.B242]-[.E242])/[.E242]" table:style-name="ce1">
            <text:p>-0.007185511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9.07.2025</text:p>
          </table:table-cell>
          <table:table-cell office:value-type="float" office:value="27.609279999999998" table:style-name="ce4">
            <text:p>27.60928</text:p>
          </table:table-cell>
          <table:table-cell office:value-type="float" office:value="-2.2986756244586675E-3" table:formula="of:=([.B243]-[.B242]) / [.B242]" table:style-name="ce4">
            <text:p>-0.002298676</text:p>
          </table:table-cell>
          <table:table-cell office:value-type="float" office:value="-2.3013216349294027E-3" table:formula="of:=LN([.B243]/[.B242])" table:style-name="ce4">
            <text:p>-0.002301322</text:p>
          </table:table-cell>
          <table:table-cell office:value-type="float" office:value="27.873173999999999" table:formula="of:=MAX([.E242];[.B243])" table:style-name="ce1">
            <text:p>27.873174</text:p>
          </table:table-cell>
          <table:table-cell office:value-type="float" office:value="-9.4676695233919372E-3" table:formula="of:=([.B243]-[.E243])/[.E243]" table:style-name="ce1">
            <text:p>-0.0094676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0.07.2025</text:p>
          </table:table-cell>
          <table:table-cell office:value-type="float" office:value="27.766805000000002" table:style-name="ce4">
            <text:p>27.766805</text:p>
          </table:table-cell>
          <table:table-cell office:value-type="float" office:value="5.7055091621369064E-3" table:formula="of:=([.B244]-[.B243]) / [.B243]" table:style-name="ce4">
            <text:p>0.005705509</text:p>
          </table:table-cell>
          <table:table-cell office:value-type="float" office:value="5.689294391184813E-3" table:formula="of:=LN([.B244]/[.B243])" table:style-name="ce4">
            <text:p>0.005689294</text:p>
          </table:table-cell>
          <table:table-cell office:value-type="float" office:value="27.873173999999999" table:formula="of:=MAX([.E243];[.B244])" table:style-name="ce1">
            <text:p>27.873174</text:p>
          </table:table-cell>
          <table:table-cell office:value-type="float" office:value="-3.8161782364648273E-3" table:formula="of:=([.B244]-[.E244])/[.E244]" table:style-name="ce1">
            <text:p>-0.00381617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1.07.2025</text:p>
          </table:table-cell>
          <table:table-cell office:value-type="float" office:value="27.948967" table:style-name="ce4">
            <text:p>27.948967</text:p>
          </table:table-cell>
          <table:table-cell office:value-type="float" office:value="6.5604234984903073E-3" table:formula="of:=([.B245]-[.B244]) / [.B244]" table:style-name="ce4">
            <text:p>0.006560423</text:p>
          </table:table-cell>
          <table:table-cell office:value-type="float" office:value="6.5389975779401371E-3" table:formula="of:=LN([.B245]/[.B244])" table:style-name="ce4">
            <text:p>0.006538998</text:p>
          </table:table-cell>
          <table:table-cell office:value-type="float" office:value="27.948967" table:formula="of:=MAX([.E244];[.B245])" table:style-name="ce1">
            <text:p>27.948967</text:p>
          </table:table-cell>
          <table:table-cell office:value-type="float" office:value="0" table:formula="of:=([.B245]-[.E245])/[.E245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4.07.2025</text:p>
          </table:table-cell>
          <table:table-cell office:value-type="float" office:value="28.061277" table:style-name="ce4">
            <text:p>28.061277</text:p>
          </table:table-cell>
          <table:table-cell office:value-type="float" office:value="4.0183953847024402E-3" table:formula="of:=([.B246]-[.B245]) / [.B245]" table:style-name="ce4">
            <text:p>0.004018395</text:p>
          </table:table-cell>
          <table:table-cell office:value-type="float" office:value="4.0103431980070166E-3" table:formula="of:=LN([.B246]/[.B245])" table:style-name="ce4">
            <text:p>0.004010343</text:p>
          </table:table-cell>
          <table:table-cell office:value-type="float" office:value="28.061277" table:formula="of:=MAX([.E245];[.B246])" table:style-name="ce1">
            <text:p>28.061277</text:p>
          </table:table-cell>
          <table:table-cell office:value-type="float" office:value="0" table:formula="of:=([.B246]-[.E246])/[.E246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6.07.2025</text:p>
          </table:table-cell>
          <table:table-cell office:value-type="float" office:value="27.874680000000001" table:style-name="ce4">
            <text:p>27.87468</text:p>
          </table:table-cell>
          <table:table-cell office:value-type="float" office:value="-6.6496261021905386E-3" table:formula="of:=([.B247]-[.B246]) / [.B246]" table:style-name="ce4">
            <text:p>-0.006649626</text:p>
          </table:table-cell>
          <table:table-cell office:value-type="float" office:value="-6.6718333672600985E-3" table:formula="of:=LN([.B247]/[.B246])" table:style-name="ce4">
            <text:p>-0.006671833</text:p>
          </table:table-cell>
          <table:table-cell office:value-type="float" office:value="28.061277" table:formula="of:=MAX([.E246];[.B247])" table:style-name="ce1">
            <text:p>28.061277</text:p>
          </table:table-cell>
          <table:table-cell office:value-type="float" office:value="-6.6496261021905386E-3" table:formula="of:=([.B247]-[.E247])/[.E247]" table:style-name="ce1">
            <text:p>-0.00664962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7.07.2025</text:p>
          </table:table-cell>
          <table:table-cell office:value-type="float" office:value="27.756758000000001" table:style-name="ce4">
            <text:p>27.756758</text:p>
          </table:table-cell>
          <table:table-cell office:value-type="float" office:value="-4.2304342148501818E-3" table:formula="of:=([.B248]-[.B247]) / [.B247]" table:style-name="ce4">
            <text:p>-0.004230434</text:p>
          </table:table-cell>
          <table:table-cell office:value-type="float" office:value="-4.2394078187761777E-3" table:formula="of:=LN([.B248]/[.B247])" table:style-name="ce4">
            <text:p>-0.004239408</text:p>
          </table:table-cell>
          <table:table-cell office:value-type="float" office:value="28.061277" table:formula="of:=MAX([.E247];[.B248])" table:style-name="ce1">
            <text:p>28.061277</text:p>
          </table:table-cell>
          <table:table-cell office:value-type="float" office:value="-1.0851929511262053E-2" table:formula="of:=([.B248]-[.E248])/[.E248]" table:style-name="ce1">
            <text:p>-0.0108519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8.07.2025</text:p>
          </table:table-cell>
          <table:table-cell office:value-type="float" office:value="27.956859999999999" table:style-name="ce4">
            <text:p>27.95686</text:p>
          </table:table-cell>
          <table:table-cell office:value-type="float" office:value="7.2091272330867149E-3" table:formula="of:=([.B249]-[.B248]) / [.B248]" table:style-name="ce4">
            <text:p>0.007209127</text:p>
          </table:table-cell>
          <table:table-cell office:value-type="float" office:value="7.1832656937227289E-3" table:formula="of:=LN([.B249]/[.B248])" table:style-name="ce4">
            <text:p>0.007183266</text:p>
          </table:table-cell>
          <table:table-cell office:value-type="float" office:value="28.061277" table:formula="of:=MAX([.E248];[.B249])" table:style-name="ce1">
            <text:p>28.061277</text:p>
          </table:table-cell>
          <table:table-cell office:value-type="float" office:value="-3.7210352187465145E-3" table:formula="of:=([.B249]-[.E249])/[.E249]" table:style-name="ce1">
            <text:p>-0.00372103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1.07.2025</text:p>
          </table:table-cell>
          <table:table-cell office:value-type="float" office:value="28.055194" table:style-name="ce4">
            <text:p>28.055194</text:p>
          </table:table-cell>
          <table:table-cell office:value-type="float" office:value="3.5173477994310254E-3" table:formula="of:=([.B250]-[.B249]) / [.B249]" table:style-name="ce4">
            <text:p>0.003517348</text:p>
          </table:table-cell>
          <table:table-cell office:value-type="float" office:value="3.5111763987346039E-3" table:formula="of:=LN([.B250]/[.B249])" table:style-name="ce4">
            <text:p>0.003511176</text:p>
          </table:table-cell>
          <table:table-cell office:value-type="float" office:value="28.061277" table:formula="of:=MAX([.E249];[.B250])" table:style-name="ce1">
            <text:p>28.061277</text:p>
          </table:table-cell>
          <table:table-cell office:value-type="float" office:value="-2.1677559435375241E-4" table:formula="of:=([.B250]-[.E250])/[.E250]" table:style-name="ce1">
            <text:p>-0.00021677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2.07.2025</text:p>
          </table:table-cell>
          <table:table-cell office:value-type="float" office:value="28.420825000000001" table:style-name="ce4">
            <text:p>28.420825</text:p>
          </table:table-cell>
          <table:table-cell office:value-type="float" office:value="1.3032560031486522E-2" table:formula="of:=([.B251]-[.B250]) / [.B250]" table:style-name="ce4">
            <text:p>0.01303256</text:p>
          </table:table-cell>
          <table:table-cell office:value-type="float" office:value="1.2948366933103502E-2" table:formula="of:=LN([.B251]/[.B250])" table:style-name="ce4">
            <text:p>0.012948367</text:p>
          </table:table-cell>
          <table:table-cell office:value-type="float" office:value="28.420825000000001" table:formula="of:=MAX([.E250];[.B251])" table:style-name="ce1">
            <text:p>28.420825</text:p>
          </table:table-cell>
          <table:table-cell office:value-type="float" office:value="0" table:formula="of:=([.B251]-[.E251])/[.E251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3.07.2025</text:p>
          </table:table-cell>
          <table:table-cell office:value-type="float" office:value="28.4451" table:style-name="ce4">
            <text:p>28.4451</text:p>
          </table:table-cell>
          <table:table-cell office:value-type="float" office:value="8.5412721129662418E-4" table:formula="of:=([.B252]-[.B251]) / [.B251]" table:style-name="ce4">
            <text:p>0.000854127</text:p>
          </table:table-cell>
          <table:table-cell office:value-type="float" office:value="8.537626522217614E-4" table:formula="of:=LN([.B252]/[.B251])" table:style-name="ce4">
            <text:p>0.000853763</text:p>
          </table:table-cell>
          <table:table-cell office:value-type="float" office:value="28.4451" table:formula="of:=MAX([.E251];[.B252])" table:style-name="ce1">
            <text:p>28.4451</text:p>
          </table:table-cell>
          <table:table-cell office:value-type="float" office:value="0" table:formula="of:=([.B252]-[.E252])/[.E252]" table:style-name="ce1">
            <text:p>0</text:p>
          </table:table-cell>
          <table:table-cell table:number-columns-repeated="16378"/>
        </table:table-row>
        <table:table-row table:number-rows-repeated="104832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Yusuf Sami KAYGUSUZ</meta:initial-creator>
    <dc:creator>Yusuf Sami KAYGUSUZ</dc:creator>
    <meta:creation-date>2025-07-23T15:51:40Z</meta:creation-date>
    <dc:date>2025-07-24T11:08:46Z</dc:date>
  </office:meta>
</office:document-meta>
</file>